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style:text-underline-style="solid" style:text-underline-type="double" style:text-underline-width="auto" style:text-underline-color="font-color"/>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1"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2"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bold" style:font-style-asian="italic" style:font-weight-asian="bold" style:font-style-complex="italic" style:font-weight-complex="bold"/>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6"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font-size="12pt" fo:language="en" fo:country="US" fo:font-style="normal" style:font-size-asian="12pt" style:font-style-asian="normal" style:font-size-complex="12pt" style:font-style-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style:font-name="Liberation Serif1" fo:language="ru" fo:country="RU" fo:font-style="normal" fo:font-weight="normal" fo:background-color="transparent" style:font-name-asian="Symbol" style:font-style-asian="normal" style:font-weight-asian="normal" style:font-name-complex="Symbo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0"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1"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fo:color="#0000ff"/>
    </style:style>
    <style:style style:name="P83"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5"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7"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0"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2" style:family="paragraph" style:parent-style-name="Text_20_body">
      <style:paragraph-properties fo:margin-left="0in" fo:margin-right="0in" fo:text-align="end" style:justify-single-word="false" fo:text-indent="0.1965in" style:auto-text-indent="false"/>
    </style:style>
    <style:style style:name="P93"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4"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5" style:family="paragraph" style:parent-style-name="Text_20_body">
      <style:paragraph-properties fo:margin-left="0in" fo:margin-right="0in" fo:text-align="justify" style:justify-single-word="false" fo:text-indent="0.1965in" style:auto-text-indent="false"/>
      <style:text-properties fo:language="uk" fo:country="UA"/>
    </style:style>
    <style:style style:name="P96"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7" style:family="paragraph" style:parent-style-name="Standard">
      <style:paragraph-properties fo:margin-left="0in" fo:margin-right="0in" fo:text-align="justify" style:justify-single-word="false" fo:text-indent="0.1965in" style:auto-text-indent="false"/>
    </style:style>
    <style:style style:name="P98" style:family="paragraph" style:parent-style-name="Standard">
      <style:paragraph-properties fo:margin-left="0in" fo:margin-right="0in" fo:text-align="justify" style:justify-single-word="false" fo:text-indent="0.1965in" style:auto-text-indent="false"/>
      <style:text-properties fo:language="ru" fo:country="RU"/>
    </style:style>
    <style:style style:name="P99"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00"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1"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1"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2"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background-color="transparent"/>
    </style:style>
    <style:style style:name="P11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5"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9"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0"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21"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2"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3"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24"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25"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6"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7"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8"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9"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italic" style:font-style-asian="italic" style:font-style-complex="italic"/>
    </style:style>
    <style:style style:name="P130"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31"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2" style:family="paragraph" style:parent-style-name="Text_20_body">
      <style:text-properties fo:language="ru" fo:country="RU"/>
    </style:style>
    <style:style style:name="P133"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4" style:family="paragraph" style:parent-style-name="Text_20_body">
      <style:paragraph-properties fo:text-align="center" style:justify-single-word="false"/>
    </style:style>
    <style:style style:name="P135" style:family="paragraph" style:parent-style-name="First_20_line_20_indent">
      <style:text-properties fo:language="ru" fo:country="RU"/>
    </style:style>
    <style:style style:name="P136" style:family="paragraph" style:parent-style-name="First_20_line_20_indent">
      <style:paragraph-properties fo:text-align="justify" style:justify-single-word="false"/>
      <style:text-properties fo:language="ru" fo:country="RU"/>
    </style:style>
    <style:style style:name="P137" style:family="paragraph" style:parent-style-name="First_20_line_20_indent">
      <style:text-properties fo:font-size="15pt" fo:language="ru" fo:country="RU" style:font-size-asian="15pt" style:font-size-complex="15pt"/>
    </style:style>
    <style:style style:name="P138" style:family="paragraph" style:parent-style-name="First_20_line_20_indent">
      <style:text-properties fo:font-size="12pt" fo:language="ru" fo:country="RU" style:font-size-asian="12pt" style:font-size-complex="12pt"/>
    </style:style>
    <style:style style:name="P139" style:family="paragraph" style:parent-style-name="First_20_line_20_indent">
      <style:text-properties fo:language="en" fo:country="US"/>
    </style:style>
    <style:style style:name="P140" style:family="paragraph" style:parent-style-name="First_20_line_20_indent">
      <style:paragraph-properties fo:text-align="justify" style:justify-single-word="false"/>
      <style:text-properties fo:language="en" fo:country="US"/>
    </style:style>
    <style:style style:name="P141" style:family="paragraph" style:parent-style-name="First_20_line_20_indent">
      <style:paragraph-properties fo:text-align="justify" style:justify-single-word="false"/>
    </style:style>
    <style:style style:name="P142" style:family="paragraph" style:parent-style-name="Text_20_body">
      <style:paragraph-properties fo:margin-left="0in" fo:margin-right="0in" fo:text-align="center" style:justify-single-word="false" fo:text-indent="0in" style:auto-text-indent="false"/>
    </style:style>
    <style:style style:name="P143"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44"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5" style:family="paragraph" style:parent-style-name="Text_20_body">
      <style:paragraph-properties fo:margin-left="0in" fo:margin-right="0in" fo:text-align="justify" style:justify-single-word="false" fo:text-indent="0in" style:auto-text-indent="false"/>
    </style:style>
    <style:style style:name="P146" style:family="paragraph" style:parent-style-name="Footnote">
      <style:text-properties fo:language="en" fo:country="US"/>
    </style:style>
    <style:style style:name="P147" style:family="paragraph" style:parent-style-name="Footnote">
      <style:text-properties fo:language="ru" fo:country="RU"/>
    </style:style>
    <style:style style:name="P148" style:family="paragraph" style:parent-style-name="Footnote">
      <style:text-properties style:use-window-font-color="true" fo:language="ru" fo:country="RU"/>
    </style:style>
    <style:style style:name="P149" style:family="paragraph" style:parent-style-name="Footnote">
      <style:text-properties fo:font-style="normal" style:font-style-asian="normal" style:font-style-complex="normal"/>
    </style:style>
    <style:style style:name="P150" style:family="paragraph" style:parent-style-name="Text_20_body">
      <style:paragraph-properties fo:margin-top="0in" fo:margin-bottom="0.0835in" loext:contextual-spacing="false" fo:text-align="justify" style:justify-single-word="false"/>
      <style:text-properties fo:language="en" fo:country="US"/>
    </style:style>
    <style:style style:name="P151"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52" style:family="paragraph" style:parent-style-name="Standard">
      <style:text-properties fo:font-style="italic" style:font-style-asian="italic" style:font-style-complex="italic"/>
    </style:style>
    <style:style style:name="P153"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54" style:family="paragraph" style:parent-style-name="Text_20_body">
      <style:paragraph-properties fo:margin-left="0in" fo:margin-right="0in" fo:text-align="justify" style:justify-single-word="false" fo:text-indent="0.1965in" style:auto-text-indent="false"/>
    </style:style>
    <style:style style:name="P155" style:family="paragraph" style:parent-style-name="Heading_20_2">
      <style:text-properties fo:language="en" fo:country="US"/>
    </style:style>
    <style:style style:name="P156" style:family="paragraph" style:parent-style-name="Heading_20_2">
      <style:paragraph-properties fo:text-align="justify" style:justify-single-word="false"/>
    </style:style>
    <style:style style:name="P157" style:family="paragraph" style:parent-style-name="Heading_20_1">
      <style:paragraph-properties fo:margin-left="0in" fo:margin-right="0in" fo:text-align="center" style:justify-single-word="false" fo:text-indent="0.1965in" style:auto-text-indent="false"/>
    </style:style>
    <style:style style:name="P158"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loext:char-shading-value="0" style:font-weight-asian="normal" style:font-weight-complex="normal"/>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loext:char-shading-value="0" style:font-weight-asian="bold" style:font-weight-complex="bold"/>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1" style:family="text">
      <style:text-properties style:use-window-font-color="true" fo:language="ru" fo:country="RU" fo:font-style="normal" fo:background-color="transparent" loext:char-shading-value="0" style:font-style-asian="normal" style:font-style-complex="normal"/>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en" fo:country="US" fo:font-style="normal" style:font-size-asian="12pt" style:font-style-asian="normal" style:font-size-complex="12pt" style:font-style-complex="normal"/>
    </style:style>
    <style:style style:name="T50" style:family="text">
      <style:text-properties style:use-window-font-color="true" fo:font-size="12pt" fo:language="en" fo:country="US" style:font-size-asian="12pt" style:font-size-complex="12pt"/>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loext:char-shading-value="0" style:font-style-asian="normal" style:font-weight-asian="normal" style:font-style-complex="normal" style:font-weight-complex="normal"/>
    </style:style>
    <style:style style:name="T57" style:family="text">
      <style:text-properties fo:font-style="normal" style:text-underline-style="none" style:font-style-asian="normal" style:font-style-complex="normal"/>
    </style:style>
    <style:style style:name="T58" style:family="text">
      <style:text-properties fo:font-weight="normal" style:font-weight-asian="normal" style:font-weight-complex="normal"/>
    </style:style>
    <style:style style:name="T59" style:family="text">
      <style:text-properties fo:font-weight="normal" fo:background-color="transparent" loext:char-shading-value="0" style:font-weight-asian="normal" style:font-weight-complex="normal"/>
    </style:style>
    <style:style style:name="T60" style:family="text">
      <style:text-properties style:text-line-through-style="solid" style:text-line-through-type="single"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style:text-underline-style="none"/>
    </style:style>
    <style:style style:name="T64" style:family="text">
      <style:text-properties style:text-rotation-angle="90" style:text-rotation-scale="line-height"/>
    </style:style>
    <style:style style:name="T65" style:family="text">
      <style:text-properties style:text-rotation-angle="270" style:text-rotation-scale="line-height"/>
    </style:style>
    <style:style style:name="T66" style:family="text">
      <style:text-properties style:text-position="sub 58%" style:font-size-asian="10.5pt"/>
    </style:style>
    <style:style style:name="T67" style:family="text">
      <style:text-properties style:font-name="Symbol" style:font-name-asian="Symbol" style:font-name-complex="Symbol"/>
    </style:style>
    <style:style style:name="T68" style:family="text">
      <style:text-properties style:font-name="Liberation Serif1" style:font-name-asian="Symbol" style:font-name-complex="Symbol"/>
    </style:style>
    <style:style style:name="T69" style:family="text">
      <style:text-properties style:font-name="Courier New CYR"/>
    </style:style>
    <style:style style:name="T70" style:family="text">
      <style:text-properties style:font-name="Courier New CYR" fo:language="en" fo:country="US"/>
    </style:style>
    <style:style style:name="T71" style:family="text">
      <style:text-properties fo:font-size="14pt" fo:language="en" fo:country="US" fo:font-weight="bold" style:font-size-asian="14pt" style:font-weight-asian="bold" style:font-size-complex="14pt" style:font-weight-complex="bold"/>
    </style:style>
    <style:style style:name="T72" style:family="text">
      <style:text-properties fo:font-size="14pt" fo:font-weight="bold" style:font-size-asian="14pt" style:font-weight-asian="bold" style:font-size-complex="14pt" style:font-weight-complex="bold"/>
    </style:style>
    <style:style style:name="T73" style:family="text">
      <style:text-properties fo:font-size="9pt" style:font-size-asian="9pt" style:font-size-complex="9pt"/>
    </style:style>
    <style:style style:name="T74" style:family="text">
      <style:text-properties fo:font-size="12pt" style:font-size-asian="12pt" style:font-size-complex="12pt"/>
    </style:style>
    <style:style style:name="T75" style:family="text">
      <style:text-properties fo:font-size="10pt" style:font-size-asian="10pt" style:font-size-complex="10pt"/>
    </style:style>
    <style:style style:name="T76" style:family="text">
      <style:text-propertie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7" text:outline-level="1">Последний фанфик</text:h>
      <text:p text:style-name="P53"/>
      <text:h text:style-name="P155" text:outline-level="2">1. Терра</text:h>
      <text:p text:style-name="P25"/>
      <text:p text:style-name="P2">***</text:p>
      <text:p text:style-name="P2"/>
      <text:p text:style-name="P1">Звонок Алекса застал меня в <text:span text:style-name="T1">отделе спиртного</text:span>.</text:p>
      <text:p text:style-name="P1"><text:span text:style-name="T11">–</text:span><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27"> скрывая дрожь в голосе.</text:span></text:p>
      <text:p text:style-name="P65"/>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46">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6">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2"><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2"/>
      <text:p text:style-name="P32"><text:span text:style-name="T11">RnD-</text:span><text:span text:style-name="T1">зона</text:span><text:span text:style-name="T1"><text:note text:id="ftn3" text:note-class="footnote"><text:note-citation>3</text:note-citation><text:note-body><text:p text:style-name="P146">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2"/>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81"><text:span text:style-name="T11">– Нэш, к</text:span>ак называется наш проект?</text:p>
      <text:p text:style-name="P79"><text:span text:style-name="T8">– </text:span><text:span text:style-name="T58">Дайсон.</text:span></text:p>
      <text:p text:style-name="P79"><text:span text:style-name="T8">– </text:span><text:span text:style-name="T58">Сколько тебе лет?</text:span></text:p>
      <text:p text:style-name="P79"><text:span text:style-name="T8">– </text:span><text:span text:style-name="T58">Два года с начала запуска кластера.</text:span></text:p>
      <text:p text:style-name="P79"><text:soft-page-break/><text:span text:style-name="T8">– </text:span><text:span text:style-name="T58">Какой сейчас год?</text:span></text:p>
      <text:p text:style-name="P79"><text:span text:style-name="T8">– </text:span><text:span text:style-name="T48">20</text:span><text:span text:style-name="T34">19</text:span><text:span text:style-name="T58">-й.</text:span></text:p>
      <text:p text:style-name="P24"/>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81"><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9">«Выживание корпорации в условиях жёсткой конкуренции с ограниченными ресурсами. Случай 16».</text:p>
      <text:p text:style-name="P89">…</text:p>
      <text:p text:style-name="P89">…</text:p>
      <text:p text:style-name="P89">…</text:p>
      <text:p text:style-name="P89">Решение.</text:p>
      <text:p text:style-name="P89">…</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2"><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2"/>
      <text:p text:style-name="P32">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2">Ага, уже теплее.</text:p>
      <text:p text:style-name="P32"/>
      <text:p text:style-name="P79"><text:span text:style-name="T8">– Нэш</text:span><text:span text:style-name="T58">,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
      <text:p text:style-name="P32"><text:soft-page-break/><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1">–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1">.</text:span></text:p>
      <text:p text:style-name="P109">Бип-бип-бип.</text:p>
      <text:p text:style-name="P109"/>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42">***</text:p>
      <text:p text:style-name="P142"/>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6">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2"><text:span text:style-name="T1">Блядь, как </text:span>всё <text:span text:style-name="T1">заебало</text:span>. За-<text:span text:style-name="T1">е</text:span>-ба-ло!</text:p>
      <text:p text:style-name="P22"/>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7">Валиум <text:span text:style-name="T51">–</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2"><text:span text:style-name="T1">Блядь</text:span>, что за мысли пошли!</text:p>
      <text:p text:style-name="P80"/>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2">Нет, это не для меня. Я сюда пришёл подышать воздухом. И только.</text:p>
      <text:p text:style-name="P80"/>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2">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6">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2"/>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2">Картинка дёрнулась и поплыла, звёзды опять стали вращаться.</text:p>
      <text:p text:style-name="P22"/>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5" text:outline-level="2">2. Пробуждение</text:h>
      <text:p text:style-name="P30"/>
      <text:p text:style-name="P1"><text:span text:style-name="T31">Сознание рестартовало после того, как я гребанулся </text:span><text:span text:style-name="T51">затылком и плечами об каменный пол. </text:span><text:span text:style-name="T2">Кажись, ты жив, Анон! Непонятно, только, хорошо это, или так себе?</text:span></text:p>
      <text:p text:style-name="P7"/>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а с резко очерчеными скулами в ореоле </text:span><text:soft-page-break/><text:span text:style-name="T51">живого переливающегося сияния, огромные глаза на треть морды, </text:span><text:span text:style-name="T2">грациозные</text:span><text:span text:style-name="T51"> настороженные уш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text:span><text:span text:style-name="T18">—</text:span><text:span text:style-name="T51"> центр круговорота в звёздном небе. Звёздочка магического огонька на кончике рога.</text:span></text:p>
      <text:p text:style-name="P32"/>
      <text:p text:style-name="P32">Единорог поднял голову и оглянулся куда-то назад.</text:p>
      <text:p text:style-name="P32"><text:span text:style-name="T11">–</text:span> Она очнулась. Хвала небу, нам это удалось!</text:p>
      <text:p text:style-name="P32"/>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text:s/>Да и не должно быть —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3"/>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6">Короче, тот ещё бомжатник.</text:p>
      <text:p text:style-name="P16"/>
      <text:p text:style-name="P16">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4"/>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3"/>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3"/>
      <text:p text:style-name="P16"><text:span text:style-name="T1">Вот дерьмо! </text:span>Я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3"/>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6"/>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3"/>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3"/>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text:p text:style-name="P3">–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
      <text:p text:style-name="P3"><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7">Спи, Сестра моя родная,<text:line-break/>Спи. Усни.<text:line-break/>Крыльями тебя укрою,<text:line-break/>Спи. Усни.</text:p><text:p text:style-name="P147"><text:tab/>В чаще тёмной волки воют,<text:line-break/>Спи. Усни.</text:p><text:p text:style-name="P147"><text:tab/>В мрачном замке духи ноют,<text:line-break/>Спи. Усни.</text:p><text:p text:style-name="P147"><text:tab/>Сказки вечность нам читает,<text:line-break/>Спи. Усни.<text:line-break/>День осенний угасает,<text:line-break/>Спи. Усни.<text:line-break/>Помни только в сне глубоком,</text:p><text:p text:style-name="P147"><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text:p>
      <text:p text:style-name="P3"><text:soft-page-break/>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65"/>
      <text:p text:style-name="P3"><text:soft-page-break/>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
      <text:p text:style-name="P3">Что-то схватило меня за шиворот и потащило назад.</text:p>
      <text:p text:style-name="P3"/>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
      <text:p text:style-name="P3">Пегасы тем временем упорно махали крыльями, пытаясь прорваться к близкому берегу.</text:p>
      <text:p text:style-name="P3"/>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
      <text:p text:style-name="P3">Мы уже летели над берегом, когда она молча опустилась на платформу и забилась в угол<text:span text:style-name="T26">, опустив голову на пол.</text:span></text:p>
      <text:p text:style-name="P65"/>
      <text:p text:style-name="P3"><text:soft-page-break/>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5"><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
      <text:p text:style-name="P3">Дальнейший путь мы провели в молчании.</text:p>
      <text:p text:style-name="P20"/>
      <text:h text:style-name="P155" text:outline-level="2">3. Норф</text:h>
      <text:p text:style-name="P82"/>
      <text:p text:style-name="P22">Глава IV. Пределы магии</text:p>
      <text:p text:style-name="P19"/>
      <text:p text:style-name="P22"><text:soft-page-break/>Вашему покорному слуге известны четыре предела магии: </text:p>
      <text:p text:style-name="P22"/>
      <text:list xml:id="list8297283562259461785" text:style-name="L1">
        <text:list-item>
          <text:p text:style-name="P153">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3">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3">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3">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6">– <text:span text:style-name="T1">Восемь, учитель!</text:span></text:p><text:p text:style-name="P146">–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80">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80"/>
      <text:p text:style-name="P80">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80"/>
      <text:p text:style-name="P80"><text:soft-page-break/>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0"/>
      <text:p text:style-name="P80">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80"/>
      <text:p text:style-name="P80">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0"/>
      <text:p text:style-name="P80">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80"><text:soft-page-break/>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80">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0">Так, что тут у нас?</text:p>
      <text:p text:style-name="P80"/>
      <text:p text:style-name="P80">“<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80"/>
      <text:p text:style-name="P80">Бля! Что за дерьмо? <text:span text:style-name="T1">Ч</text:span>окнутые пони приволокли меня сюда <text:span text:style-name="T1">неделю назад</text:span>, чуть не убив по дороге, и теперь называют меня агрессивным?</text:p>
      <text:p text:style-name="P80">Газета полетела в мусорное ведро.</text:p>
      <text:p text:style-name="P80"/>
      <text:p text:style-name="P80">Я потянулся. Хватит на сегодня чтения. Настало время ежедневной прогулки по городу. Тем более, что у меня есть деньги.</text:p>
      <text:p text:style-name="P80"/>
      <text:p text:style-name="P80">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80"/>
      <text:p text:style-name="P80">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0">Так что даже на ремонт одежды и покупку необходимых в повседневной жизни мелочей у меня финансов не было. До недавнего времени.</text:p>
      <text:p text:style-name="P80">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0"/>
      <text:p text:style-name="P80">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8"/>
      <text:p text:style-name="P80"><text:soft-page-break/><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8">Но, блин, корявые пальцы внесли свою коррективу в шопинг-план!</text:p>
      <text:p text:style-name="P18"/>
      <text:p text:style-name="P80"><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8"/>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
      <text:p text:style-name="P9">Я приоткрыл створку.</text:p>
      <text:p text:style-name="P9"/>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text:soft-page-break/>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8"/>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text:soft-page-break/>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6"/>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
      <text:p text:style-name="P18">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8"/>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text:span text:style-name="T1">Заклинание Последнего Шанса</text:span></text:h>
      <text:p text:style-name="P18"/>
      <text:p text:style-name="P22">Глава VI. Основы</text:p>
      <text:p text:style-name="P22"/>
      <text:p text:style-name="P22"><text:soft-page-break/>“Основа любого магического направления <text:span text:style-name="T1">—</text:span> умение черпать силу из источника. У разных <text:span text:style-name="T1">у</text:span>чений свои резервуары <text:span text:style-name="T1">силы</text:span>,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2"/>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
      <text:p text:style-name="P22">Возьмём, <text:span text:style-name="T1">к</text:span> 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2"/>
      <text:p text:style-name="P34">На трактат упала тень.</text:p>
      <text:p text:style-name="P35">– Эй, нельзя ли не заслонять…</text:p>
      <text:p text:style-name="P35">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5"/>
      <text:p text:style-name="P34"><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5"/>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text:p text:style-name="P35">– Вот, так лучше, – улыбнулась она, вышагивая из него. – Доктор Плантаго Майор был уверен, что я не дотянусь до замка.</text:p>
      <text:p text:style-name="P65"><text:soft-page-break/>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5">– Хмм, печально,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5"/>
      <text:p text:style-name="P3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Анонимус</text:span>, ну зачем так… Ты же знаешь, я этого не сделаю.</text:p>
      <text:p text:style-name="P48"><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6"/>
      <text:p text:style-name="P48"><text:span text:style-name="T11">Аликорница уселась н</text:span>а пол <text:span text:style-name="T11">и прижала копыто к груди.</text:span></text:p>
      <text:p text:style-name="P36"><text:soft-page-break/>–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6"/>
      <text:p text:style-name="P49">***</text:p>
      <text:p text:style-name="P49"/>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
      <text:p text:style-name="P48"><text:span text:style-name="T11">– </text:span>Вот, читай отсюда, <text:span text:style-name="T11">– а</text:span>ликорница подчеркнула абзац копытом.</text:p>
      <text:p text:style-name="P48"/>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
      <text:p text:style-name="P59">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9"/>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
      <text:p text:style-name="P59">Но величайшая справедливость юниверсума заключается в том, что не существует безвыходных положений. Всегда есть надежда.</text:p>
      <text:p text:style-name="P59"/>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9"/>
      <text:p text:style-name="P59">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text:soft-page-break/>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6"/>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text:p text:style-name="P36">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6"/>
      <text:p text:style-name="P36">– Ээээ… ммм… А вы пробовали обратиться к врачу? – начал я как можно мягче.</text:p>
      <text:p text:style-name="P36"/>
      <text:p text:style-name="P36">БАЦ!!!</text:p>
      <text:p text:style-name="P36"/>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48"/>
      <text:p text:style-name="P36"><text:span text:style-name="T1">Аликорница</text:span> обратилась ко мне.</text:p>
      <text:p text:style-name="P36"><text:soft-page-break/>–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
      <text:p text:style-name="P48">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6">–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8"/>
      <text:p text:style-name="P48">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text:soft-page-break/></text:p>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
      <text:p text:style-name="P48">Селестия успокоилась и смущённо потёрлась носом мне о плечо.</text:p>
      <text:p text:style-name="P48">– И я не читала твои мысли, Анонимус. У тебя на лице и так всё написано — ты не умеешь скрывать эмоции.</text:p>
      <text:p text:style-name="P48"/>
      <text:p text:style-name="P48">Наружная дверь заскрипела, коридор наполнился топотом множества копыт и шумом голосов.</text:p>
      <text:p text:style-name="P36">Аликорница <text:span text:style-name="T1">прислушалась, </text:span>всполошилась и стала носиться по читальному залу с загнанным видом.</text:p>
      <text:p text:style-name="P36">– <text:span text:style-name="T1">Дискордовы</text:span> яйца! Они нашли меня!</text:p>
      <text:p text:style-name="P36">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Ты! Чего! Делаешь! Твоё, <text:span text:style-name="T1">блин,</text:span> высочество!!! – <text:s/>я едва уберёг <text:span text:style-name="T1">своё </text:span>естество от острого рога.</text:p>
      <text:p text:style-name="P36"/>
      <text:p text:style-name="P36">Селестия подняла на меня глаз. <text:span text:style-name="T61">Прижав </text:span>уши к голове, <text:span text:style-name="T61">она дала</text:span> задний ход <text:span text:style-name="T61">и </text:span>выкарабкалась обратно. Окинув библиотеку отчаянным взглядом, <text:span text:style-name="T61">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pan text:style-name="T1">Я</text:span> помогу! – <text:s/>Селестия изогнула шею и стала зубами сжимать защёлку.</text:p>
      <text:p text:style-name="P36"/>
      <text:p text:style-name="P36">ШЛОП!</text:p>
      <text:p text:style-name="P36"/>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
      <text:p text:style-name="P48">В наступившей тишине аликорница прошептала мне убито:</text:p>
      <text:p text:style-name="P36">– <text:span text:style-name="T1">Что-то мне не хочется оборачиваться.</text:span></text:p>
      <text:p text:style-name="P48">– А придётся. Кстати, крылья можешь опустить. Всё равно видна табуретка и мои ноги.</text:p>
      <text:p text:style-name="P48"/>
      <text:p text:style-name="P48">Селестия со вздохом закрыла глаза и медленно обернулась к толпе.</text:p>
      <text:p text:style-name="P48"><text:soft-page-break/>– Добрый вечер, мои дорогие.</text:p>
      <text:p text:style-name="P36">–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9"/>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
      <text:p text:style-name="P48">Селестия открыла глаза и нехотя оторвала голову от импровизированной подушки.</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
      <text:p text:style-name="P48"><text:soft-page-break/>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
      <text:p text:style-name="P48">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8"/>
      <text:p text:style-name="P48">–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
      <text:p text:style-name="P48">Я вздохнул. Чего не сделаешь ради этой чокнут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
      <text:p text:style-name="P48">Аликорница воззрилась на меня с нечитаемым выражением на морде.</text:p>
      <text:p text:style-name="P48">– Я слишком многого прошу? – вздохнул я. – Ладно, забей. Но, хотя бы, будь поосторожнее. Не думаю, что я тебе понравлюсь в качестве овоща.</text:p>
      <text:p text:style-name="P48"/>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
      <text:p text:style-name="P48">Селестия подняла голову и я увидел, что у неё из глаз текут слёзы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
      <text:p text:style-name="P48"><text:soft-page-break/>Я мысленно пролистал историю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8"/>
      <text:p text:style-name="P48">–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
      <text:p text:style-name="P48">Моей?!! Э-э-э, позвольте-е-е-<text:span text:style-name="T75">и-и-и</text:span>-<text:span text:style-name="T76">а-а-а</text:span>…</text:p>
      <text:p text:style-name="P48"/>
      <text:p text:style-name="P48">…</text:p>
      <text:p text:style-name="P48"/>
      <text:p text:style-name="P59">Я открываю глаза.</text:p>
      <text:p text:style-name="P59">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9">Странно. Почему я не ощущаю его? Впрочем, неважно!</text:p>
      <text:p text:style-name="P59">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9">Я закрываю глаза.</text:p>
      <text:p text:style-name="P48"/>
      <text:p text:style-name="P48">…</text:p>
      <text:p text:style-name="P48"/>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text:soft-page-break/></text:p>
      <text:p text:style-name="P48">Аликорница смотрела на меня с тревогой. Я молча принял сидячее положение и стал массировать виски.</text:p>
      <text:p text:style-name="P48">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8"/>
      <text:p text:style-name="P48">– Я старалась провести всё как можно быстрее. С тобой всё в порядке? – в голосе Селестии появились нотки паники.</text:p>
      <text:p text:style-name="P48">Я <text:s/>не глядя похлопал аликорницу по холке, стараясь унять дрожь руки.</text:p>
      <text:p text:style-name="P48">–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8"/>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9">сли бы я вспомнила вовремя, я бы предупредила тебя, чтобы ты смог сконцентрироваться и отстоять своё «я».</text:span></text:p>
      <text:p text:style-name="P53"/>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 Урок пропал зря — в том состоянии твоё сознание не могло воспринять мои знания.</text:p>
      <text:p text:style-name="P48"/>
      <text:p text:style-name="P48">Я помотал головой, вытряхивая остатки шока. Ну что же, Анон, не будем останавливаться на полпути? Наш девиз — «Слабоумие и отвага»!</text:p>
      <text:p text:style-name="P48"/>
      <text:p text:style-name="P48">– Надо повторить.</text:p>
      <text:p text:style-name="P48">– Что?</text:p>
      <text:p text:style-name="P48">– Надо повторить урок. Я уверен, что увою технику со второй попытки.</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text:soft-page-break/>Аликорница слабо улыбнулась.</text:p>
      <text:p text:style-name="P48">– Не будем медлить, Анонимус.</text:p>
      <text:p text:style-name="P48">Я вновь растворился в сине-зелёной гриве.</text:p>
      <text:p text:style-name="P48"/>
      <text:p text:style-name="P48">…</text:p>
      <text:p text:style-name="P48"/>
      <text:p text:style-name="P59">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3">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3">Тумбочка…</text:span> Листок… <text:span text:style-name="T73">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4">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3">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4">Сила уходит бесконтрольно. Нужно прервать урок. Нет! Нет! О-О-О-О-О, НЕ-Е-Е-Е-Е-Т!!!</text:span></text:p>
      <text:p text:style-name="P73"/>
      <text:p text:style-name="P48">…</text:p>
      <text:p text:style-name="P48"/>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
      <text:p text:style-name="P48">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8"/>
      <text:p text:style-name="P48">Я бросился к постели и стал что есть силы тормошить бесчувственную аликорницу.</text:p>
      <text:p text:style-name="P48">– Вставай! Эй, вставай, твоё высочество! Жопа приближается! Там сейчас<text:span text:style-name="T11"> л</text:span>уна в солнце врежется!</text:p>
      <text:p text:style-name="P48"/>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
      <text:p text:style-name="P48">Проклятье! Эту кобылу можно разбудить только ведром воды!</text:p>
      <text:p text:style-name="P48">Вода! Я бросил взгляд на тумбочку. Нет, стакан пуст.</text:p>
      <text:p text:style-name="P73">Ох, нет! Нет-нет-нет!!!</text:p>
      <text:p text:style-name="P73"/>
      <text:p text:style-name="P73"><text:soft-page-break/>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3">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3"/>
      <text:p text:style-name="P48">Я бросился к окну, намереваясь позвать кого-нибудь на помощь. И замер с отвалившейся челюстью.</text:p>
      <text:p text:style-name="P48"/>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
      <text:p text:style-name="P48">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
      <text:p text:style-name="P48">«С-Е-Л-Е-С-Т-И-Я … — … П-И-З-…» </text:p>
      <text:p text:style-name="P48"/>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
      <text:p text:style-name="P48">«-ДА» — мельком прочитал я окончание текста, появившееся на спутнике.</text:p>
      <text:p text:style-name="P48"/>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text:soft-page-break/></text:p>
      <text:p text:style-name="P48">–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8"/>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
      <text:p text:style-name="P48">Ну охренеть! Я же ещё и виноват!</text:p>
      <text:p text:style-name="P48"/>
      <text:h text:style-name="P155"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Красота!</text:p>
      <text:p text:style-name="P48"/>
      <text:p text:style-name="P48"><text:span text:style-name="T1">– </text:span>А-а-апчхииии! – раздалось прямо у меня под ногами.</text:p>
      <text:p text:style-name="P48"><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
      <text:p text:style-name="P48">Под лавкой началась <text:s/>возня и сопение, потом наружу вылез жеребёнок-единорог насыщенного синего цвета.</text:p>
      <text:p text:style-name="P48">– А мну тебя вовсе и не боются. Вот ещё! Мну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ну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text:p text:style-name="P48">– Эээ, гм-м…</text:p>
      <text:p text:style-name="P48">Я повернулся обратно.</text:p>
      <text:p text:style-name="P48">– Чег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у играть не с кем.</text:p>
      <text:p text:style-name="P48">– При случае спрошу. Если встречу.</text:p>
      <text:p text:style-name="P48">Малютка шмыгнула.</text:p>
      <text:p text:style-name="P48">– Встретишь, канешн! Скажи ей, что у мну сегодня день рождения, и мну здоровски обиделась, когда Шейла на него не пришла!</text:p>
      <text:p text:style-name="P48"/>
      <text:p text:style-name="P48"><text:s/>Такая уверенность маляв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text:p text:style-name="P48"><text:soft-page-break/>Та-а-ак!</text:p>
      <text:p text:style-name="P48"/>
      <text:p text:style-name="P48">– Кто это «все»?</text:p>
      <text:p text:style-name="P48">– Ну, прислуга, стража, мой па…</text:p>
      <text:p text:style-name="P48"/>
      <text:p text:style-name="P48">Ох! Во что же это такое ты вляпался, Анон? За кого тебя принимают эти чокнутые пони?</text:p>
      <text:p text:style-name="P48"/>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8">–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p text:style-name="P48">– 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8"/>
      <text:p text:style-name="P48">У меня в мозгах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 знаю его! Мы с Шейлой ходили к нему играть, пока она не пропала. У Норфа здоровски интересно!</text:p>
      <text:p text:style-name="P48"><text:soft-page-break/></text:p>
      <text:p text:style-name="P48">Индиго открыла коробочку. Внутри на подстилке из опилок лежала крохотная модель гоночной колесницы в мельчайших подробностях.</text:p>
      <text:p text:style-name="P48">– Ух ты! – благоговейно прошептала Индиго. – Королева Лорен! Мну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8"/>
      <text:p text:style-name="P48">Я остался сидеть в полнейшем замешательстве.</text:p>
      <text:p text:style-name="P48"/>
      <text:p text:style-name="P49">***</text:p>
      <text:p text:style-name="P48"/>
      <text:p text:style-name="P59">…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8"/>
      <text:p text:style-name="P48">Я с подозрением посмотрел на Селестию. Когда-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говоря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
      <text:p text:style-name="P48">Я подёргал замок на накрупнике. Таки не врёт.</text:p>
      <text:p text:style-name="P48">– Убедился? Вообще-то, твоё недоверие меня оскорбляет. Ни один пони так бы себя не вёл со мной.</text:p>
      <text:p text:style-name="P48">Селестия улеглась возле кресла и надулась. Я усмехнулся.</text:p>
      <text:p text:style-name="P48">– Разумеется, твои подданные вели бы себя с большим пиететом. Но я же не твой подданный, твоё высочество!</text:p>
      <text:p text:style-name="P48"><text:soft-page-break/>Аликорница вскинула копыто к виску.</text:p>
      <text:p text:style-name="P48">–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8">– Окей, как хочешь. Никаких больше высочеств.</text:p>
      <text:p text:style-name="P48">–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8"/>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p text:style-name="P48">Горело уже всё лицо. Ты не привык к такой раскрепощённости, Анон!</text:p>
      <text:p text:style-name="P48">–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Очень смешно! Ей говорят, что она подозревается в сексуальных извращениях, а она регочет! Мне-то пофиг, а тебе ещё править придётся!</text:p>
      <text:p text:style-name="P48">– И-и-и-зви-и-и-ни-и-и, Анон, не-мо-гу-у-у-у… Ох! Давненько я так не смеялась! Лет двести — так точно!</text:p>
      <text:p text:style-name="P48"/>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
      <text:p text:style-name="P48"><text:soft-page-break/>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8"/>
      <text:p text:style-name="P48">–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8">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8">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8"/>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воскликнул я. – В моём мире они также известны. Правда, как несуществующий, сказочный вид.</text:p>
      <text:p text:style-name="P48"/>
      <text:p text:style-name="P48">Селестия задумалась.</text:p>
      <text:p text:style-name="P48">–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text:soft-page-break/>Я поднялся с кресла, гадая, шутила Селестия про сто лет, или нет?</text:p>
      <text:p text:style-name="P48"/>
      <text:p text:style-name="P49">***</text:p>
      <text:p text:style-name="P48"/>
      <text:p text:style-name="P48">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8"/>
      <text:p text:style-name="P48">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8">– Расслабься, Анонимус. Позволь мне избавить тебя от недугов.</text:p>
      <text:p text:style-name="P48"><text:soft-page-break/>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9"/>
      <text:p text:style-name="P59">– Эй, мужик, тебе плохо?</text:p>
      <text:p text:style-name="P59">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9">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лишком отличается от моей шерсти — настолько ты бледный. Как ты себя чувствуешь?</text:p>
      <text:p text:style-name="P48"/>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oft-page-break/>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
      <text:p text:style-name="P36">Охренеть! Как новенький! Да что там <text:span text:style-name="T1">— я и есть новенький! Крутотень!</text:span></text:p>
      <text:p text:style-name="P48"/>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
      <text:p text:style-name="P48">Хм. Совпадение? Нет, вряд ли, мою попытку она видеть не могла, у неё же нет глаз на затылке.</text:p>
      <text:p text:style-name="P48"/>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
      <text:p text:style-name="P48">Ах ты ж!!!</text:p>
      <text:p text:style-name="P48"/>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
      <text:p text:style-name="P48">И очень скоро передо мной начала вычерчиваться проблема. Очень хорошо так вычерчиваться.</text:p>
      <text:p text:style-name="P48"/>
      <text:p text:style-name="P48"><text:soft-page-break/>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8"/>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
      <text:p text:style-name="P48">Луна? Вот уж с кем бы я хотел встречаться меньше всего!</text:p>
      <text:p text:style-name="P48"/>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8"/>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
      <text:p text:style-name="P48">Разумеется, я сдался. Ох, Анон, почему ты такой лопух?</text:p>
      <text:p text:style-name="P48"/>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
      <text:p text:style-name="P48">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8"/>
      <text:p text:style-name="P49">***</text:p>
      <text:p text:style-name="P48"><text:soft-page-break/></text:p>
      <text:p text:style-name="P48">…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8"/>
      <text:p text:style-name="P48">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на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Проклятье,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
      <text:p text:style-name="P48"/>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text:p text:style-name="P48"><text:soft-page-break/>–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
      <text:p text:style-name="P48">Дракончик почесал лопаткой гребень на загривке.</text:p>
      <text:p text:style-name="P48">–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8">– Что за «Чёрный Экран»? – продолжил допытываться я.</text:p>
      <text:p text:style-name="P48"/>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text:soft-page-break/>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
      <text:p text:style-name="P48">А прямо подо мной, на выступе той же скалы, на которой стоял я, раскинулся Кантерлот…</text:p>
      <text:p text:style-name="P48">–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5"/>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1"> </text:span>выбрал единственный способ выиграть несколько секунд жизни — спрыгнул со скалы вниз, к Кантерлоту.</text:p>
      <text:p text:style-name="P48"/>
      <text:p text:style-name="P69">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
      <text:p text:style-name="P48">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8"/>
      <text:p text:style-name="P48"><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
      <text:p text:style-name="P48">Постояв ещё немного и не добившись от меня ни звука, Луна вздохнула.</text:p>
      <text:p text:style-name="P48">– Следуй за Нами,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трекотанием расслабляющий фон. Я беспечно болтал в тёплой воде ногами, держа в руке бутерброд.</text:p>
      <text:p text:style-name="P48"/>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8"/>
      <text:p text:style-name="P48">Охренеть! Ты участвовал в театре в качестве главного актёра, Анон!</text:p>
      <text:p text:style-name="P48"/>
      <text:p text:style-name="P48">–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8"/>
      <text:p text:style-name="P48">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8"/>
      <text:p text:style-name="P48">Аликорница уловила бушующие во мне эмоции и виновато отвернулась. Уши её опустились.</text:p>
      <text:p text:style-name="P48"><text:soft-page-break/>–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8"/>
      <text:p text:style-name="P48">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8">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8"/>
      <text:p text:style-name="P48">Аликорниц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дёрнул руку и стал вспоминать в уме таблицу умножения.</text:p>
      <text:p text:style-name="P48"/>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8"/>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8"/>
      <text:p text:style-name="P48"><text:soft-page-break/>–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8">Я нервно жевал бутерброд, стараясь не встречаться взглядом с аликорницей.</text:p>
      <text:p text:style-name="P48"/>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7"/>
      <text:p text:style-name="P48">Зелёная зона в северной стороне граничила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8"/>
      <text:p text:style-name="P48">–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8"/>
      <text:p text:style-name="P48">–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text:p text:style-name="P48">Я расстелил скатерть напротив аликорницы и стал раскладывать чашки с печеньем.</text:p>
      <text:p text:style-name="P48">–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text:soft-page-break/>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8"/>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
      <text:p text:style-name="P48">Селестия отпила из чашки и задумалась.</text:p>
      <text:p text:style-name="P48"/>
      <text:p text:style-name="P48">–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1">любви</text:span> начинаешь понимать только тогда, когда <text:span text:style-name="T61">е</text:span>ё почти не остаётся.</text:p>
      <text:p text:style-name="P48"/>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text:soft-page-break/></text:p>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9">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8">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
      <text:p text:style-name="P48">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8"/>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
      <text:p text:style-name="P48">Селестия вскочила с места.</text:p>
      <text:p text:style-name="P48"><text:soft-page-break/>–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8"/>
      <text:p text:style-name="P48">Аликорница подпрыгнула, взбрыкнула и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
      <text:p text:style-name="P48">Я застыл на месте.</text:p>
      <text:p text:style-name="P48">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8">– Принцесса… Я старался не наглеть, – пролепетал я чуть живой.</text:p>
      <text:p text:style-name="P48"/>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text:soft-page-break/></text:p>
      <text:p text:style-name="P48">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8"/>
      <text:p text:style-name="P48">О-о-о-о-о!</text:p>
      <text:p text:style-name="P48">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8">О, боги!</text:p>
      <text:p text:style-name="P48">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8">Надо бы почитать на эту тему литературу в королевской библиотеке, чтобы не попасть впросак. А сейчас терпи, Анон, терпи!</text:p>
      <text:p text:style-name="P48">О-о-о-ох!</text:p>
      <text:p text:style-name="P48">Надо принять холодный душ по возвращению! Два душа! Три душа! Мастурбируй до посинения, Анон, и будет тебе счастье!!!</text:p>
      <text:p text:style-name="P48"/>
      <text:p text:style-name="P48">–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8">Гм. Надо будет почитать про технику телепортации. Наверняка ты чего-то не учёл, Анон.</text:p>
      <text:p text:style-name="P48"/>
      <text:h text:style-name="P155" text:outline-level="2">8. Стыд</text:h>
      <text:p text:style-name="P143"/>
      <text:p text:style-name="P59">~~~ Завтра на семь в библиотеке. Селестия ~~~</text:p>
      <text:p text:style-name="P59"/>
      <text:p text:style-name="P48"><text:soft-page-break/>–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8"/>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text:p text:style-name="P48">–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text:p text:style-name="P48">– На сегодня довольно. Я ж вижу, ты торопишься, – заметил Норф, просыпаясь.</text:p>
      <text:p text:style-name="P48">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
      <text:p text:style-name="P48">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8">– Завтра будешь? – спросил Норф. – Надо бы закончить заказ из <text:s/>Троттингема.</text:p>
      <text:p text:style-name="P48">– В полдень, как и всегда, – подтвердил я.</text:p>
      <text:p text:style-name="P48"/>
      <text:p text:style-name="P49"><text:soft-page-break/>***</text:p>
      <text:p text:style-name="P49"/>
      <text:p text:style-name="P48">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8">Я чуть не упал, когда моя нога оказалась в цепких объятиях. Уши заложило от радостного визга.</text:p>
      <text:p text:style-name="P48"/>
      <text:p text:style-name="P48">– Анон-Анон-Анон, привет-привет-привет!!!</text:p>
      <text:p text:style-name="P48">Индиго принялась прыгать вокруг меня, взбрыкивая от радости.</text:p>
      <text:p text:style-name="P48">– Во что мы будем играть сегодня?!!</text:p>
      <text:p text:style-name="P48">– Привет, Индиго. Сегодня мы не будем играть — мне надо встретиться кое с кем.</text:p>
      <text:p text:style-name="P48">– У-у-у… – разочарованно протянула единорожка. – Мну опечалена.</text:p>
      <text:p text:style-name="P48">– Зато я таки доделал змея. Держи, – я вручил воздушного змея Индиго. – Тебе осталось сделать ему хвост и можно будет запускать.</text:p>
      <text:p text:style-name="P48">– Угусь. Мну не интересно запускать его одной. Мну будет ждать тебя. В этом же месте.</text:p>
      <text:p text:style-name="P48">– В это же время. Завтра, – пообещал я.</text:p>
      <text:p text:style-name="P49"/>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text:p text:style-name="P48">– Здрасьте!</text:p>
      <text:p text:style-name="P48">Аликорница не ответила, всматриваясь в глобус.</text:p>
      <text:p text:style-name="P48">– Привет, говорю! – я подошёл вплотную и легонько постучал костяшками пальцев по шкафу.</text:p>
      <text:p text:style-name="P48"/>
      <text:p text:style-name="P48">– А, это ты, Анонимус? Рада тебя видеть, – аликорница рассеянно оторвалась от разноцветной сферы. – Как осваиваешься?</text:p>
      <text:p text:style-name="P48">– Нормально осваиваюсь. Работу себе нашёл. Вот, к Норфолку Каррусу в ученики записался.</text:p>
      <text:p text:style-name="P48">–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как. Так здорово снова чувствовать свои мышцы! Корсет был ужасен.</text:p>
      <text:p text:style-name="P48"/>
      <text:p text:style-name="P48">Аликорница прошлась передо мной с раскрытыми крыльями, демонстрируя восстановленную работоспособность.</text:p>
      <text:p text:style-name="P48">– Ну что же, рад за тебя, – я отвернулся, присел на край стола и стал изучать потолок. – Зачем вызывала?</text:p>
      <text:p text:style-name="P48"><text:soft-page-break/></text:p>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8"/>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
      <text:p text:style-name="P48">Меня прорвало.</text:p>
      <text:p text:style-name="P48">–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8">Я вытащил из заднего кармана брюк смятую записку с королевскими вензелями и бросил её под ноги Селестии.</text:p>
      <text:p text:style-name="P48"/>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
      <text:p text:style-name="P48">…</text:p>
      <text:p text:style-name="P48"/>
      <text:p text:style-name="P48">Селестия глубоко выдохнула <text:s/>и развернулась.</text:p>
      <text:p text:style-name="P48">–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8"/>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8"/>
      <text:p text:style-name="P48">Я подошёл к аликорнице и прикоснулся к её шее.</text:p>
      <text:p text:style-name="P48">– Всё в порядке. Я тебя извиняю — и ценю твоё признание. Сам бы я ещё и не так себя повёл на твоём месте.</text:p>
      <text:p text:style-name="P48">– Да? А как бы ты себя повёл? – заинтересовалась Селестия.</text:p>
      <text:p text:style-name="P48">– Я бы не извинился. Огрызался и считал бы себя правым до последнего. Ещё и послал бы подальше.</text:p>
      <text:p text:style-name="P48"/>
      <text:p text:style-name="P48"><text:soft-page-break/>Аликорница насмешливо покачала головой.</text:p>
      <text:p text:style-name="P48">–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
      <text:p text:style-name="P48">Я снова присел на столик, теперь уже лицом к аликорнице.</text:p>
      <text:p text:style-name="P48">– Так что случилось? Куда ты пропадала? Рассказывай.</text:p>
      <text:p text:style-name="P48"/>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
      <text:p text:style-name="P48">Селестия с силой толкнула сферу по касательной. Континенты и океаны слились в серый фон во вращении. Аликорница повернулась ко мне.</text:p>
      <text:p text:style-name="P48">–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1">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1">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text:soft-page-break/>информация о небытие. Я помню о том, что МОГЛО БЫ БЫТЬ. Правда, Метазащита еле действует, так как прошло очень много времени.</text:p>
      <text:p text:style-name="P48">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8">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Увы! Похоже, Стирание уничтожает упоминания об объекте из всех возможных реальностей. Это ещё страшнее, чем я себе представляла.</text:p>
      <text:p text:style-name="P48"/>
      <text:p text:style-name="P48">Аликорница потёрла висок и растерянно посмотрела на меня. От меня не укрылись мешки под её глазами.</text:p>
      <text:p text:style-name="P48">–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8"/>
      <text:p text:style-name="P48">Опять эти тревожные заморочки о конце света! Впрочем, ты уже привык к ним, Анон.</text:p>
      <text:p text:style-name="P48"/>
      <text:p text:style-name="P48">Я обнял аликорницу, успокаивая.</text:p>
      <text:p text:style-name="P48">–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8"/>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Селестия проследовала к выходу, кивком головы приглашая меня следовать за ней.</text:p>
      <text:p text:style-name="P48"/>
      <text:p text:style-name="P48">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8"/>
      <text:p text:style-name="P48">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text:soft-page-break/>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
      <text:p text:style-name="P48">–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После чего медленно покачала головой.</text:p>
      <text:p text:style-name="P48">– <text:s/>Нам не туда. Идём, Анон. Я хочу показать тебе Эквестрию, – тихо сказала она.</text:p>
      <text:p text:style-name="P48"/>
      <text:p text:style-name="P48">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8">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8"/>
      <text:p text:style-name="P48"><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8"/>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
      <text:p text:style-name="P48">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8"/>
      <text:p text:style-name="P48">Взобравшись на галерею по винтовой лестнице крохотной сторожевой башенки, мы остановились у края.</text:p>
      <text:p text:style-name="P48">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8"/>
      <text:p text:style-name="P48">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text:p text:style-name="P48">– Что ты чувствуешь? – спросила аликорница.</text:p>
      <text:p text:style-name="P48"><text:soft-page-break/>– У меня нет слов. Ничего прекраснее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енную поверхность и застыла, любуясь пейзажем.</text:p>
      <text:p text:style-name="P48"/>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text:p text:style-name="P48">–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8">–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8">–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8"/>
      <text:p text:style-name="P48">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8"/>
      <text:p text:style-name="P48">Я с трудом оторвал взгляд от счастливой тройки.</text:p>
      <text:p text:style-name="P48">– Проблемы? Что за проблемы? Извини, я таки прослушал.</text:p>
      <text:p text:style-name="P48"/>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1">9</text:span>. Кошмары<text:span text:style-name="T1">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text:soft-page-break/>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34"/>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5"/>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text:soft-page-break/>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6">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6"/>
      <text:p text:style-name="P16">– Представьтесь вашей принцесс<text:span text:style-name="T1">е</text:span>! – шикнул на пегасов сопровождающий стражник.</text:p>
      <text:p text:style-name="P16">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oft-page-break/><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6">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6"/>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text:soft-page-break/>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6"/>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text:span><text:span text:style-name="T2">Я</text:span><text:span text:style-name="T51">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text:soft-page-break/>–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8">–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8"/>
      <text:p text:style-name="P48">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8"/>
      <text:p text:style-name="P48">Ну что же, основное искусство правления <text:span text:style-name="T11">— умение делегировать полномочия. Вечером того же дня я села за письменный стол.</text:span></text:p>
      <text:p text:style-name="P36"/>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text:soft-page-break/>– Так ты поручила Твайлайт Спаркл расследование кошмаров жеребят?</text:p>
      <text:p text:style-name="P48">–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8"/>
      <text:p text:style-name="P48">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
      <text:p text:style-name="P48">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8"/>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text:p text:style-name="P48">–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text:soft-page-break/>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
      <text:p text:style-name="P48">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8"/>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1">10</text:span>. (40*<text:span text:style-name="T11">ctg(Pi/4)-6)/(ln(e)-sin(0))</text:span></text:h>
      <text:p text:style-name="P48"/>
      <text:p text:style-name="P59">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2"/>
      <text:p text:style-name="P59"><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2"/>
      <text:p text:style-name="P59"><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2">Брось. </text:p>
      <text:p text:style-name="P59"><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59"><text:soft-page-break/>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59"/>
      <text:p text:style-name="P59">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36">…</text:p>
      <text:p text:style-name="P36"/>
      <text:p text:style-name="P36">Я зевнул.</text:p>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6"/>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6"/>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6">– А что, мой друг, э-э-э…</text:p>
      <text:p text:style-name="P16">– Калрус. Калрус Клодвэй. Не могу вспомнить день, когда мы подружились, – подчёркнуто вежливо ответил пегас.</text:p>
      <text:p text:style-name="P16">–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6">Я подмигнул пегасу.</text:p>
      <text:p text:style-name="P16"/>
      <text:p text:style-name="P16">Мужик мужика поймёт, Анон!</text:p>
      <text:p text:style-name="P16"/>
      <text:p text:style-name="P16">– О-о-о, вам повезло! – оживился пегас. – Я как раз знаю о таком местечке!</text:p>
      <text:p text:style-name="P16">Пегас вернул мне подмигивание.</text:p>
      <text:p text:style-name="P16"><text:soft-page-break/>– Несомненно, вам будет там интересно! Там много двуногих… самок.</text:p>
      <text:p text:style-name="P16">Пегас причмокнул и завёл глаза.</text:p>
      <text:p text:style-name="P16"/>
      <text:p text:style-name="P16">Ты всегда знал, что мужская солидарность не подведёт, Анон! Надо выставить этому парню пиво.</text:p>
      <text:p text:style-name="P16"/>
      <text:p text:style-name="P16">– И где же это место? – я полез в карман за блокнотом.</text:p>
      <text:p text:style-name="P1"><text:span text:style-name="T12">– Не слишком далеко отсюда. Два дня пути на дирижабле </text:span><text:span text:style-name="T37">— и приют для престарелых минотавров </text:span><text:span text:style-name="T49">“</text:span><text:span text:style-name="T50">Поле Кровожадной Брани</text:span><text:span text:style-name="T49">”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4"/>
      <text:p text:style-name="P74">Я скосил глаз на стражника. Тот сжал губы, но надувшиеся щёки выдавали еле сдерживаемое ржание.</text:p>
      <text:p text:style-name="P74">Проклятье! Чёртов троллоло издевается надо мной! Лишь наше прибытие сдержало рвущиеся наружу ругательства.</text:p>
      <text:p text:style-name="P74"/>
      <text:p text:style-name="P1"><text:span text:style-name="T54">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7">—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1">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oft-page-break/><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6"/>
      <text:p text:style-name="P36">– Рада тебя видеть, Анон, – знакомый силуэт на балконе повернулся в мою сторону.</text:p>
      <text:p text:style-name="P36">Гардины раздвинулись и Селестия вошла в комнату.</text:p>
      <text:p text:style-name="P36"/>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6"/>
      <text:p text:style-name="P36">Думай о математике, Анон! Думай. О. Математике! Умножай дроби в столбик!</text:p>
      <text:p text:style-name="P36"/>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
      <text:p text:style-name="P48">Держи себя в руках, Анон! Держи себя в руках!!! Вспоминай тригонометрию, если арифметика уже не помогает!</text:p>
      <text:p text:style-name="P48"/>
      <text:p text:style-name="P48">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36">– <text:span text:style-name="T1">О каких подпольщиках ты говоришь? В Эквестрии зреет революция?</text:span></text:p>
      <text:p text:style-name="P48"/>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8">Аликорница вздохнула и закатила глаза.</text:p>
      <text:p text:style-name="P36"><text:soft-page-break/><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головешек.</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
      <text:p text:style-name="P48">Аликорница смутилась.</text:p>
      <text:p text:style-name="P48">–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8"/>
      <text:p text:style-name="P36">Селестия тяжко вздохнула.</text:p>
      <text:p text:style-name="P48">–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8"/>
      <text:p text:style-name="P48">Огонь в камине разгорелся. <text:span text:style-name="T11">Селестия поставила чайник на кованную решётку, подошла к кухонной полке и задумалась.</text:span></text:p>
      <text:p text:style-name="P36"/>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6"><text:span text:style-name="T1">–</text:span> Спасибо, Селестия. Пожалуй, буду “кантерлотский королевский”.</text:p>
      <text:p text:style-name="P36"/>
      <text:p text:style-name="P48">Аликорница зыркнула на меня, недовольно сморщив нос.</text:p>
      <text:p text:style-name="P36"><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6"><text:soft-page-break/></text:p>
      <text:p text:style-name="P36">Селестия открыла шкафчик. Потянув зубами золотой шнурок, она вытащила чёрный с золотом пакетик. Я смутился.</text:p>
      <text:p text:style-name="P36"><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усилий мне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6"/>
      <text:p text:style-name="P36"><text:span text:style-name="T1">–</text:span> Кантерлотский королевский выращивают специально для королевского дома на южном склоне скалы Кантерлот, на высоте от <text:span text:style-name="T1">шестисот</text:span> до <text:span text:style-name="T1">тысячи</text:span> <text:span text:style-name="T1">футов</text:span>. Лулу его очень любит. А мне больше по душе аппалузский белый. Но сейчас составлю тебе компанию.</text:p>
      <text:p text:style-name="P36"/>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
      <text:p text:style-name="P36">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
      <text:p text:style-name="P36"><text:span text:style-name="T1">–</text:span> Я не против. Я, как раз, за. Хотя мне непривычно, что приглашение передал стражник. Раньше ты сама приходила в библиотеку.</text:p>
      <text:p text:style-name="P36"/>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
      <text:p text:style-name="P36">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6"><text:soft-page-break/><text:span text:style-name="T1">–</text:span> Ну же, Анон, ты как деревянный! Расслабься! Можно подумать, тебя никогда раньше не приглашали на свидания!</text:p>
      <text:p text:style-name="P36"/>
      <text:p text:style-name="P36">Святые яйца! Анон, тебя пригласили на свидание!</text:p>
      <text:p text:style-name="P36">Я чувствовал, как краска заливает лицо. Уши стали горячими, как угли в камине.</text:p>
      <text:p text:style-name="P48"/>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6"/>
      <text:p text:style-name="P36">Мне казалось, верхушка <text:span text:style-name="T1">моего </text:span>черепа сейчас взорвётся, чтобы выпустить пар внутри.</text:p>
      <text:p text:style-name="P36"/>
      <text:p text:style-name="P3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6"/>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8">Мне печалиться не стоит</text:p><text:p text:style-name="P148">Жизнь прекрасна и полна</text:p><text:p text:style-name="P148">Телом молода, душою —</text:p><text:p text:style-name="P148">Как дракон морской мудра</text:p><text:p text:style-name="P148"/><text:p text:style-name="P148">Я видала взлёт империй,</text:p><text:p text:style-name="P148">Я жила среди легенд,</text:p><text:p text:style-name="P148">Древней магии мистерий</text:p><text:p text:style-name="P148">Я прилежнейший студент</text:p><text:p text:style-name="P148"/><text:p text:style-name="P148">Обожаема народом,</text:p><text:p text:style-name="P148">Уважаема врагом —</text:p><text:p text:style-name="P148">Но друзья остались в прошлом,</text:p><text:p text:style-name="P148">Пустота пришла в мой дом</text:p><text:p text:style-name="P148"/><text:p text:style-name="P148">Одинока и печальна,</text:p><text:p text:style-name="P148">Недоступна и строга,</text:p><text:p text:style-name="P148">Потеряла изначальный</text:p><text:p text:style-name="P148">Смысл жизни навсегда</text:p><text:p text:style-name="P148"/><text:p text:style-name="P148">Жизнь моя теперь публична,</text:p><text:p text:style-name="P148">Жизнь моя теперь для всех,</text:p><text:p text:style-name="P148">В этом — горе, в этом — счастье,</text:p><text:p text:style-name="P148">В этом плач и в этом смех.</text:p></text:note-body></text:note>.</text:p>
      <text:p text:style-name="P36"/>
      <text:p text:style-name="P36"><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6"/>
      <text:p text:style-name="P36">Аликорница поводила носом над чашками и заметила:</text:p>
      <text:p text:style-name="P36"><text:soft-page-break/>– Кстати, пока чай будет настаиваться, можешь помыться. Ванная там, – она указала на дверь из дымчатого стекла.</text:p>
      <text:p text:style-name="P36">Только сейчас я заметил помещение, продолжающее в другую сторону выступ входного коридора.</text:p>
      <text:p text:style-name="P36"/>
      <text:p text:style-name="P48">Анон, тебе нужно напихать булыжников в карманы, чтобы не улететь под потолок от счастья!</text:p>
      <text:p text:style-name="P48"/>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
      <text:p text:style-name="P36">Я сидел на бортике бассейна и трогал пальцем ноги воду, когда дверь открылась.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6">Прозрачными были и бортики бассейна.</text:p>
      <text:p text:style-name="P36"/>
      <text:p text:style-name="P36">– Ты бы предупреждала, прежде чем войти, что ли? – просипел я.</text:p>
      <text:p text:style-name="P36"><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 Как скажешь, – нос <text:span text:style-name="T1">Селестии</text:span> скрылся за дверью.</text:p>
      <text:p text:style-name="P36"/>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text:p text:style-name="P36">– О, ты уже?</text:p>
      <text:p text:style-name="P36">Аликорница поставила на поднос чашки и плетёнку с бубликами и подошла с ним к тюфяку.</text:p>
      <text:p text:style-name="P48">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
      <text:p text:style-name="P48">Стараясь отвлечься, я спросил:</text:p>
      <text:p text:style-name="P36">– А зачем ты опустила жалюзи на окно в ванной? Оттуда такой обалден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oft-page-break/><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на табуретке.</text:p>
      <text:p text:style-name="P48"/>
      <text:p text:style-name="P48">–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8">Селестия густо покраснела.</text:p>
      <text:p text:style-name="P48"/>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text:p text:style-name="P36">–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6"/>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6"/>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8"/>
      <text:p text:style-name="P48">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text:soft-page-break/></text:p>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6"/>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тобой? Но… как?</text:p>
      <text:p text:style-name="P48"/>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8"/>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
      <text:p text:style-name="P48">НИ-ЧЕ-ГО!</text:p>
      <text:p text:style-name="P48"/>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text:soft-page-break/>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1">–</text:span> А <text:span text:style-name="T1">водку</text:span> у вас принято пить?</text:p>
      <text:p text:style-name="P34"><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4"/>
      <text:p text:style-name="P48">Достав из шкафчика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
      <text:p text:style-name="P48">Она ещё спрашивает! Тебя сейчас можно использовать вместо половичка под её копытами, Анон!</text:p>
      <text:p text:style-name="P48"/>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6"/>
      <text:p text:style-name="P48"><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8">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text:soft-page-break/></text:p>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
      <text:p text:style-name="P48"><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8">Аликорница в недоумении взглянула на меня.</text:p>
      <text:p text:style-name="P48"><text:span text:style-name="T11">– Анон, т</text:span>ебе не нравится моя дружба? Ты не принимаешь её? Ты чем-то недоволен?</text:p>
      <text:p text:style-name="P48"/>
      <text:p text:style-name="P48">Я расхохотался, <text:s/>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
      <text:p text:style-name="P36">Селестия виновато закусила губу и отвернулась.</text:p>
      <text:p text:style-name="P36">–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6"/>
      <text:p text:style-name="P36">…</text:p>
      <text:p text:style-name="P36"/>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
      <text:p text:style-name="P36">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text:soft-page-break/>Слёзы злости душили меня, но я сдержался.</text:p>
      <text:p text:style-name="P36"/>
      <text:p text:style-name="P36">– Охренеть, – сказал я холодно. – А я прям напрашивался!</text:p>
      <text:p text:style-name="P36">Одиночество, отступившее перед мягким натиском аликорницы в последние <text:span text:style-name="T1">дни</text:span>, снова сковало стужей душу.</text:p>
      <text:p text:style-name="P36"/>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text:p text:style-name="P36">“… пожалуйста, останься…”</text:p>
      <text:p text:style-name="P36">…</text:p>
      <text:p text:style-name="P36">Где этот чёртов носок?!</text:p>
      <text:p text:style-name="P36">…</text:p>
      <text:p text:style-name="P36">“… пойми, это эффект лазурного вина…”</text:p>
      <text:p text:style-name="P36">…</text:p>
      <text:p text:style-name="P36">Джинсы узкие, блядь! На мокрое тело хрен натянешь!</text:p>
      <text:p text:style-name="P36">…</text:p>
      <text:p text:style-name="P36">“… ох, я глупая…”</text:p>
      <text:p text:style-name="P36">…</text:p>
      <text:p text:style-name="P36">Так, всё. Шмотки на мне, вроде, ничего не забыл.</text:p>
      <text:p text:style-name="P36"/>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6">– <text:span text:style-name="T1">Норф!.. Эй, Норф! Ты где?..</text:span></text:p>
      <text:p text:style-name="P48"/>
      <text:p text:style-name="P48">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text:soft-page-break/>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
      <text:p text:style-name="P48">…</text:p>
      <text:p text:style-name="P48"/>
      <text:p text:style-name="P16"><text:span text:style-name="T41">– </text:span>“<text:span text:style-name="T1">Что я могу сделать, чтобы вернуть всё назад?</text:span>”</text:p>
      <text:p text:style-name="P16"><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1">– </text:span><text:span text:style-name="T28">Что бы это значило, Флёр?</text:span></text:p>
      <text:p text:style-name="P16"><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
      <text:p text:style-name="P48">…</text:p>
      <text:p text:style-name="P48"/>
      <text:p text:style-name="P65">–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
      <text:p text:style-name="P65">…</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5"><text:soft-page-break/>– Леди и джентльпони! Приём окончен! Её Высочество принцесса Селестия будет рада видеть <text:s/>вас в следующую среду!</text:p>
      <text:p text:style-name="P65"/>
      <text:p text:style-name="P65">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5"/>
      <text:p text:style-name="P65">… </text:p>
      <text:p text:style-name="P65"/>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5">– Привет, Селестия, – подчёркнуто нейтрально обратился я. – Как дела?</text:p>
      <text:p text:style-name="P35">– <text:span text:style-name="T1">Здравствуй,</text:span> <text:span text:style-name="T1">Анон</text:span>. <text:s/><text:span text:style-name="T1">М</text:span>ягко говоря, <text:span text:style-name="T1">н</text:span>е очень.</text:p>
      <text:p text:style-name="P35"/>
      <text:p text:style-name="P34"><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5"/>
      <text:p text:style-name="P3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58">и </text:span><text:span text:style-name="T8">н</text:span>ам некуда уйти в поисках лучшего места. Да и не так много этих мест.</text:p>
      <text:p text:style-name="P35"/>
      <text:p text:style-name="P35">Селестия подошла к фонтанчику, обмакнула в него копыто и провела им по лбу.</text:p>
      <text:p text:style-name="P35"><text:soft-page-break/>–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
      <text:p text:style-name="P35">Я сделал вид, что не заметил полунамёка в последнем предложении. Выяснять отношения, как и мириться, мне не хотелось.</text:p>
      <text:p text:style-name="P35"/>
      <text:p text:style-name="P35">– Порадовать, к сожалению, нечем. Норфолк Каррус, исчез. Судя по всему, во сне.</text:p>
      <text:p text:style-name="P35">– Норф? О-о-о, нет!</text:p>
      <text:p text:style-name="P35"/>
      <text:p text:style-name="P35">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5">– Мне поговорить с ней?</text:p>
      <text:p text:style-name="P34"><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6">– Ну зашибись. Тогда она обрадуется следующей новости: я ухожу.</text:p>
      <text:p text:style-name="P36"/>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
      <text:p text:style-name="P36">Я решил умолчать о том, что после перенесенного унижения мне было в тягость находиться рядом с Селестией. <text:span text:style-name="T61">Аликорница</text:span> и так выглядела неважно.</text:p>
      <text:p text:style-name="P36"><text:soft-page-break/></text:p>
      <text:p text:style-name="P36">Поза <text:span text:style-name="T61">Селестии</text:span>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
      <text:p text:style-name="P3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
      <text:p text:style-name="P36">–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
      <text:p text:style-name="P36">Явно Селестия заговаривает тебе зубы, Анон! Я подозрительно посмотрел на свёрток.</text:p>
      <text:p text:style-name="P36"/>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1">и </text:span>у грифонов, <text:span text:style-name="T61">и у зебр, и даже у минотавров</text:span>! Но если тебе понадобятся финансы или другие ресурсы — обращайся без сомнений.</text:p>
      <text:p text:style-name="P36"/>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48"/>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8"/>
      <text:p text:style-name="P36">–<text:span text:style-name="T1"> Отправляйся, Анон. Очень надеюсь на успех твоей миссии. Обязательно пиши!</text:span></text:p>
      <text:p text:style-name="P48">Селестия вышла из зала, подметая хвостом пол.</text:p>
      <text:p text:style-name="P36"><text:soft-page-break/></text:p>
      <text:p text:style-name="P37">***</text:p>
      <text:p text:style-name="P36"/>
      <text:p text:style-name="P44">“<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4"/>
      <text:p text:style-name="P51">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1"/>
      <text:p text:style-name="P51">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1">Но не сейчас.</text:p>
      <text:p text:style-name="P51"/>
      <text:p text:style-name="P51">Я встал, забросил сумку на плечо и двинулся к вокзалу.</text:p>
      <text:p text:style-name="P51"/>
      <text:p text:style-name="P41">***</text:p>
      <text:p text:style-name="P36"/>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59"/>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олени, бизоны и многие другие.</text:p>
      <text:p text:style-name="P59"/>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
      <text:p text:style-name="P42"><text:soft-page-break/>–<text:span text:style-name="T1"> Весь мир как Вечнодикий лес?</text:span></text:p>
      <text:p text:style-name="P59">–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9"/>
      <text:p text:style-name="P59">– Ма-ам, а со мной связан элементаль?</text:p>
      <text:p text:style-name="P59">– Конечно, Эйприл. В каждом из нас есть её бессмертная искорка.</text:p>
      <text:p text:style-name="P59"/>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2"><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9">Так возникли аликорны.</text:p>
      <text:p text:style-name="P59"/>
      <text:p text:style-name="P59">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1">М</text:span>еняет <text:span text:style-name="T61">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9">Имя её было Селестия.</text:p>
      <text:p text:style-name="P59">За ней последовала и сестра её, <text:span text:style-name="T11">Луна</text:span>.</text:p>
      <text:p text:style-name="P59"/>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59">То есть, всегда.</text:p>
      <text:p text:style-name="P59"/>
      <text:p text:style-name="P59">Тут и сказке конец. А теперь, Эйприл, залазь на полку и закрывай глазки.</text:p>
      <text:p text:style-name="P59">– Ну ма-ам! Раскажи ещё что-нибудь! Про Сомбру! Или про Дискорда!</text:p>
      <text:p text:style-name="P59">–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61">мино</text:span>тавра?</text:p>
      <text:p text:style-name="P59">– <text:s/>Тебя забрать я ему не дам. А в дядю не тыкай копытом, это невежливо! Спи уже, моя маленькая!</text:p>
      <text:p text:style-name="P59">– Поцелуй меня на ночь, ма-ам!</text:p>
      <text:p text:style-name="P59">– Конечно, моя хорошая…</text:p>
      <text:p text:style-name="P59"><text:soft-page-break/></text:p>
      <text:p text:style-name="P36"><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4"/>
      <text:h text:style-name="Heading_20_2" text:outline-level="2">12. Понивилль</text:h>
      <text:p text:style-name="P36"/>
      <text:p text:style-name="P35">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5"/>
      <text:p text:style-name="P65">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5"/>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7">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6"/>
      <text:p text:style-name="P47">***</text:p>
      <text:p text:style-name="P35"/>
      <text:p text:style-name="P35"><text:span text:style-name="T54">– </text:span><text:span text:style-name="T4">История Понивилля начинается с того благословенного дня, когда принцесса Селестия подарила семейству Эппл </text:span><text:span text:style-name="T54">— </text:span><text:span text:style-name="T4">тогда, правда, это ещё были Смиты </text:span><text:span text:style-name="T54">—</text:span><text:span text:style-name="T4"> землю у Вечнодикого леса под ферму…</text:span></text:p>
      <text:p text:style-name="P48">…</text:p>
      <text:p text:style-name="P48">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8">…</text:p>
      <text:p text:style-name="P48">– … Анонимус, вы меня слушаете? – мэр махала копытом у меня перед лицом.</text:p>
      <text:p text:style-name="P48">–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8">–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5"><text:span text:style-name="T4">– Спасибо! – перебил я чиновницу, – я уже обзавёлся одним пони – «другом». Всё, что меня сейчас интересует </text:span><text:span text:style-name="T54">— </text:span><text:span text:style-name="T4">снять жильё в аренду.</text:span></text:p>
      <text:p text:style-name="P48"><text:soft-page-break/>–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8"/>
      <text:p text:style-name="P48">Душе было всё равно. Мой палец бесцельно блуждал по карте.</text:p>
      <text:p text:style-name="P48">–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8"/>
      <text:p text:style-name="P48">Ох, щит! Мой палец дёрнулся в угол карты.</text:p>
      <text:p text:style-name="P48"/>
      <text:p text:style-name="P36">–<text:span text:style-name="T1"> Вот этот подойдёт, </text:span>–<text:span text:style-name="T1"> я ткнул в квадратик на окраине.</text:span></text:p>
      <text:p text:style-name="P36">–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5"/>
      <text:p text:style-name="P35">Я полез в мешочек с деньгами.</text:p>
      <text:p text:style-name="P36">–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5"><text:span text:style-name="T1">Р</text:span>ука наткнулась на пакет.</text:p>
      <text:p text:style-name="P35"/>
      <text:p text:style-name="P36">– ?.. ??. ??? – мэр с отвалившейся челюстью пыталась осмыслить услышанное.</text:p>
      <text:p text:style-name="P36"/>
      <text:p text:style-name="P36">Я вытащил руку из мешочка. На ладони лежал пакет <text:span text:style-name="T1">с </text:span>ча<text:span text:style-name="T1">ем</text:span>.</text:p>
      <text:p text:style-name="P36">“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6"/>
      <text:p text:style-name="P36">–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6">– Правда, – улыбнулся <text:span text:style-name="T1">я</text:span>. – <text:span text:style-name="T1">Вам послышалось.</text:span></text:p>
      <text:p text:style-name="P36"/>
      <text:p text:style-name="P21">***</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text:soft-page-break/>аппетитный кекс из яичного теста впополам с люцерной, я рисковал, в лучшем случае, отделаться расстройством желудка.</text:p>
      <text:p text:style-name="P16"/>
      <text:p text:style-name="P16"><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7">–</text:span><text:span text:style-name="T28"> Эй, верзила, поосторожнее, лягать тя в пузо! Куда прёшься-то?</text:span></text:p>
      <text:p text:style-name="P48"/>
      <text:p text:style-name="P16">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6"/>
      <text:p text:style-name="P36">– Ты <text:span text:style-name="T1">шт</text:span>о, как-тя-там, впервые на базаре? Так таращишься по сторонам, как будто морковку с картохой впервые в жизни увидел.</text:p>
      <text:p text:style-name="P36"/>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text:p>
      <text:p text:style-name="P36"/>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
      <text:p text:style-name="P36">Так и есть! На крупе кобылки красовались три яблока. Вот только, блин, как её звали-то?</text:p>
      <text:p text:style-name="P36"/>
      <text:p text:style-name="P36">– <text:s/>Прошу прощения, Аппл… Эппл… Эпплхэт?</text:p>
      <text:p text:style-name="P36">–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6"><text:soft-page-break/>– Да ладно тебе, Эй-Джей! Вполне милое имя, – хихикнул дракончик с кукурузой, проходя мимо.</text:p>
      <text:p text:style-name="P36"/>
      <text:p text:style-name="P36">Ага, вот!</text:p>
      <text:p text:style-name="P36"/>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text:span text:style-name="T1">а</text:span> для всех остальных — тебя тоже! — Эпплджек.</text:p>
      <text:p text:style-name="P36"/>
      <text:p text:style-name="P36">Блин, опять облажался. Как-то хреново начинается знакомство с Понивиллем.</text:p>
      <text:p text:style-name="P36"/>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text:p text:style-name="P36">– Э-э-э… <text:span text:style-name="T1">Анон</text:span>?</text:p>
      <text:p text:style-name="P36">– Да? – я повернулся обратно.</text:p>
      <text:p text:style-name="P36"/>
      <text:p text:style-name="P36">Поняха водила копытом по прилавку. Надвинутая на лоб шляпа скрывала выражение мордочки. </text:p>
      <text:p text:style-name="P36"/>
      <text:p text:style-name="P36">–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6"/>
      <text:p text:style-name="P36">Я вернулся к прилавку.</text:p>
      <text:p text:style-name="P36">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text:p text:style-name="P36"><text:soft-page-break/>–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
      <text:p text:style-name="P36">–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text:p text:style-name="P36">– Тебе, сахарок, как гостю города, сделаю скидку. Забирай за шестьдесят. Раньше меньше чем золотой не отдавала.</text:p>
      <text:p text:style-name="P36"/>
      <text:p text:style-name="P36">Расплачиваясь, я спросил:</text:p>
      <text:p text:style-name="P36">– Ты, случаем, не знаешь, как <text:span text:style-name="T1">найти Твайлайт Спаркл</text:span>?</text:p>
      <text:p text:style-name="P36">Эпплджек, вскинув копыто ко лбу, запричитала:</text:p>
      <text:p text:style-name="P36">–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
      <text:p text:style-name="P36">Тут Эпплджек прервалась и что есть силы замахала кому-то:</text:p>
      <text:p text:style-name="P36">– Рэр! Эй! Рэр! Давай к нам!</text:p>
      <text:p text:style-name="P36"/>
      <text:p text:style-name="P36">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text:soft-page-break/></text:p>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узе шмотки.</text:p>
      <text:p text:style-name="P36">– Разница, как если бы тебя вместо огородницы назвали… ммм… <text:s/>реднеком. Пойдёмте, <text:span text:style-name="T1">Анон</text:span>.</text:p>
      <text:p text:style-name="P36"/>
      <text:p text:style-name="P36">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text:p text:style-name="P36">–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6">–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6"/>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6"><text:soft-page-break/></text:p>
      <text:p text:style-name="P48">Рэрити оглянулась по сторонам и заговорчески подмигнула мне.</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
      <text:p text:style-name="P36">Единорожка чуть не подпрыгивала <text:span text:style-name="T1">на месте </text:span>от любопытства. Заметив мою отвалившуюся челюсть, она вновь рассмеялась.</text:p>
      <text:p text:style-name="P36"/>
      <text:p text:style-name="P3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
      <text:p text:style-name="P36">Мы остановились перед деревом.</text:p>
      <text:p text:style-name="P36"><text:soft-page-break/>Даже не так. </text:p>
      <text:p text:style-name="P36">Мы остановились перед ДЕРЕВОМ!</text:p>
      <text:p text:style-name="P36"/>
      <text:p text:style-name="P36">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8"/>
      <text:p text:style-name="P3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
      <text:p text:style-name="P36">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6"/>
      <text:p text:style-name="P48">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8"/>
      <text:p text:style-name="P48">Мне показалось, или единорожка смотрела на меня малость раздражённо? Фолиант с громким стуком хлопнулся на пол.</text:p>
      <text:p text:style-name="P36">–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6"/>
      <text:p text:style-name="P36">Ёпт! Ещё один Шерлок Холмс на мою голову!</text:p>
      <text:p text:style-name="P36">– Извиняюсь за нескромность, а откуда тебе про меня известно?</text:p>
      <text:p text:style-name="P36"/>
      <text:p text:style-name="P36">Глаза книгоежки сузились, уши прижались к голове.</text:p>
      <text:p text:style-name="P36"><text:soft-page-break/>–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6">Единорожку прервал нарастающий свист откуда-то снизу.</text:p>
      <text:p text:style-name="P36">– Ой-ёй! Совсем забыла про ускоритель! Минуточку!</text:p>
      <text:p text:style-name="P36">Твайлайт метнулась к лестнице в подвал.</text:p>
      <text:p text:style-name="P36"/>
      <text:p text:style-name="P1"><text:span text:style-name="T37">Я </text:span><text:span text:style-name="T28">присел на лавочку</text:span><text:span text:style-name="T37">. </text:span><text:span text:style-name="T28">Эй, мы так не договаривались! Сел, с какой стати ты решаешь за меня? Я не ребёнок, блин!</text:span></text:p>
      <text:p text:style-name="P36"/>
      <text:p text:style-name="P36">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6">– Привет, Спайк, – кивнул я ему.</text:p>
      <text:p text:style-name="P36">Дракончик молча указал когтем на дверь в подвал и приложил палец к губам. Затем кинул мне скомканный бумажный шарик.</text:p>
      <text:p text:style-name="P36"/>
      <text:p text:style-name="P42">“…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4">отнюдь не рекомендация</text:span><text:span text:style-name="T58">...</text:span>”</text:p>
      <text:p text:style-name="P36"/>
      <text:p text:style-name="P36">Смятый листок отправился в карман.</text:p>
      <text:p text:style-name="P36">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6">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6"/>
      <text:p text:style-name="P36">–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6"><text:span text:style-name="T1">Спайк</text:span> пожал плечами и принялся чистить кукурузу.</text:p>
      <text:p text:style-name="P36">–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6"/>
      <text:p text:style-name="P48">БДЫЩЬ!!!</text:p>
      <text:p text:style-name="P36"/>
      <text:p text:style-name="P36">Лестница в подвал осветилась вспышкой, пол под ногами подпрыгнул.</text:p>
      <text:p text:style-name="P36">– Ай, бля!</text:p>
      <text:p text:style-name="P36">Я съехал со скамьи на пол, пребольно ударившись спиной. Спайк выронил кукурузу и метнулся по ступенькам вниз.</text:p>
      <text:p text:style-name="P36"/>
      <text:p text:style-name="P36"><text:soft-page-break/>–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укоритель не сгорел…</text:p>
      <text:p text:style-name="P36">– Твай, ты цела?! – Спайк подскочил к единорожке и принялся тушить тлеющий халат.</text:p>
      <text:p text:style-name="P36">–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8"/>
      <text:p text:style-name="P48">У меня волосы на загривке встали дыбом — у заучки чуть ли не слюна изо рта капала!</text:p>
      <text:p text:style-name="P48">Я прочистил горло.</text:p>
      <text:p text:style-name="P48"/>
      <text:p text:style-name="P36">–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8">– Упс!</text:p>
      <text:p text:style-name="P48">Глаза единорожки забегали.</text:p>
      <text:p text:style-name="P48"/>
      <text:p text:style-name="P36">– <text:span text:style-name="T1">Эмм… М-м-м… Мда. А, точно, вспоминаю что-то такое.</text:span></text:p>
      <text:p text:style-name="P48">Твайлайт вздохнула. Уши её обвисли.</text:p>
      <text:p text:style-name="P48"/>
      <text:p text:style-name="P1"><text:span text:style-name="T28">– Ну что же…</text:span><text:span text:style-name="T37"> Почту за честь работать </text:span><text:span text:style-name="T28">под твоим руководством, Анон</text:span><text:span text:style-name="T37">. Погоди немного, я </text:span><text:span text:style-name="T28">приведу себя в порядок</text:span><text:span text:style-name="T37"> и расскажу тебе, насколько далеко смогла продвинуться. Быть может… </text:span><text:span text:style-name="T28">–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6"><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
      <text:p text:style-name="P36">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6"/>
      <text:p text:style-name="P36">Будучи в прошло<text:span text:style-name="T1">й жизни</text:span> тимлидом довольно крупной команды, ты сталкивался на работе с такими упрямцами-<text:span text:style-name="T1">перфекционстами</text:span>, Анон! Поэтому ты знаешь, как избегать конфликтов и тихого саботажа при работе с ботанами-одиночками.</text:p>
      <text:p text:style-name="P36"/>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
      <text:p text:style-name="P36">Книгоежка аж затопала на месте.</text:p>
      <text:p text:style-name="P36">–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text:soft-page-break/>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
      <text:p text:style-name="P36">…</text:p>
      <text:p text:style-name="P36">…</text:p>
      <text:p text:style-name="P36">…</text:p>
      <text:p text:style-name="P36"/>
      <text:p text:style-name="P36">– …и оборудовать подвал библиотеки бронекапсулой для безопасных испытаний!</text:p>
      <text:p text:style-name="P36"/>
      <text:p text:style-name="P36">–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8"/>
      <text:p text:style-name="P48">Единорожка заметно поскучнела.</text:p>
      <text:p text:style-name="P36">–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6"><text:span text:style-name="T1">– Ага, и тогда ты сможешь словить её фокальным усилителем и самой стать принцессой-аликорном, </text:span>– заметил Спайк.</text:p>
      <text:p text:style-name="P36">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6"/>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елась перед зеркалом и говорила: «Ну почему я не…»</text:p>
      <text:p text:style-name="P48">–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8"/>
      <text:p text:style-name="P37">***</text:p>
      <text:p text:style-name="P36"/>
      <text:p text:style-name="P143"><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3"/>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паться когтем в зубах некрасиво! Тем более, при посторонних!</text:p>
      <text:p text:style-name="P48"><text:bookmark-start text:name="__DdeLink__11609_1907426502"/><text:soft-page-break/>– <text:bookmark-end text:name="__DdeLink__11609_1907426502"/>Пинки может подождать. К теме исследования это не относится, верно? – я перевернул листок. – <text:span text:style-name="T21">«…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4"/>
      <text:p text:style-name="P48">– СПАЙК!!! Откуда ты взял этот листок?!! – Твайлайт покраснела, как варёный рак, и выхватила бумажку из моих рук.</text:p>
      <text:p text:style-name="P48">– У тебя в черновиках, разумеется. Ты сама сказала экономить бумагу, – пожал плечами дракончик.</text:p>
      <text:p text:style-name="P48"/>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Что-то я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Рассказывай, – я устроился поудобнее. – Я тебя внимательно слушаю.</text:p>
      <text:p text:style-name="P48"/>
      <text:p text:style-name="P49">***</text:p>
      <text:p text:style-name="P36"/>
      <text:p text:style-name="P36">…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
      <text:p text:style-name="P3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text:soft-page-break/>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6"/>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только доем и иду.</text:p>
      <text:p text:style-name="P59">– Кстати, а что за безумие было у Стар Свирла?</text:p>
      <text:p text:style-name="P59">–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9">– <text:span text:style-name="T58">Надо же! Ты вторая пони в Эквестрии после Селестии, кто упоминает о людях. И то, Селестия отзывалась о нас, как о сказочных существах.</text:span></text:p>
      <text:p text:style-name="P59">–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9">–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text:p text:style-name="P48">–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48"/>
      <text:p text:style-name="P48">–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8">–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6"/>
      <text:p text:style-name="P48">–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Эндж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Энджела…</text:p>
      <text:p text:style-name="P48"/>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поняши!</text:p>
      <text:p text:style-name="P48">– А кто ссорится-то, Твай? Рэрка думает, што никто не знает про её поникена-жеребца со вставным резиновым…</text:p>
      <text:p text:style-name="P48">– ЭППЛДЖЕК!!!</text:p>
      <text:p text:style-name="P48">– Я хотя б думать собираюсь об Эквестрии! И о том, што миру грозит опасность! Не то, шт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6"/>
      <text:p text:style-name="P48">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text:soft-page-break/></text:p>
      <text:p text:style-name="P60">***</text:p>
      <text:p text:style-name="P82"/>
      <text:p text:style-name="P59">Дата: 12.04.2142 А.<text:span text:style-name="T11">C</text:span>.</text:p>
      <text:p text:style-name="P59">Эксперимент: заклинание Прозрения</text:p>
      <text:p text:style-name="P59">Испытуемая: Эпплджек</text:p>
      <text:p text:style-name="P59">Синопсис: запись сна со слов испытуемой</text:p>
      <text:p text:style-name="P59">Замечания: после эксперимента в гриве у испытуемой появился седой локон.</text:p>
      <text:p text:style-name="P60"/>
      <text:p text:style-name="P60">~~~</text:p>
      <text:p text:style-name="P60"/>
      <text:p text:style-name="P1">Я посмотрела на застывшее у моих ног<text:span text:style-name="T1"> тело</text:span>.</text:p>
      <text:p text:style-name="P1"/>
      <text:p text:style-name="P22">“Значит, всё. Вот как это бывает.”</text:p>
      <text:p text:style-name="P22"/>
      <text:p text:style-name="P1">В глубине лазарета тревожно загудел зуммер. Дверь палаты открылась, к моей койке подбежала медсестра.</text:p>
      <text:p text:style-name="P1"/>
      <text:p text:style-name="P22">“Как её зовут? Запамятовала… Дочка Бловбола, я его ещё последним втащила, прежде чем дверь затворилась. Как же её зовут-то?”</text:p>
      <text:p text:style-name="P22"/>
      <text:p text:style-name="P80">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2">“По-крайней мере, я снова могу бегать, пусть и в мире Зелёных Лугов. <text:span text:style-name="T1">Если они ещё где-то остались.</text:span>”</text:p>
      <text:p text:style-name="P22"/>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2"><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62"/>
      <text:p text:style-name="P11">Я остановилась перед дверью. Четыре ярда брони отделяли меня от Эквестрии. Четыре ярда и двадцать пять лет.</text:p>
      <text:p text:style-name="P11"/>
      <text:p text:style-name="P22"><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9"/>
      <text:p text:style-name="P59">Примечание: ПипБак? Стойло?</text:p>
      <text:p text:style-name="P1"/>
      <text:p text:style-name="P2">***</text:p>
      <text:p text:style-name="P1"/>
      <text:p text:style-name="P59">Дата: 12.04.<text:span text:style-name="T11">2142</text:span> А.С.</text:p>
      <text:p text:style-name="P59">Эксперимент: заклинание Прозрения</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5">—</text:span><text:span text:style-name="T16"> </text:span><text:span text:style-name="T58">всё, что удалось от неё добиться.</text:span></text:p>
      <text:p text:style-name="P1"><text:soft-page-break/></text:p>
      <text:p text:style-name="P21">~~~</text:p>
      <text:p text:style-name="P21"/>
      <text:p text:style-name="P22">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8"/>
      <text:p text:style-name="P59">Дата: 12.04.<text:span text:style-name="T11">2142</text:span> А.С.</text:p>
      <text:p text:style-name="P59">Эксперимент: заклинание Прозрения</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43">~~~</text:p>
      <text:p text:style-name="P43"/>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2"><text:span text:style-name="T1">Примечание:</text:span> <text:span text:style-name="T40">чёрный экран?</text:span></text:p>
      <text:p text:style-name="P44"/>
      <text:p text:style-name="P49">***</text:p>
      <text:p text:style-name="P48"/>
      <text:p text:style-name="P59">Дата: 12.04.<text:span text:style-name="T11">2142</text:span> А.С.</text:p>
      <text:p text:style-name="P59"><text:soft-page-break/>Эксперимент: заклинание Прозрения</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43">~~~</text:p>
      <text:p text:style-name="P43"/>
      <text:p text:style-name="P59">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е: через месяц волосы испытуемой пришли в обычное состояние, хотя при встрече с Рэйнбоу Дэш она по прежнему прячет глаза.</text:p>
      <text:p text:style-name="P59"/>
      <text:p text:style-name="P60">***</text:p>
      <text:p text:style-name="P59"/>
      <text:p text:style-name="P59">Дата: 12.04.<text:span text:style-name="T11">2142</text:span> А.С.</text:p>
      <text:p text:style-name="P59">Эксперимент: заклинание Прозрения</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text:p>
      <text:p text:style-name="P59"/>
      <text:p text:style-name="P43">~~~</text:p>
      <text:p text:style-name="P43"/>
      <text:p text:style-name="P59">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е 1: при виде кексиков истерика случилась с Пинки Пай.</text:p>
      <text:p text:style-name="P59">Примечание 2: через месяц испытуемая избавилась от страха перед Рэйнбоу Дэш, хотя при виде радуги по-прежнему старается спрятаться.</text:p>
      <text:p text:style-name="P59"/>
      <text:p text:style-name="P2">***</text:p>
      <text:p text:style-name="P1"/>
      <text:p text:style-name="P22">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2"/>
      <text:p text:style-name="P23"><text:soft-page-break/>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2"/>
      <text:h text:style-name="Heading_20_2" text:outline-level="2">14. <text:span text:style-name="T1">Конец времён</text:span></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59"/>
      <text:p text:style-name="P59">Привет, Сел (несмотря ни на что, мне всё же хочется называть тебя так. Ты же не против?).</text:p>
      <text:p text:style-name="P59">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6">—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9"/>
      <text:p text:style-name="P101">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6">— </text:span>эта дрянь таки жрёт пони!</text:p>
      <text:p text:style-name="P59">Похоже, Большое Откровение <text:span text:style-name="T16">—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2">Смысл снов остальных участников опыта для меня остаётся загадкой. Посылаю тебе дневник эксперимента, это лучше всяких словесных описаний.</text:p>
      <text:p text:style-name="P59">Я уже говорил, что Луна запретила Твайлайт дальнейшие изыскания в этой сфере? Э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9">Кроме того, Твайлайт в научном рвении сожгла кучу оборудования, что обусловило невозможность дальнейших исследований физически.</text:p>
      <text:p text:style-name="P59"/>
      <text:p text:style-name="P48"><text:soft-page-break/>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8"/>
      <text:p text:style-name="P48">Ась? Секунду назад там никого не было!</text:p>
      <text:p text:style-name="P48">Я моргнул, но пегаска не исчезла.</text:p>
      <text:p text:style-name="P48"/>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гривой пегаска вызывала ассоциации с мальчишкой.</text:p>
      <text:p text:style-name="P48"/>
      <text:p text:style-name="P48">– А что такого с твоим домом? – поинтересовался я.</text:p>
      <text:p text:style-name="P48">Пегаска почесала задней ногой за ухом. На худеньком теле неожиданно проступили рельефные мышцы.</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text:p text:style-name="P48">– Рэйнбоу Дэш! – представилась пегаска. – А ты Анон, точняк?</text:p>
      <text:p text:style-name="P48">Пегаска протянула мне копыто.</text:p>
      <text:p text:style-name="P48"/>
      <text:p text:style-name="P48">Я уже протянул было руку, но тут увидел нечто, после чего мне на глаза медленно опустилась красная пелена.</text:p>
      <text:p text:style-name="P48"/>
      <text:p text:style-name="P48">Бля-а-а!</text:p>
      <text:p text:style-name="P48">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8"/>
      <text:p text:style-name="P48">Час работы к чёрту.</text:p>
      <text:p text:style-name="P48">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8"/>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text:p text:style-name="P48">– Можешь! – наконец придумал я, как мне казалось, остроумный ответ. – Надо принести кое-чего.</text:p>
      <text:p text:style-name="P48">–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text:soft-page-break/>– Нет, так далеко не надо, – остановил я её с ухмылкой. – Сгоняй-ка за пивом. У меня как раз закончилось.</text:p>
      <text:p text:style-name="P48"/>
      <text:p text:style-name="P48">Пегаска застыла на месте, не веря услышанному.</text:p>
      <text:p text:style-name="P48">–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8"/>
      <text:p text:style-name="P48">Пегаска крутанулась на месте и молнией вылетела из комнаты — аж окно хлопнуло.</text:p>
      <text:p text:style-name="P48">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9">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9"/>
      <text:p text:style-name="P48">БАЦ!</text:p>
      <text:p text:style-name="P48"/>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Дэш.</text:p>
      <text:p text:style-name="P48"/>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8"/>
      <text:p text:style-name="P48">Смех рвался наружу мощым потоком, я просто ухахатывался, упав под стол.</text:p>
      <text:p text:style-name="P48"/>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
      <text:p text:style-name="P48">Я отсмеялся, наклонился через стол и потрепал пегаску по чёлке. Та в ответ с готовностью подставила голову.</text:p>
      <text:p text:style-name="P48"/>
      <text:p text:style-name="P48"><text:soft-page-break/>–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8"/>
      <text:p text:style-name="P48">– Спасибо, что напомнила. Буду тебе признателен, если покажешь завтра утром, где живёт Зекора.</text:p>
      <text:p text:style-name="P48">Пегаска отрицательно помотала головой.</text:p>
      <text:p text:style-name="P48">–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
      <text:p text:style-name="P48">Пегаска уселась вплотную и поддела головой мою руку.</text:p>
      <text:p text:style-name="P48">– Почесушек! И не говори мне, что не умеешь! Ты только что делал это совершенно бесплатно!</text:p>
      <text:p text:style-name="P48"/>
      <text:p text:style-name="P48">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text:soft-page-break/>– Да. Да. Так. Гы. Ещё. Вот так. Кру-у-у-то-о-о!</text:p>
      <text:p text:style-name="P48"/>
      <text:p text:style-name="P48">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6">Я старался шагать по шпалам, чтобы не сбивать шаг. Очертания пегаски расплывались впереди, на границе освещённого участка.</text:p>
      <text:p text:style-name="P36"/>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text:p>
      <text:p text:style-name="P48">Дэш вздохнула.</text:p>
      <text:p text:style-name="P48">– В жизни бы оттуда не слиняла, если бы не тёрки с некоторыми клаудсдейлскими идиотами.</text:p>
      <text:p text:style-name="P48"/>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text:soft-page-break/></text:p>
      <text:p text:style-name="P48">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8"/>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text:p text:style-name="P48">– Входи, Тот-Кого-Нет, – раздался вдруг низкий голос в темноте. – И ты, маленькая пегаска, тоже не стой на пороге.</text:p>
      <text:p text:style-name="P48"/>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8"/>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
      <text:p text:style-name="P48">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8"/>
      <text:p text:style-name="P48">– Я ищу любую информацию про Великое Откровение и Чёрный Экран. Буду очень признателен, если…</text:p>
      <text:p text:style-name="P48">– Молчи! Ничего не говори! – перебила меня Зекора.</text:p>
      <text:p text:style-name="P48"/>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8"><text:soft-page-break/>С чокнутыми лучше не спорить, Анон!</text:p>
      <text:p text:style-name="P48"/>
      <text:p text:style-name="P48">– У нашего народа есть предание о том, кто придёт в конце времён. Значит, я чувствовала правильно. Конец действительно близок.</text:p>
      <text:p text:style-name="P48">Зекора нашла нужную страницу и стала читать.</text:p>
      <text:p text:style-name="P59"/>
      <text:p text:style-name="P59">«…Старый Сенбе говорит вам, маленькие иго-го, и вам, взрослые воины Нзака, и вам <text:span text:style-name="T54">— </text:span>тем, кто будет читать слова глупого старика в конце времён.</text:p>
      <text:p text:style-name="P59">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59">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59">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9"/>
      <text:p text:style-name="P48">Зекора захлопнула книгу.</text:p>
      <text:p text:style-name="P48">– Это всё, что я могу сказать тебе, Тот-Кого-Нет.</text:p>
      <text:p text:style-name="P48"/>
      <text:p text:style-name="P48">Проклятье! И ради этого я тащился сюда посреди ночи?</text:p>
      <text:p text:style-name="P48"/>
      <text:p text:style-name="P48">–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8"/>
      <text:p text:style-name="P48">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8"/>
      <text:p text:style-name="P48">Я был готов к тому, что зебра разозлится и выставит меня из шатра. Но Зекора только фыркнула.</text:p>
      <text:p text:style-name="P48"/>
      <text:p text:style-name="P48">–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
      <text:p text:style-name="P48">Зебра усмехнулась. Я попытался пролепетать извинения, но зебра махнула копытом, показывая на выход и накинула тряпку на фонарь.</text:p>
      <text:p text:style-name="P48"/>
      <text:p text:style-name="P48">В наступившей темноте прозвучал голос Дэш:</text:p>
      <text:p text:style-name="P48"><text:soft-page-break/>– Зекора, почему ты называешь Анона Тем-Кого-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
      <text:p text:style-name="P48">Мне стало нехорошо.</text:p>
      <text:p text:style-name="P48"/>
      <text:p text:style-name="P49">***</text:p>
      <text:p text:style-name="P48"/>
      <text:p text:style-name="P48">Мы возвращались по ночному лесу к железной дороге. Пегаска летела возле меня на высоте груди.</text:p>
      <text:p text:style-name="P48"/>
      <text:p text:style-name="P48">– Интересно, что Зекора имела в 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принялась боксировать воздух. Я расхохотался.</text:p>
      <text:p text:style-name="P48"/>
      <text:p text:style-name="P48">– Спасибо, Рэйнбоу Дэш! Я тронут.</text:p>
      <text:p text:style-name="P48">–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вишнёвый глаз и фыркнула.</text:p>
      <text:p text:style-name="P48">–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8"/>
      <text:p text:style-name="P48">Я фейспалмнул.</text:p>
      <text:p text:style-name="P1"/>
      <text:h text:style-name="Heading_20_2" text:outline-level="2">15. День сурка</text:h>
      <text:p text:style-name="P16"/>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text:span><text:soft-page-break/><text:span text:style-name="T11">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9"/>
      <text:p text:style-name="P9">Тропинка исчезла в снежном сугробе.</text:p>
      <text:p text:style-name="P9"/>
      <text:p text:style-name="P4">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8">– Здравствуй, Анон.</text:p>
      <text:p text:style-name="P48"/>
      <text:p text:style-name="P48">Я молча смотрел на неё, слегка пошатываясь. В голове воцарилась звенящая пустота.</text:p>
      <text:p text:style-name="P48"/>
      <text:p text:style-name="P48">Селестия шагнула мне навстречу.</text:p>
      <text:p text:style-name="P48">– Пожалуйста, прошу тебя, не думай так. Мы — не фантазия, мы — живые, мы — существуем! Когда ты так думаешь, я чувствую, как мир тает.</text:p>
      <text:p text:style-name="P48"/>
      <text:p text:style-name="P48">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8"/>
      <text:p text:style-name="P48">– Думаю как?</text:p>
      <text:p text:style-name="P48">– Думаешь, что мы — плод твоего воображения, отравленного наркотиком. Это не так. Прошу тебя…</text:p>
      <text:p text:style-name="P48">– А если вы — действительно мой бред? – съязвил я. – Вот сейчас протрезвею, и ты исчезнешь.</text:p>
      <text:p text:style-name="P48"/>
      <text:p text:style-name="P48">Порыв вьюги скрыл аликорницу в вихре снежинок. Её очертания расплылись во мгле.</text:p>
      <text:p text:style-name="P48"/>
      <text:p text:style-name="P48">– Эй, постой! Ты куда? Я пошутил! Погоди, не исчезай! Стой! Не оставляй меня здесь!!! Я пошутил!!!</text:p>
      <text:p text:style-name="P48">Я побежал вперёд, поскальзываясь и падая, всхлипывая и роняя бутылки в снег.</text:p>
      <text:p text:style-name="P48">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8">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7"/>
      <text:p text:style-name="P48">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8"/>
      <text:p text:style-name="P48"><text:soft-page-break/>–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8"/>
      <text:p text:style-name="P3"><text:span text:style-name="T41">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
      <text:p text:style-name="P48">– Знаешь, я всё думал над твоими словами тогда. Ну, ты помнишь… В бассейне. Они всё ещё в силе? Я могу быть хотя бы твоим другом?</text:p>
      <text:p text:style-name="P48"/>
      <text:p text:style-name="P48">Аликорница тихо засмеялась, защекотав мне ухо.</text:p>
      <text:p text:style-name="P48">–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стужу. Я обнимал аликорницу и мне было хорошо.</text:p>
      <text:p text:style-name="P48"/>
      <text:p text:style-name="P3">Где-то вдали, на пределе слышимости послышался стук.</text:p>
      <text:p text:style-name="P3"/>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text:p>
      <text:p text:style-name="P48"/>
      <text:p text:style-name="P3">Стук стал громче.</text:p>
      <text:p text:style-name="P3"/>
      <text:p text:style-name="P48">–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8"/>
      <text:p text:style-name="P48">Я сжал объятия, чтобы удержать аликорницу. Та напрягла ноги и выровнялась.</text:p>
      <text:p text:style-name="P48">Тёплое дуновение взъерошило мои волосы.</text:p>
      <text:p text:style-name="P48">– Возвращайся, Анон, – шепнула Селестия. – Ты нужен Эквестрии.</text:p>
      <text:p text:style-name="P48">Я поднял голову.</text:p>
      <text:p text:style-name="P48"/>
      <text:p text:style-name="P48">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8"/>
      <text:p text:style-name="P3">…</text:p>
      <text:p text:style-name="P3"><text:soft-page-break/></text:p>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8"/>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48"/>
      <text:p text:style-name="P3">ТУК-ТУК-ТУК!</text:p>
      <text:p text:style-name="P3"/>
      <text:p text:style-name="P48">– Что за ерунда? – Я схватился за голову, пытаясь не дать ей взорваться. Потом глянул вниз и схватился за другое. – Что за херня?!!</text:p>
      <text:p text:style-name="P48">Я вскочил в спешке и принялся одеваться.</text:p>
      <text:p text:style-name="P48"/>
      <text:p text:style-name="P48">БАЦ-БАЦ-БАЦ!!!</text:p>
      <text:p text:style-name="P48"/>
      <text:p text:style-name="P48">– Уже бегу!</text:p>
      <text:p text:style-name="P48">Одевая штаны, я попрыгал к двери на одной ноге. На пороге стояла серая пегаска с косящим взглядом.</text:p>
      <text:p text:style-name="P48"/>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text:span><text:span text:style-name="T1">щекотал уши и шуршал</text:span><text:span text:style-name="T11"> </text:span><text:span text:style-name="T1">занавесками открытого окна</text:span><text:span text:style-name="T11">. Я раскрыл глаза, в который раз наслаждаясь ясной головой </text:span><text:span text:style-name="T37">—</text:span><text:span text:style-name="T11"> роскошью, недоступной мне за </text:span><text:span text:style-name="T1">годы</text:span><text:span text:style-name="T11"> недосыпа в прошлой жизни. Краем уха услышал тихое шушуканье в саду.</text:span></text:p>
      <text:p text:style-name="P3"><text:soft-page-break/>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8">– Так причём тут ускоритель, Ск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text:soft-page-break/>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родолжить аналогию с садовым шлангом <text:span text:style-name="T11">—</text:span> струя воды сметёт весь песок и может облить всех рядом присутствующих.</text:p>
      <text:p text:style-name="P48">– Правильно! – единорожка кивнула.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98"><text:span text:style-name="T37">– Я </text:span><text:span text:style-name="T41">всегда буду оставаться в тени, </text:span><text:span text:style-name="T37">– </text:span><text:span text:style-name="T41">хлюпала книгое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100"><text:span text:style-name="T11">– </text:span>Ты?!</text:p>
      <text:p text:style-name="P100"><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00"><text:span text:style-name="T11">–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100"><text:soft-page-break/><text:span text:style-name="T11">– </text:span>Не скажу. Заклинания Стар Свирла Бородатог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48"/>
      <text:p text:style-name="P48">Я озадаченно взглянул на единорожку.</text:p>
      <text:p text:style-name="P34"><text:span text:style-name="T11">–</text:span> <text:span text:style-name="T1">Эмм. </text:span>Что он имел ввиду?</text:p>
      <text:p text:style-name="P34"><text:span text:style-name="T11">–</text:span> Ну, <text:span text:style-name="T11">–</text:span> Твайлайт смутилась, <text:span text:style-name="T11">–</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я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63">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4"><text:span text:style-name="T11">– </text:span><text:span text:style-name="T1">Да, завершилось всё препаршиво. Принцесса Луна сказала, лучше бы её обратно на луну закинули.</text:span></text:p>
      <text:p text:style-name="P65"/>
      <text:p text:style-name="P65">Книгоежка с жаром закивала.</text:p>
      <text:p text:style-name="P34"><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11">– </text:span><text:span text:style-name="T1">Нет. И заводить не собираюсь!</text:span></text:p>
      <text:p text:style-name="P34"><text:span text:style-name="T11">– </text:span><text:span text:style-name="T1">Упс! Эмм… А друзья?</text:span></text:p>
      <text:p text:style-name="P34"><text:span text:style-name="T11">– </text:span><text:span text:style-name="T1">У меня был друг. Упал с крыши дома два месяца назад.</text:span></text:p>
      <text:p text:style-name="P65"/>
      <text:p text:style-name="P65">Уши единорожки опустились.</text:p>
      <text:p text:style-name="P1"><text:span text:style-name="T11">–</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1">–</text:span> Всё в порядке, Твайлайт.<text:span text:style-name="T11"> </text:span><text:span text:style-name="T1">Как бы то ни было,</text:span> <text:span text:style-name="T1">я готов рискнуть. Зекора сказала, что Великое Откровение мне не повредит, </text:span><text:span text:style-name="T27">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27">—</text:span><text:span text:style-name="T1"> к счастью, силы заклинания не хватило. Для того, чтобы я смог подойти вплотную</text:span><text:span text:style-name="T28">,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27">— и</text:span><text:span text:style-name="T1">наче ей вообще не было смысла тащить меня сюда.</text:span></text:p>
      <text:p text:style-name="P3"/>
      <text:p text:style-name="P16">–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6"><text:span text:style-name="T1">Твайлайт</text:span> покраснела и пробормотала нечто вроде: <text:span text:style-name="T28">«кстати, это идея…»</text:span></text:p>
      <text:p text:style-name="P48"/>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oft-page-break/><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
      <text:p text:style-name="P48">«<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
      <text:p text:style-name="P48">Папарацци хреновы!</text:p>
      <text:p text:style-name="P48">У меня засосало под ложечкой. Понятно, что писаки преувеличивают. Но всё же… Всё же надо черкнуть коняге письмо. Спросить, всё ли в порядке?</text:p>
      <text:p text:style-name="P48"/>
      <text:p text:style-name="P48">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
      <text:p text:style-name="P48"><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
      <text:p text:style-name="P48">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8"/>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
      <text:p text:style-name="P48"><text:soft-page-break/>Я мысленно ругнулся на языкатую единорожку и молча достал из внутреннего кармана куртки пенал с инструментами.</text:p>
      <text:p text:style-name="P48"/>
      <text:p text:style-name="P48">…</text:p>
      <text:p text:style-name="P48"/>
      <text:p text:style-name="P48">Собрав пожитки, я потолкал тележку назад-вперёд.</text:p>
      <text:p text:style-name="P48"><text:span text:style-name="T11">– Г</text:span>отово. Принимай работу, хозяйка!</text:p>
      <text:p text:style-name="P48"/>
      <text:p text:style-name="P48">Эпплджек присвистнула и стиснула меня в сокрушающих объятиях.</text:p>
      <text:p text:style-name="P48"><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8">Кобылка строго посмотрела на брата.</text:p>
      <text:p text:style-name="P48"><text:span text:style-name="T11">– </text:span>А перегруза не будет, половину товара Макинтош на себе дотащит.</text:p>
      <text:p text:style-name="P48"/>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
      <text:p text:style-name="P48"><text:span text:style-name="T11">– </text:span>Этой… Бери… Сам делал… Ток не говори никому, лады?</text:p>
      <text:p text:style-name="P48">Я кивнул и сунул флягу за пазуху. Биг Мак молниеносно накрыл дерюгой подсумок и через мгновение за телегу заглянула Эпплджек.</text:p>
      <text:p text:style-name="P48"/>
      <text:p text:style-name="P48"><text:span text:style-name="T11">–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
      <text:p text:style-name="P48">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8">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8">объявляла вывеска.</text:span></text:p>
      <text:p text:style-name="P51"/>
      <text:p text:style-name="P51">Ну что же, Анон, если тебе повезёт, ты найдёшь тут пару блюд без травы!</text:p>
      <text:p text:style-name="P51"/>
      <text:p text:style-name="P51">…</text:p>
      <text:p text:style-name="P51"/>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8"><text:soft-page-break/>Единственный более-менее свободный столик был в углу, за древним музыкальным автоматом.</text:p>
      <text:p text:style-name="P48"/>
      <text:p text:style-name="P48"><text:span text:style-name="T11">– </text:span>Свободно? <text:span text:style-name="T11">– </text:span>спросил я у пони, сидящей за столиком.</text:p>
      <text:p text:style-name="P4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
      <text:p text:style-name="P48"><text:span text:style-name="T11">– </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8"><text:span text:style-name="T11">– </text:span>И салат «по-кантерлотски», <text:span text:style-name="T11">– добавил я к заказу я, удивляясь, причём тут подушка?</text:span></text:p>
      <text:p text:style-name="P50"/>
      <text:p text:style-name="P50">…</text:p>
      <text:p text:style-name="P50"/>
      <text:p text:style-name="P50">Я ел.</text:p>
      <text:p text:style-name="P50">Поняха мрачно смотрела на меня, положив голову на стол. Мне стало неловко от её тяжёлого взгляда и я попытался завести разговор.</text:p>
      <text:p text:style-name="P50"/>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text:p>
      <text:p text:style-name="P50"/>
      <text:p text:style-name="P50"><text:span text:style-name="T11">– </text:span>А что же вы делаете?</text:p>
      <text:p text:style-name="P50"><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
      <text:p text:style-name="P50">Вот так и пытайся кому-то помочь, Анон! Благими намерениями…</text:p>
      <text:p text:style-name="P50">Я продолжил есть молча.</text:p>
      <text:p text:style-name="P50"/>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
      <text:p text:style-name="P50"><text:soft-page-break/><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0">Пони подняла голову со стола и села на табуретке прямо.</text:p>
      <text:p text:style-name="P50"><text:span text:style-name="T11">– </text:span>А кто такая ниссан-пикап? И куда ты её водишь? А меня туда сводишь?</text:p>
      <text:p text:style-name="P50"/>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0"/>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8"/>
      <text:p text:style-name="P48">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8"/>
      <text:p text:style-name="P48">Сидр Биг Мака на вкус был безобидным, чуть забродившим яблочным соком. Я опорожнил свою чашку и заявил Пинки:</text:p>
      <text:p text:style-name="P48"><text:span text:style-name="T11">– </text:span>Эт-то ты наз-зваишь с-суфер-д-дуфер-с-сильн..?</text:p>
      <text:p text:style-name="P48"><text:soft-page-break/></text:p>
      <text:p text:style-name="P48">?!!</text:p>
      <text:p text:style-name="P48"/>
      <text:p text:style-name="P48">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8"/>
      <text:p text:style-name="P48"><text:span text:style-name="T11">– У </text:span>тебя такая смешная мордочка! <text:span text:style-name="T11">– </text:span>захихикали Пинки, покачиваясь. <text:span text:style-name="T11">– </text:span>Как будто ты <text:span text:style-name="T58">подкову </text:span>в пироге обнаружил. Ик! Или Селестию в ванной.</text:p>
      <text:p text:style-name="P48"/>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6">— </text:span><text:span text:style-name="T58">эт правда?</text:span></text:p>
      <text:p text:style-name="P48"><text:span text:style-name="T16">– </text:span><text:span text:style-name="T58">Какая из? Их много, вообще-то. Ик!</text:span></text:p>
      <text:p text:style-name="P48"><text:span text:style-name="T16">– </text:span><text:span text:style-name="T58">Про принцесс. Про то, что они фаэри, спустившиеся с неба во плоти, чтоб помогать пони управлять Эквестрией?</text:span></text:p>
      <text:p text:style-name="P48"><text:span text:style-name="T16">– Н</text:span><text:span text:style-name="T58">он-нон, </text:span><text:span text:style-name="T16">– </text:span><text:span text:style-name="T58">захихикала Пинки, взъерошив копытами розовые кудряшки и попытавшись соорудить из них бороду, </text:span><text:span text:style-name="T16">–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8"><text:span text:style-name="T16">–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6">– </text:span><text:span text:style-name="T58">Ты что-о-о! Нельзя любить фаэри! Она похитит твоё сердце, и ты будешь искать её, пока не… </text:span><text:span text:style-name="T16">– </text:span><text:span text:style-name="T58">Пинки погрузилась мордочкой в так и не съеденный салат «по-кантерлотски» и захрапела.</text:span></text:p>
      <text:p text:style-name="P48"><text:span text:style-name="T16">– </text:span><text:span text:style-name="T58">Пока не умру?</text:span></text:p>
      <text:p text:style-name="P48"><text:span text:style-name="T16">– </text:span><text:span text:style-name="T58">Нет, глупенький, </text:span><text:span text:style-name="T16">– </text:span><text:span text:style-name="T58">пробулькала Пинки из миски. </text:span><text:span text:style-name="T16">– </text:span><text:span text:style-name="T58">Пока не найдёшь.</text:span></text:p>
      <text:p text:style-name="P51"/>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
      <text:p text:style-name="P51">Развернув бумаж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
      <text:p text:style-name="P51">Холодок незаметно прокрался мне в душу и прояснил мозги. Я кинул взгляд на часы на стене. Было без десяти шесть.</text:p>
      <text:p text:style-name="P51"/>
      <text:p text:style-name="P51">Бля!</text:p>
      <text:p text:style-name="P51"/>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text:soft-page-break/>мне вдогонку нетрезвая кобыла с виноградной гроздью на крупе. Хлопнув входной дверью бара, я попытался проскочить между двумя фонарями.</text:p>
      <text:p text:style-name="P51"/>
      <text:p text:style-name="P51">БАМММ!!!</text:p>
      <text:p text:style-name="P51"/>
      <text:p text:style-name="P51">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1"/>
      <text:p text:style-name="P51"><text:span text:style-name="T11">– </text:span>Судя по тому, как ты стремительно сбежал не попрощавшись, у тебя от мен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
      <text:p text:style-name="P51">Пинки молча поддела меня носом и с неожиданной<text:tab/>для такой маленькой лошадки силой буквально закинула меня к себе на спину. От тяжести поняха крякнула и присела, но, к моему великому удивлению, всё же выдержала нагрузку.</text:p>
      <text:p text:style-name="P51"/>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1"/>
      <text:p text:style-name="P51">Но недостаточное.</text:p>
      <text:p text:style-name="P51"/>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
      <text:p text:style-name="P51"><text:soft-page-break/>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Кобылка ткнула в бок белоснежную пони-единорога. Та раскрыла глаза и осмотрелась.</text:p>
      <text:p text:style-name="P51"/>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1"/>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1">Приветствую тебя, мой маленький человек!</text:p>
      <text:p text:style-name="P61">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1"><text:soft-page-break/></text:p>
      <text:p text:style-name="P61">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1"/>
      <text:p text:style-name="P61">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1">—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1">— </text:span>ключ к решению проблем Эквестрии.</text:p>
      <text:p text:style-name="P61"/>
      <text:p text:style-name="P61">Очень хочу надеяться, что остальная часть дневника описывает<text:span text:style-name="T11">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1"/>
      <text:p text:style-name="P61">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
      <text:p text:style-name="P61">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ерекочевали из снов в реальный мир.</text:p>
      <text:p text:style-name="P61"/>
      <text:p text:style-name="P61">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синхрофазотрон.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1"/>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
      <text:p text:style-name="P61"><text:soft-page-break/>Анон, мне крайне неудобно подгонять тебя.<text:span text:style-name="T11">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1"/>
      <text:p text:style-name="P6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1">P.S. Н</text:span>е гневите мироздание воровством! <text:span text:style-name="T24">Обмен рулит</text:span>!»</text:p>
      <text:p text:style-name="P61"/>
      <text:p text:style-name="P61">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1"/>
      <text:p text:style-name="P61">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1"/>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6. Фетлок</text:h>
      <text:p text:style-name="P86"/>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
      <text:p text:style-name="P51"><text:soft-page-break/>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
      <text:p text:style-name="P51"><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3"/>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1">Я выложил на платок горку сдобы от Пинки и предложил печеньку пегаске. Та покрутила носом.</text:p>
      <text:p text:style-name="P51"><text:span text:style-name="T11">– </text:span>Спасибо, но от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
      <text:p text:style-name="P51">За окном несколько пони работали в поле. Что-то странное было в их деятельности.<text:span text:style-name="T11"> </text:span>Как будто…</text:p>
      <text:p text:style-name="P51"><text:span text:style-name="T11">– О</text:span>но и понятно, что поля не убраны. Откуда же им быть убранными, когда на двух работающих пони целая толпа бездельников!</text:p>
      <text:p text:style-name="P51"/>
      <text:p text:style-name="P51"><text:soft-page-break/>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
      <text:p text:style-name="P51">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p>
      <text:p text:style-name="P51"/>
      <text:p text:style-name="P51">ВЖИИИИИИИИИ!!!</text:p>
      <text:p text:style-name="P51"/>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51"/>
      <text:p text:style-name="P131">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31"/>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Вы будете платить неустойку! <text:s/><text:span text:style-name="T11">– </text:span>послышались выкрики в толпе.</text:p>
      <text:p text:style-name="P51"/>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1"/>
      <text:p text:style-name="P3">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3"/>
      <text:p text:style-name="P51">Я осторожно подошёл к краю и глянул вниз.</text:p>
      <text:p text:style-name="P51">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1"/>
      <text:p text:style-name="P51"><text:soft-page-break/><text:span text:style-name="T11">– </text:span>Эта дыра фиг знает на сколько длится! <text:span text:style-name="T11">– </text:span>заявила Дэш, выныривая из темноты. <text:span text:style-name="T11">– 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
      <text:p text:style-name="P51"><text:span text:style-name="T11">– </text:span>Дэш, нам надо на ту сторону.</text:p>
      <text:p text:style-name="P51">Пегаска развела копытами.</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
      <text:p text:style-name="P51">Чёрт.</text:p>
      <text:p text:style-name="P51"/>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1"/>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text:p>
      <text:p text:style-name="P51">Я поплевал на руки и сбросил рюкзак.</text:p>
      <text:p text:style-name="P51"/>
      <text:p text:style-name="P51"><text:soft-page-break/>…</text:p>
      <text:p text:style-name="P51"/>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
      <text:p text:style-name="P51">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
      <text:p text:style-name="P51">Разумеется, я посмотрел вниз.</text:p>
      <text:p text:style-name="P51"/>
      <text:p text:style-name="P51">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1"/>
      <text:p text:style-name="P51">…</text:p>
      <text:p text:style-name="P51"/>
      <text:p text:style-name="P51">Я валялся на насыпи с другой стороны Провала и трясся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text:soft-page-break/>двигают немногие ботаны-энтузиасты вроде Твайлайт Спаркл. Остальные же предпочитают жить и работать по-старинке.</text:p>
      <text:p text:style-name="P15"/>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3"/>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1"/>
      <text:p text:style-name="P62">«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1"/>
      <text:p text:style-name="P51"><text:span text:style-name="T11">– </text:span>Удостоверение личности предъявлять? <text:span text:style-name="T11">– </text:span>осведомился я.</text:p>
      <text:p text:style-name="P51"><text:span text:style-name="T11">– </text:span>Ч-ч-человек А-а-анонимус? <text:span text:style-name="T11">– </text:span>заикаясь, переспросил охранник. Он присмотрелся ко мне получше и изо всех сил опустил копыто мне на ботинок.</text:p>
      <text:p text:style-name="P51"/>
      <text:p text:style-name="P51">Бляяя!!! Ах ты ж!!!</text:p>
      <text:p text:style-name="P51"/>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1">– </text:span>двадцать пять минут у нас есть.</text:p>
      <text:p text:style-name="P51"><text:soft-page-break/></text:p>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1"/>
      <text:p text:style-name="P51"><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1"/>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развела копытами.</text:p>
      <text:p text:style-name="P51"/>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1"/>
      <text:p text:style-name="P51">Пегаска отрицательно помотала головой.</text:p>
      <text:p text:style-name="P51"><text:span text:style-name="T11">– </text:span>Ну уж фигушки. Я тебя тут не оставлю.</text:p>
      <text:p text:style-name="P51"><text:soft-page-break/><text:span text:style-name="T11">– </text:span>Дэш! <text:span text:style-name="T11">– </text:span>взмолился я. <text:span text:style-name="T11">–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
      <text:p text:style-name="P51">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1">– Ю-</text:span>хууу<text:span text:style-name="T11">!!!</text:span></text:p>
      <text:p text:style-name="P38"/>
      <text:p text:style-name="P51">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
      <text:p text:style-name="P51">Пегаска стояла на последнем этаже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text:span></text:p>
      <text:p text:style-name="P51">Я подбежал к двери, к которой сходились красные стрелки со стилизованными изображениями пони, бегущих от огня, и стал рубить её топором.</text:p>
      <text:p text:style-name="P51"/>
      <text:p text:style-name="P51"><text:span text:style-name="T11">– Анон</text:span>, подвинься!</text:p>
      <text:p text:style-name="P51">Пегаска оттеснила меня крупом и повернулась к двери задом.</text:p>
      <text:p text:style-name="P51"/>
      <text:p text:style-name="P51">БАБАХ!!!</text:p>
      <text:p text:style-name="P51"/>
      <text:p text:style-name="P51">Дверь вылетела в крохотный чуланчик, выбитая мощнейшим ударом задних ног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
      <text:p text:style-name="P51"><text:soft-page-break/>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
      <text:p text:style-name="P51"><text:span text:style-name="T11">– </text:span>Ну,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1"/>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
      <text:p text:style-name="P51"><text:span text:style-name="T11">– </text:span>Ты! Не! По! Нял! Те! Бе! Не! Льзя! Тут! Ос! Та! ВАТЬСЯ!!! <text:span text:style-name="T11">– </text:span>мощный толчок изнутри катапультировал её с люка.</text:p>
      <text:p text:style-name="P51"/>
      <text:p text:style-name="P51">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
      <text:p text:style-name="P51">Таких ругательств, что раздались через мгновение, ты в Эквестрии ещё не слыхал, Анон!</text:p>
      <text:p text:style-name="P51"/>
      <text:p text:style-name="P51">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1"/>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
      <text:p text:style-name="P51">Я осторожно выглянул из куста.</text:p>
      <text:p text:style-name="P51"><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
      <text:p text:style-name="P51"><text:span text:style-name="T11">–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
      <text:p text:style-name="P51">Так как дипломатические таланты пегаски явно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
      <text:p text:style-name="P51">Пегаска задумалась. Она обернулась ко мне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
      <text:p text:style-name="P51">Дэш кивнула. Закры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
      <text:p text:style-name="P51"><text:soft-page-break/><text:span text:style-name="T11">– </text:span>ОГО!</text:p>
      <text:p text:style-name="P51">Единорожка аж села на крыльцо от удивления.</text:p>
      <text:p text:style-name="P51"/>
      <text:p text:style-name="P51"><text:span text:style-name="T11">– </text:span>Представля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
      <text:p text:style-name="P51">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 увешан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1">Единорожка улеглась на тюфяке и задумалась. Мы с Дэш шмякнулись на ковёр. Единорожа молча смотрела на нас, машинально покусывая копыто. Я от нечего делать принялся разглядывать афиши на стене.</text:p>
      <text:p text:style-name="P51"/>
      <text:p text:style-name="P51"><text:span text:style-name="T11">– Т</text:span>ут Великая и Могучая Трикси впервые даёт представление в Кантерлоте, <text:span text:style-name="T11">– </text:span>отвлеклась от раздумий единорожка. <text:span text:style-name="T11">– </text:span>А вот тут мы успешно демонстрируем наш самый первый фокус!</text:p>
      <text:p text:style-name="P51"><text:span text:style-name="T11">– </text:span>А это, <text:span text:style-name="T11">– </text:span>оживилась единорожка, <text:span text:style-name="T11">–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1">Единорожка уставилась на Дэш. Та икнула и сделала вид, что увлечённо интересуется видом из окна. Трикси кивнула своим мыслям.</text:p>
      <text:p text:style-name="P51"/>
      <text:p text:style-name="P51"><text:span text:style-name="T11">– </text:span>Как бы то ни было, <text:span text:style-name="T11">– </text:span>единорожка смерила меня взглядом, <text:span text:style-name="T11">–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38"/>
      <text:p text:style-name="P51"><text:span text:style-name="T11">– </text:span>Не пойдёт! <text:span text:style-name="T11">– </text:span>заявил я. <text:span text:style-name="T11">– </text:span>Я уже сказал,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
      <text:p text:style-name="P51">Окно <text:s/>комнаты распахнулось. Внутрь ворвался вой сирены. Несколько полицейских фургонов промчались по улице мимо.</text:p>
      <text:p text:style-name="P51">Вот дискорд!!!</text:p>
      <text:p text:style-name="P51"><text:span text:style-name="T11">– </text:span>Трикси знала, что мы договоримся, <text:span text:style-name="T11">– </text:span>улыбнулась единорожка.</text:p>
      <text:p text:style-name="P51"/>
      <text:p text:style-name="P51">…</text:p>
      <text:p text:style-name="P38"><text:soft-page-break/></text:p>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Трикси, куда исчезла принцесса Селестия!</text:p>
      <text:p text:style-name="P51"><text:span text:style-name="T11">– </text:span>Так вот почему я не могла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
      <text:p text:style-name="P51">Я едва не пропустил мимо ушей сказанное единорожкой.</text:p>
      <text:p text:style-name="P51"><text:span text:style-name="T11">– </text:span>Стой! Что ты там сказала о Селестии? Куда она исчезла?</text:p>
      <text:p text:style-name="P51">Трикси молча левитировала мне газеты с трюмо.</text:p>
      <text:p text:style-name="P51"/>
      <text:p text:style-name="P51">…</text:p>
      <text:p text:style-name="P51"/>
      <text:p text:style-name="P51">Ох, фак! Фак-фак-фак!!!</text:p>
      <text:p text:style-name="P51"/>
      <text:p text:style-name="P51">«<text:span text:style-name="T24">Исчезновение дневной главы диархии: Эквестрия в панике!</text:span>» (статья двухдневной давности).</text:p>
      <text:p text:style-name="P51">«<text:span text:style-name="T24">Принцесса Селестия исчезла вчера утром! Придворный церемониймейстер, мисс Трейдишнс, обнаружила лишь недопитый кофе в чашке! Всепони Эквестрии собираются в стихийные митинги!</text:span>» (вчерашняя статья).</text:p>
      <text:p text:style-name="P51">«<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24">Да отстаньте же вы от меня! Он сказал, что ест пони, но я этого НЕ ВИДЕЛА!!!</text:span>»).</text:p>
      <text:p text:style-name="P51">«<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4">Принцесса Луна в ярости! Ночная глава диархии высказалась о произошедшем: «Мы так и знали, что не стоит распинаться перед этим двуногим ничтожеством! Если бы Наша Сестра Нас хоть изредка слушалась…</text:span>»»</text:p>
      <text:p text:style-name="P51"/>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8"/>
      <text:p text:style-name="P38">– <text:span text:style-name="T1">Офигеть! Нас ищут сами Вондерболты! Даже не знаю, радоваться этому, или огорчаться, </text:span>– <text:span text:style-name="T1">пробормотала пегаска.</text:span></text:p>
      <text:p text:style-name="P38">–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51"/>
      <text:p text:style-name="P67">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text:soft-page-break/>Я зажал голову в ладонях и застонал, покачиваясь из стороны в сторону.</text:p>
      <text:p text:style-name="P51"/>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1"/>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7"><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
      <text:p text:style-name="P51">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1"/>
      <text:p text:style-name="P38"><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1"/>
      <text:p text:style-name="P51">Дэш в отчаянии стала трясти меня. При последних её словах у меня в мозгу зажглась лампочка.</text:p>
      <text:p text:style-name="P51">Флаттершай. Эпплджек. Рэрити. Пинки. Твайлайт. Рэйнбоу Дэш. Бинго!</text:p>
      <text:p text:style-name="P51"/>
      <text:p text:style-name="P51">МВА-ХА-ХА!</text:p>
      <text:p text:style-name="P51"/>
      <text:p text:style-name="P51">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
      <text:p text:style-name="P51">Единорожка задумалась и продолжила:</text:p>
      <text:p text:style-name="P51">– Более того, Трикси поможет вам! Вы можете взять наш гастрольный фургон! В нём примат может незамеченным добраться до Понивилля.</text:p>
      <text:p text:style-name="P51"/>
      <text:p text:style-name="P51">Трикси оценивающе взглянула на меня.</text:p>
      <text:p text:style-name="P51">– Конечно, Трикси могла бы сопровождать тебя в Понивилль, человек. И даже обучить паре-другой фокусов, – единорожка сделала мне «глазки»…</text:p>
      <text:p text:style-name="P51"/>
      <text:p text:style-name="P51">…Рэйнбоу Дэш нахмурилась…</text:p>
      <text:p text:style-name="P51"/>
      <text:p text:style-name="P38"><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44"/>
      <text:h text:style-name="Heading_20_2" text:outline-level="2">17. <text:span text:style-name="T1">Деградация</text:span></text:h>
      <text:p text:style-name="P93"/>
      <text:p text:style-name="P51">– Ы! Ы! Ы! Ы! Ы!</text:p>
      <text:p text:style-name="P51">Дэш стучала лбом о сосну с такой силой, что на неё сверху падали иголки и шишки.</text:p>
      <text:p text:style-name="P51"/>
      <text:p text:style-name="P51">Я вышел из фургона и присел рядом.</text:p>
      <text:p text:style-name="P51">– Дэш! В конце-концов, мы можем спать днём, а идти ночью. Тогда я смогу тащить фургон. Не стоит тебе так мучаться.</text:p>
      <text:p text:style-name="P51"/>
      <text:p text:style-name="P51">Пегаска молча стояла, прижавшись лбом к стволу. Я продолжил.</text:p>
      <text:p text:style-name="P51"><text:soft-page-break/>– Или же мы можем нанять земнопони. Я не буду показываться из фургона, а ты строго запретишь ему совать нос внутрь.</text:p>
      <text:p text:style-name="P51"/>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
      <text:p text:style-name="P51">Я вздохнул. Из-за меня страдала пегаска, мой единственный друг в последние дни. Пегасы явно не были заточены таскать земные повозки: для Дэш тащить фургон было всё равно что для меня плыть по асфальту. Но лучшего способа передвижения мы так и не придумали.</text:p>
      <text:p text:style-name="P51">Железная дорога была для нас закрыта. И, разумеется, единственный наземный путь через горы проходил по железнодорожному тоннелю! Чокнутые пони вырубили из базальтовой скалы нарушающий все мыслимые и немыслимые физические законы Кантерлот, но так и не сподобились проложить через горы обходную дорогу на случай аварии в тоннеле!</text:p>
      <text:p text:style-name="P51"/>
      <text:p text:style-name="P51">Посмотрев на карту и крепко выругавшись, я решил решил обойти горы через Филлидельфию. И к текущему моменту уже сбился со счёта от беззвучных благодарностей лазурной единорожке. Патрули пегасов мелькали в небе каждые два-три часа и без фургончика Трикси я был бы пойман в первый же день. Безопасно выходить из фургона можно было только под прикрытием деревьев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по пути, нужно было остерегаться случайных путников.</text:p>
      <text:p text:style-name="P51">Проклятье, если бы дело касалось только меня, я бы уже давно сдался властям! Мне было дико неуютно от того, что из-за меня мучалась пегаска. Но оставалась миссия, которую надо было выполнить во что бы то ни стало. Сел была убеждена, что от её исхода зависит судьба Эквестрии, и я должен был выполнить данное ей обещание.</text:p>
      <text:p text:style-name="P51"/>
      <text:p text:style-name="P51">– Дэш, – сказал я беспомощно. – Если я чем-то могу помочь — только скажи…</text:p>
      <text:p text:style-name="P51">Пегаска серьёзно взглянула на меня.</text:p>
      <text:p text:style-name="P51">– Можешь.</text:p>
      <text:p text:style-name="P51">– Как? – я с готовностью подхватился с земли.</text:p>
      <text:p text:style-name="P51"/>
      <text:p text:style-name="P51">Пегаска пробормотала что-то чуть слышно.</text:p>
      <text:p text:style-name="P51">– Что? – не расслышал я.</text:p>
      <text:p text:style-name="P51">– Обними меня, – напряжённо повторила Дэш. – Ну, помнишь, как ты это сделал на крыше «Псинтела»? Мне станет легче тянуть.</text:p>
      <text:p text:style-name="P51"/>
      <text:p text:style-name="P51">Всего-то? Я пожал плечами и обнял пегаску.</text:p>
      <text:p text:style-name="P51"/>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 Гы-гы-гы, круть! Пожалуй, это даже лучше почесушек! Осталось только проверить…</text:p>
      <text:p text:style-name="P51"><text:soft-page-break/>– Проверить что? – прохрипел я. Сила объятий пегаски поражала.</text:p>
      <text:p text:style-name="P51">– Проверить, насколько круче будут обнимашки с почесушками вместе! Приступай же!</text:p>
      <text:p text:style-name="P51"/>
      <text:p text:style-name="P51">…</text:p>
      <text:p text:style-name="P51"/>
      <text:p text:style-name="P51">– Ниже… Ещё ниже… Да, между крыльями… Оххх…</text:p>
      <text:p text:style-name="P51"/>
      <text:p text:style-name="P51">Пегаска странно напрялась и стала глубоко дышать. Я почувствовал игру махательных мышц под пальцами. Немного отстранившись от пегаски я заметил, что она закрыла глаза, её крылья встали торчком, а на мордочке расплывается глупая улыбка.</text:p>
      <text:p text:style-name="P51"/>
      <text:p text:style-name="P51">– Кру-у-у-то-о-о… – прошептала Дэш с закрытыми глазами. – Это действительно крутецки круто…</text:p>
      <text:p text:style-name="P51"/>
      <text:p text:style-name="P51">Внезапно её дыхание участилось, она с силой надавила на меня грудью. Мне пришлось опустить руки и упереться локтями в землю, чтобы не растянуться окончательно.</text:p>
      <text:p text:style-name="P51">– Дэш, ты чего?! Какого чёрта?</text:p>
      <text:p text:style-name="P51"/>
      <text:p text:style-name="P51">Дэш раскрыла глаза. Я упёрся ладонью ей в грудь и осторожно отодвинул от себя. Пегаска разжала объятия и залилась краской.</text:p>
      <text:p text:style-name="P51">– Я… Эмм… Хотела проверить…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буду предупреждён.</text:p>
      <text:p text:style-name="P51"/>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гы! Что-то ты не слишком был готов к этому разу!</text:p>
      <text:p text:style-name="P51"/>
      <text:p text:style-name="P51">Пегаска со смехом прыгала вокруг меня, бодаясь головой и раз-за-разом опрокидывая меня на землю. В конце концов я демонстративно прекратил попытки подняться и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сухих веточек и даже прошлогодних гнёзд. Столкновение с любым более-менее крепким сучком стало бы для неё фатальным. В этот момент я хорошо понял <text:soft-page-break/>охающих родителей, наблюдающих с мест за спортивными трюками своих чад! Смешно это выглядит только со стороны. На самом деле ощущение — врагу не пожелаешь.</text:p>
      <text:p text:style-name="P51"/>
      <text:p text:style-name="P51">Наконец Дэш приземлилась, пропахав в дёрне борозды тормозного следа.</text:p>
      <text:p text:style-name="P51">– Ффух! Ещё бы немного, и я рехнулась от тоски! Как только Эпплджек эти телеги таскает? Это же офигенски скучно!</text:p>
      <text:p text:style-name="P51"/>
      <text:p text:style-name="P51">Пегаска накинула на себя плащ и стала впрягаться в фургончик.</text:p>
      <text:p text:style-name="P51">– Анон, залазь внутрь. Там впереди какой-то посёлок. Купим еды и узнаем новости. И ещё, запомни одну мегаважную вещь на будущее!</text:p>
      <text:p text:style-name="P51">– Какую?</text:p>
      <text:p text:style-name="P51">– Обнимашки с почесушками, – важно сказала пегаска, – намного круче просто почесушек!</text:p>
      <text:p text:style-name="P51"/>
      <text:p text:style-name="P52">***</text:p>
      <text:p text:style-name="P51"/>
      <text:p text:style-name="P51">Сутки спустя…</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Фургон стоял на пригорке рядом с указателем. Отогнув край занавески, я наблюдал за крохотным посёлком в две улицы, раскинувшемся внизу.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1">Я вернулся за столик и продолжил корпеть над письмом.</text:p>
      <text:p text:style-name="P51"/>
      <text:p text:style-name="P51">«…<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пегаске, чёрт бы меня побрал!</text:span></text:p>
      <text:p text:style-name="P62"/>
      <text:p text:style-name="P62">Дела тут идут неважнецки, если не сказать «совсем паршиво». В этой глуши далеко не так опрятно и красиво, как вблизи Кантерлота или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пони, но те никогда не подходят близко и при попытке приблизиться убегают. Тут от тоски уже даже патрульным пегасам <text:soft-page-break/>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2"/>
      <text:p text:style-name="P62">Бывает,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2"/>
      <text:p text:style-name="P62">Дэш совсем приуныла. Обычно бойкая и разговорчивая, сейчас она часами тянет фургон без единого слова. Даже перерывы на полёты её перестали радовать. Только во время сеансов «обнимашек» я чувствую, как к ней приходит радость. От потасовок-обнимашек-почесушек пегаска в восторге. В эти минуты я чувствую себя врачом-психотерапевтом и нянькой одновременно! Главное, чтобы во время этих сеансов «лечения» не расфигачить вдребезги фургончик Трикси, нам его ещё возвращать придётся.</text:p>
      <text:p text:style-name="P62"/>
      <text:p text:style-name="P6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вспоминает, как называется та или иная вещь. Это меня беспокоит: раньше такого не случалось. Быть может, это от усталости: она таки здорово вымоталась за эти дни. Вернёмся в Понивилль — закажу ей самый лучший курс лечебных сеансов в спа-салоне.</text:p>
      <text:p text:style-name="P62"/>
      <text:p text:style-name="P62">В общем, если карта не ошибается, завтра мы доберёмся до Филлидельфии, а ещё через неделю — до Понивилля. И если мой план будет удачным, мы найдём тебя, где бы ты ни была. Если мне при этом повезёт, у меня будет возможность лично уничтожить этот клочок бумаги. Если же нет — вам понадобится новый Анон (бу-га-га!).</text:p>
      <text:p text:style-name="P62"/>
      <text:p text:style-name="P2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2">так её </text:span><text:span text:style-name="T3">разэтак</text:span><text:span text:style-name="T62">,</text:span><text:span text:style-name="T20"> магия!</text:span></text:p>
      <text:p text:style-name="P152"/>
      <text:p text:style-name="Standard"><text:span text:style-name="T20">P.S. Мне тебя не хватает. Сильно.</text:span><text:span text:style-name="T54">»</text:span></text:p>
      <text:p text:style-name="P51"/>
      <text:p text:style-name="P51">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
      <text:p text:style-name="P51">Дэш отвернулась от огня и взглянула на меня.</text:p>
      <text:p text:style-name="P51"><text:soft-page-break/>–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1"/>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
      <text:p text:style-name="P51">Проклятье! Знакомые симптомы, Анон! Не далее, как пять минут назад ты описывал их в письме Селестии.</text:p>
      <text:p text:style-name="P51">Нехорошее предчувствие закралось в душу. Я поставил кастрюлю с картошкой на печку.</text:p>
      <text:p text:style-name="P51"/>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изо всех сил, <text:s/>подпрыгнула ещё выше.</text:p>
      <text:p text:style-name="P51">– …Да ладно!</text:p>
      <text:p text:style-name="P51"/>
      <text:p text:style-name="P51">Пегаска сидела на полу и удивлённо рассматривала свои крылья. Потом для уверенности подёргала зубами за маховые перья.</text:p>
      <text:p text:style-name="P51">– Ай! Вроде не сплю — боль чувствуется. Тогда какого сена я падаю?!!</text:p>
      <text:p text:style-name="P51"><text:soft-page-break/>– Дэш, – мягко сказал я. – Пегасы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text:p text:style-name="P51">– Ы-ы-ы…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
      <text:p text:style-name="P51">Я мыл тарелки после ужина, когда услышал бормотание Дэш за спиной.</text:p>
      <text:p text:style-name="P51"/>
      <text:p text:style-name="P51">«И-и-и… о-о-о… эн… а-а-а… И она… П-э-э-э… о-о-о… Как эта буква называется, забери меня дискорд? Ша? Ша! Эл! А! Мммм… И она пошла… Ы-ы-ы!!!»</text:p>
      <text:p text:style-name="P51"/>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
      <text:p text:style-name="P51">Пегаска залезла на диван и похлопала по подушке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text:soft-page-break/>– Сказку!!! – подушка полетела в меня.</text:p>
      <text:p text:style-name="P51"/>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
      <text:p text:style-name="P51">…</text:p>
      <text:p text:style-name="P51"/>
      <text:p text:style-name="P51">– Вот тебе поучительная сказка с моралью. Слушай.</text:p>
      <text:p text:style-name="P51">Я устроился на диване, положив под ноги подушку, на которой тут же примостилась и пегаска.</text:p>
      <text:p text:style-name="P51"/>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пожалуйста-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text:soft-page-break/>–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
      <text:p text:style-name="P51">Скррржжжж… Скррржжж… Скррржжж…</text:p>
      <text:p text:style-name="P51"/>
      <text:p text:style-name="P51">Снаружи раздался скрежет. В глубокой ночи, посреди абсолютной тишины, этот тихий размеренный звук таил необъяснимую угрозу.</text:p>
      <text:p text:style-name="P51"/>
      <text:p text:style-name="P51">Скррржжжж… Скррржжж…</text:p>
      <text:p text:style-name="P51"/>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
      <text:p text:style-name="P51">На земле прямо перед фургоном сидела кобылка-жеребёнок с большим бантом. Зажав в зубах гвоздь, она выцарапывала что-то на жестяной крышке коробки из-под конфет.</text:p>
      <text:p text:style-name="P51">– Что ты тут делаешь так поздно? Где твои родители? – вздохнул с облегчением я.</text:p>
      <text:p text:style-name="P51"/>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символы.</text:p>
      <text:p text:style-name="P51"/>
      <text:p text:style-name="P51">«<text:span text:style-name="T60">37 пни</text:span></text:p>
      <text:p text:style-name="P70">24пн</text:p>
      <text:p text:style-name="P70">15</text:p>
      <text:p text:style-name="P51"><text:span text:style-name="T24">1</text:span>»</text:p>
      <text:p text:style-name="P51"/>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формочку для песка в виде аликорна и положила передо мной. Вернувшись к табличке, <text:soft-page-break/>она постучала по ней копытом и указала куда-то вверх. Я посветил туда фонариком. В круге света белел знакомый указатель.</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Липкое чувство безотчётного ужаса зародилось у меня где-то между лопаток и протянуло холодные щупальца к сердцу.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text:p text:style-name="P51">– Анон! Оглянись! – тревожно воскликнула Дэш у меня за спиной.</text:p>
      <text:p text:style-name="P51"/>
      <text:p text:style-name="P51">Прямо за нами в тишине в круг света вползла трещина. Она змеёй струилась по земле,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Едва видные в свете луны, десятки разломов в долине внизу паутиной сходились к месту, эпицентром которого был Груммингтон.</text:p>
      <text:p text:style-name="P51"/>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
      <text:p text:style-name="P51">УУУУУУРРРРРРГГГГХХХХХХХ!!!</text:p>
      <text:p text:style-name="P51"/>
      <text:p text:style-name="P51">Со стоном ухнул Груммингтон в разверзшуюся пропасть. Рухнуло всё: дома, ратуша, кафе, магазин. Заборы с треском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text:p text:style-name="P51">– Анон, запрыгивай!</text:p>
      <text:p text:style-name="P51"/>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формочку и шагнул к фургону. Потом передумал и знаком попросил пегаску подождать. Перешагнув через разлом, я поднял жестянку с <text:soft-page-break/>земли и прислонил её к указателю.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1"/>
      <text:h text:style-name="Heading_20_2" text:outline-level="2">18. Филлидельфия</text:h>
      <text:p text:style-name="P38"/>
      <text:p text:style-name="P51">Филлидельфия была слишком велика, чтобы сгинуть полностью — Провал лишь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в месте сужения Провала, через трещину были перекинуты сбитые наспех мостки.<text:line-break/>Мы стояли на одном краю пропасти и наблюдали, как на противоположном краю немногочисленные оставшиеся жители, выстроившись гуськом, садятся в вагон. Паровоз пыхал дымом где-то вдалеке, в голове поезда. Прямо перед нами, за дюжину метров от последнего вагона, пути обрывались в пропасть изломанными полосами стали.</text:p>
      <text:p text:style-name="P51">Я поднял кусок газеты, прибитый ветром к ограждению и быстро пробежался по заголовкам.</text:p>
      <text:p text:style-name="P51"/>
      <text:p text:style-name="P51">«<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5">Воззвание к нации Её Высочества, принцессы Луны: ввиду чрезвычайных обстоятельств распоряжением Ночной Главы Диархии пятница отводится для безоплатных работ по возведению мостов через провалы. Расписание работ трудовых бригад по участкам…</text:span><text:span text:style-name="T51">».</text:span> «<text:span text:style-name="T24">Нехватка пегасов-погодников: указ принцессы Луны разрешает набор в погодные команды пегасов с аттестацией по ускоренному курсу</text:span>». «<text:span text:style-name="T24">Вести из провинции: Груммингтон, Снортинг и <text:s/>Питсвилль накрыло пятно магической деградации. Волонтёры устанавливают предупреждающие знаки и указатели объезда поражённой области…</text:span>». «<text:span text:style-name="T24">Криминальный мир: опасный преступник, примат «анонимус», всё ещё на свободе!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
      <text:p text:style-name="P51">На ближайшей же стен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сутки мы не видели ни одного пегасьего дозора. Я уже свободно шагал рядом с Дэш, не боясь разоблачения.</text:p>
      <text:p text:style-name="P51"/>
      <text:p text:style-name="P51">Издав прощальный гудок, поезд двинулся вперёд. После его отъезда установилась неуловимая, неописуемая словами звенящая тишина. Филлидельфия стала городом-призраком.</text:p>
      <text:p text:style-name="P51"/>
      <text:p text:style-name="P51"><text:soft-page-break/>–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1"/>
      <text:p text:style-name="P51">Пегаска взмахнула крыльями для эффекта. Неожиданно для неё и меня, взмах крыльев подбросил её вверх на хороший метр.</text:p>
      <text:p text:style-name="P51"/>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text:p text:style-name="P51">– Ю-ху-у-у!!! – пусть и не так быстро и легко, как раньше, но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исчезла в разломе.</text:p>
      <text:p text:style-name="P51"/>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
      <text:p text:style-name="P51">Пегаска критически оглядела меня.</text:p>
      <text:p text:style-name="P51">– В тебе сто пятьдесят – сто семьдесят фунт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старой, больной клячей. То есть, кое-как держаться в воздухе, чуть похуже Флаттершай, ещё могу. А насчёт буксировки — не уверена. Надо попробовать.</text:p>
      <text:p text:style-name="P51"/>
      <text:p text:style-name="P51">…</text:p>
      <text:p text:style-name="P51"/>
      <text:p text:style-name="P51">Когда дорожное покрытие слилось в сплошную серую полосу, а руль самоката начал вибрировать от скорости у меня в руках,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text:p text:style-name="P51">– Дэш, ты это нарочно? Про «клячу» и всё такое?</text:p>
      <text:p text:style-name="P51">– А что такое? – невинно спросила пегаска, полуобернувшись ко мне задом.</text:p>
      <text:p text:style-name="P51"><text:soft-page-break/>–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А того, что я тебя сейчас!..</text:p>
      <text:p text:style-name="P51"/>
      <text:p text:style-name="P51">ХЛОП!</text:p>
      <text:p text:style-name="P51"/>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была такой милой тогда.</text:p>
      <text:p text:style-name="P51"/>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
      <text:p text:style-name="P51"><text:soft-page-break/>Я задумался.</text:p>
      <text:p text:style-name="P51">– Я не плачу, потому, что я — мужчина. Нас так воспитывают. Кроме того, в моём собственном мире дела идут куда хуже.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
      <text:p text:style-name="P51">Пегаска всмотрелась мне в лицо, как будто видя меня впервые.</text:p>
      <text:p text:style-name="P51">– Ты имеешь ввиду, тебе утром никто не скажет: «Привет, хорошего дня»?</text:p>
      <text:p text:style-name="P51">– Да, примерно это я и имел ввиду.</text:p>
      <text:p text:style-name="P51">Пегаска печально покачала головой.</text:p>
      <text:p text:style-name="P51">– Сочувствую. Без друзей не прикольно. Всем нужны друзья. Даже Дискорду, дискорд его забери!</text:p>
      <text:p text:style-name="P51"/>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Пегаска положила голову мне на плечо и прижалась всем телом в ответ.</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Филлидельфии до Понивилля на карте было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1"><text:soft-page-break/></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пропасть.</text:p>
      <text:p text:style-name="P51"/>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семьдесят фунтов, – половина наших запасов картошки ухнула следом.</text:p>
      <text:p text:style-name="P51">– Я могу тащить тебя, когда ты весишь двести! – насос и запасные колеса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1">И товары</text:span> вовсе<text:span text:style-name="T61"> не </text:span>бесплатные<text:span text:style-name="T61"> </text:span>— я оставлял в магазинах деньги — последние, кстати! Дай, я сам отберу припасы…</text:p>
      <text:p text:style-name="P51"/>
      <text:p text:style-name="P51">…</text:p>
      <text:p text:style-name="P51"/>
      <text:p text:style-name="P51">Ю-ху-у-у!!!</text:p>
      <text:p text:style-name="P51"/>
      <text:p text:style-name="P51">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расхохотаться и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
      <text:p text:style-name="P51">За час воздушной буксировки мы продвинулись так, как раньше за день.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вижу Кантерлот. Ещё день пути — и сворачиваем к Понивиллю.</text:p>
      <text:p text:style-name="P51"><text:soft-page-break/>– А ты выдержишь?</text:p>
      <text:p text:style-name="P51">Пегаска фыркнула.</text:p>
      <text:p text:style-name="P51">– Я-то выдержу. Самокат — не уверена.</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ие сутки?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text:p text:style-name="P51">– «Трасса 52», – прочла Дэш на табличке и почесала в затылке. – Что-то я не помню тут никаких трасс. Наверное, недавно построили.</text:p>
      <text:p text:style-name="P51"/>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text:p text:style-name="P51">– Дэ-э-эш! Тормози-и-и!!!</text:p>
      <text:p text:style-name="P51">– Чего-о-о?! Не слышу-у-у!!!</text:p>
      <text:p text:style-name="P51"/>
      <text:p text:style-name="P51">КРАК!!!</text:p>
      <text:p text:style-name="P51"/>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соскочило с оси и покатилось по своим делам. Металл самоката при трении об покрытие дороги выпустил пышный пламенный хвост 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2">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ное сияние.</text:p>
      <text:p text:style-name="P62"/>
      <text:p text:style-name="P62"><text:s/>В какой-то момент пришло осознание.</text:p>
      <text:p text:style-name="P62"/>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text:soft-page-break/>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
      <text:p text:style-name="P62">В сиянии проступают очертания предметов. Дверь? Этот предмет называется «дверь»? Кровать? Капельница? Дефибриллятор?</text:p>
      <text:p text:style-name="P62">Я зажмуриваюсь от яркого света люминесцентных ламп. Откуда-то сбоку доносится неприятный зуммер и тихие фразы.</text:p>
      <text:p text:style-name="P62"/>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
      <text:p text:style-name="P62">Я открываю глаза и вижу фигуру в голубом.</text:p>
      <text:p text:style-name="P62"/>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text:p text:style-name="P62">– Больной, как вы себя чувствуете? Вы можете назвать своё имя?</text:p>
      <text:p text:style-name="P62"/>
      <text:p text:style-name="P62">Я закрываю глаза и пытаюсь вспомнить.</text:p>
      <text:p text:style-name="P62"/>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
      <text:p text:style-name="P62">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text:p>
      <text:p text:style-name="P62">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text:p text:style-name="P62">– Ано-о-он! Ано-о-он! Ано-о-он!</text:p>
      <text:p text:style-name="P62"/>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text:p>
      <text:p text:style-name="P62"/>
      <text:p text:style-name="P62">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text:soft-page-break/>Я помню насыщенный магией воздух и склонившиеся надо мной неземные фигуры. Я помню её. Её имя Селестия…</text:p>
      <text:p text:style-name="P62"/>
      <text:p text:style-name="P62">Я открываю глаза и вижу фигуру в голубом.</text:p>
      <text:p text:style-name="P62"/>
      <text:p text:style-name="P51">…</text:p>
      <text:p text:style-name="P51"/>
      <text:p text:style-name="P51">Сознание с трудом возвращалось в гудевшую <text:span text:style-name="T6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text:p text:style-name="P51">– Ано-о-он! Ано-о-он! Встава-а-ай!</text:p>
      <text:p text:style-name="P51">– И как, интересно, я могу встать, если ты стоишь прямо надо мной? – с трудом отвечаю я.</text:p>
      <text:p text:style-name="P51">– Хорош умничать! – буркнула пегаска сквозь слёзы. – Анон?!!</text:p>
      <text:p text:style-name="P51"/>
      <text:p text:style-name="P51">Я был полузадушен силой объятий пегаски.</text:p>
      <text:p text:style-name="P51"/>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1">А т</text:span>ы вставать не хотел! Я очень-очень испугалась. <text:span text:style-name="T61">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Так доберёмся дня за три, если не напрягаться и бежать не больше пяти часов в сутки. А если бежать тротом…</text:p>
      <text:p text:style-name="P51"/>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тротом, иноходью, кентером и махом. Для убедительности, Дэш вычерчивала у меня на груди фигуры, обозначавшие нас, Понивилль и дорогу.</text:p>
      <text:p text:style-name="P51"/>
      <text:p text:style-name="P51">Вроде, не издевается.</text:p>
      <text:p text:style-name="P51"/>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text:p text:style-name="P51"><text:soft-page-break/>– Я бегаю ещё хуже, чем ты таскаешь фургоны. То есть, чуть лучше, чем никак.</text:p>
      <text:p text:style-name="P51"/>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
      <text:p text:style-name="P51">У Дэш отвалилась челюсть.</text:p>
      <text:p text:style-name="P51"><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без движения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pan text:style-name="T1">–</text:span> Вряд ли меня так можно называть. Очень далёкие параллели. <text:span text:style-name="T1">У</text:span> нас совсем нет магии.</text:p>
      <text:p text:style-name="P51"><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
      <text:p text:style-name="P53">Пегаска густо покраснела.</text:p>
      <text:p text:style-name="P53"/>
      <text:p text:style-name="P52">***</text:p>
      <text:p text:style-name="P51"/>
      <text:p text:style-name="P51">Два дня спустя…</text:p>
      <text:p text:style-name="P51"/>
      <text:p text:style-name="P51"><text:soft-page-break/>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 чтобы обойти озеро.</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39"/>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пасть припасы.</text:p>
      <text:p text:style-name="P53"/>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изощрённых ругательств<text:span text:style-name="T61"> мне</text:span> удалось замазать самые большие щели. За тестовый<text:span text:style-name="T61"> </text:span>получасовый заплыв<text:span text:style-name="T61"> </text:span>в лодку набралось всего две банки воды! Я чувствовал себя кораблестроителем!</text:p>
      <text:p text:style-name="P53"/>
      <text:p text:style-name="P53">– Ну что, отправляемся? – Дэш свесилась с носа, глядя в зеленоватую воду. – Как лодку назовёшь, кэп?</text:p>
      <text:p text:style-name="P53">– «Две банки»<text:span text:style-name="T11">,</text:span> – буркнул я.</text:p>
      <text:p text:style-name="P39"/>
      <text:p text:style-name="P39">…</text:p>
      <text:p text:style-name="P39"/>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прибрежных ив.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
      <text:p text:style-name="P53">Надо бы поговорить с Твайлайт по возвращению в Понивилль, Анон! Что-то тревожит пегаску с самого Фетлока. Наверное, наша поездка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
      <text:p text:style-name="P53">Я налёг на вёсла. И всё же это был славный заплыв! Медитативный плеск волн, ласково греющее спину солнце, крики чаек настроили меня на философский лад. </text:p>
      <text:p text:style-name="P53"/>
      <text:p text:style-name="P53"><text:soft-page-break/>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реходов? Достаточно ли сильны руки для многочасовой гребли? Выдержит ли психика потерю той, кого… ну, не любил, но был очень привязан?</text:p>
      <text:p text:style-name="P53"/>
      <text:p text:style-name="P53">А вот шиш вам всем! Я не разнылся, а,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я верну Сел! И тогда…</text:p>
      <text:p text:style-name="P53"/>
      <text:p text:style-name="P53">– Анон, – прервала ход моих мыслей пегаска. – Наш путь заканчивается. В Понивилле мы расстанемся. Ты ничего не хочешь мне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
      <text:p text:style-name="P53">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3"/>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думаешь о ней! Так сильно, что вообще ничего вокруг не замечаешь!</text:p>
      <text:p text:style-name="P53"/>
      <text:p text:style-name="P53">Та-а-ак! Вот в чём дело, лягать меня в пузо! Пегаска ревнует! Какого хера? <text:span text:style-name="T61">Я не давал ей повода!</text:span></text:p>
      <text:p text:style-name="P68"/>
      <text:p text:style-name="P53">– Это не твоё дело! – рявкнул я.</text:p>
      <text:p text:style-name="P53">– Ах, не моё?! Не моё после побега из Псинтела?! Не моё после обнимашек в фургоне?! Не моё после трассы 52?!! Ты… Ты…</text:p>
      <text:p text:style-name="P53">– Что «я»??!</text:p>
      <text:p text:style-name="P53">– Ты… ты неискренний со мной! Так нечестно!!!</text:p>
      <text:p text:style-name="P53">– Ты тоже не слишком-то искренняя! Иначе бы рассказала, что видела в заклинании Прозрения! – огрызнулся я. –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1">н жил с пони! И они </text:span>офигенно <text:span text:style-name="T61">любили друг друга! И у них </text:span>был<text:span text:style-name="T61"> </text:span>офигенный <text:span text:style-name="T61">секс! </text:span>И это было офигенно круто!<text:span text:style-name="T61"> </text:span>А ты… Ты <text:span text:style-name="T11">— н</text:span>е такой! Ты не любишь пони!!!</text:p>
      <text:p text:style-name="P53">С каждым предложением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пяткой ноги <text:span text:style-name="T1">сверху вниз</text:span> топающим движением</text:p></text:note-body></text:note>.</text:p>
      <text:p text:style-name="P53"><text:soft-page-break/></text:p>
      <text:p text:style-name="P53">КРАК!</text:p>
      <text:p text:style-name="P53"/>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
      <text:p text:style-name="P53">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53"/>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1"/>
      <text:p text:style-name="P3">ПЛЮХ!!!</text:p>
      <text:p text:style-name="P3">Оп-па!</text:p>
      <text:p text:style-name="P3"/>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1"/>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
      <text:p text:style-name="P53"><text:soft-page-break/>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вообще,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
      <text:p text:style-name="P53">Я молчал, осмысливая услышанное. Злость ушла. Пришла печаль.</text:p>
      <text:p text:style-name="P53"><text:span text:style-name="T11">– </text:span>Дэш, я знаю. Просто не могу о ней забыть.</text:p>
      <text:p text:style-name="P53"/>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
      <text:p text:style-name="P53">…</text:p>
      <text:p text:style-name="P53"/>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под водой на одном дыхании. Но я уже давно даже пятьдесят не могу проплыть без долгой дыхательной подготовки. Легкие атрофируются, что ли? Вроде, и не курю, но…</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и на теле, по дороге в Понивилль</text:span>.</text:p>
      <text:p text:style-name="P1"/>
      <text:p text:style-name="P1"><text:span text:style-name="T11">–</text:span> Куда это ты спрятался? <text:span text:style-name="T11">–</text:span> ивовая лоза раздвинулась, пропуская пегаску.</text:p>
      <text:p text:style-name="P3"/>
      <text:p text:style-name="P1"><text:span text:style-name="T1">Оп-па</text:span>! <text:span text:style-name="T1">М</text:span>оё тело <text:span text:style-name="T1">на автомате</text:span> попыталось выполнить три вещи: прикрыть левой рукой паховую область, дотянуться правой рукой до ветки со штанами и спрятаться за куст.</text:p>
      <text:p text:style-name="P1"/>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oft-page-break/><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text:span text:style-name="T1">одежды</text:span>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text:p>
      <text:p text:style-name="P1"/>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з<text:span text:style-name="T1">астукали поющей в ванной</text:span>.</text:p>
      <text:p text:style-name="P1"/>
      <text:p text:style-name="P1">Я не ответил.</text:p>
      <text:p text:style-name="P1"/>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text:soft-page-break/></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text:span text:style-name="T1">исповедываться</text:span>,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А под конец сорвать штаны и…” <text:span text:style-name="T11">–</text:span> вот я и хочу знать, что “и”?</text:p>
      <text:p text:style-name="P1"/>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6"/>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расположени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65">…</text:p>
      <text:p text:style-name="P3">Я непонимающе смотрел на пегаску.</text:p>
      <text:p text:style-name="P3">… </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
      <text:p text:style-name="P1">Я глядел на пегаску и не мог <text:span text:style-name="T1">понять</text:span>, что она мне предлагает.</text:p>
      <text:p text:style-name="P1"><text:span text:style-name="T11">–</text:span> Дэш, ты… ?</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
      <text:p text:style-name="P1">Дэш фыркнула мне в лицо и отвернулась.</text:p>
      <text:p text:style-name="P1"><text:span text:style-name="T11">– </text:span><text:span text:style-name="T1">Я не умею. Неумеха, </text:span><text:span text:style-name="T11">– </text:span><text:span text:style-name="T1">пробормотала она тихо.</text:span></text:p>
      <text:p text:style-name="P3"/>
      <text:p text:style-name="P1"><text:soft-page-break/><text:span text:style-name="T1">Проклятье! Почему эти диллемы встают перед тобой, Анон? </text:span><text:span text:style-name="T26">Ещё мгновение </text:span><text:span text:style-name="T27">—</text:span><text:span text:style-name="T26"> и пегаска уйдёт. И у тебя исчезнет единственный друг во всём мире. Даже в двух мирах. Но ты ведь не любишь её, Анон? Не любишь ведь? Ты по-прежнему не можешь забыть Сел, что бы ты ни говорил себе!</text:span></text:p>
      <text:p text:style-name="P34"/>
      <text:p text:style-name="P65">Передо мной пронеслась вся наша история с Дэш, от похода к Зекоре до ссоры в лодке. Почему я должен ей отказывать? Сел подчеркивала, что между нами только дружба. У меня нет перед ней обязательств. А пегаска не требовала от меня ничего. И она была мне симпатична, хоть я и никогда не рассматривал её в качестве партнёра. И, блядь, у меня уже месяц секса не было!</text:p>
      <text:p text:style-name="P65"/>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
      <text:p text:style-name="P39">– <text:span text:style-name="T1">Дэш… Ты же понимаешь, что я не люблю тебя?</text:span></text:p>
      <text:p text:style-name="P39">–<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Да, у меня были отношения с Селестией. Но с н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Я начал ощущать напряжение в низу живота.</text:p>
      <text:p text:style-name="P1"/>
      <text:p text:style-name="P1">Проклятье на твою голову, Анон!<text:span text:style-name="T1"> Эквестрия целеустремлённо делает из тебя конеёба, и у тебя нет сил сопротивляться этому!</text:span></text:p>
      <text:p text:style-name="P3"><text:soft-page-break/></text:p>
      <text:p text:style-name="P1">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3"/>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развернулись и встали.</text:p>
      <text:p text:style-name="P1"/>
      <text:p text:style-name="P1"><text:span text:style-name="T11">–</text:span> <text:span text:style-name="T1">Всегда удивлялся</text:span>, как вы, пони-пегасы, держитесь в воздухе с помощью таких небольших крыльев? А ты, вдобавок, ещё и меня тащила.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text:span text:style-name="T1">ф</text:span>актическая поверхность крыльев с помощью магии увеличивается в несколько раз. И… <text:span text:style-name="T1">м-м-м…</text:span> <text:span text:style-name="T1">подъёмной </text:span>силы хватает на то, чтобы… уффф…</text:p>
      <text:p text:style-name="P1"/>
      <text:p text:style-name="P1">Мой палец чеса<text:span text:style-name="T1">л</text:span> желобок между махательными мышцами.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час же послушно сдвинулся в сторону <text:span text:style-name="T1">и вверх</text:span>… </text:p>
      <text:p text:style-name="P16"/>
      <text:p text:style-name="P1"><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text:p>
      <text:p text:style-name="P3"/>
      <text:p text:style-name="P1"><text:span text:style-name="T1">М</text:span>ой палец блуждал под хвостом у пегаски и то, что он там находил, приводило меня в сильнейшее возбуждение. Контролировать себя становилось <text:span text:style-name="T1">невыносимо </text:span>трудно.</text:p>
      <text:p text:style-name="P1"/>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text:span text:style-name="T1">ду-мать</text:span>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наконец, делом.</text:p>
      <text:p text:style-name="P1"/>
      <text:p text:style-name="P1">С этими словами пегаска встала.</text:p>
      <text:p text:style-name="P53"/>
      <text:h text:style-name="Heading_20_2" text:outline-level="2">19. <text:span text:style-name="T1">Понивилль. Фейс-контроль </text:span></text:h>
      <text:p text:style-name="P39"/>
      <text:p text:style-name="P53"><text:soft-page-break/>«<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Дэш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широко улыбнулся и захлопнул за собой дверь.</text:p>
      <text:p text:style-name="P53"/>
      <text:p text:style-name="P53">Хлоп! Мы с пегаской болтаемся в магической ауре в метре от пола, беспомощно дергая ногами и крыльями. У меня возникло чувство дежавю.</text:p>
      <text:p text:style-name="P53">Когда растрепанная заучка с бегающими глазками и недоброй ухмылочкой вышла из темноты, мне поплохело.</text:p>
      <text:p text:style-name="P53"/>
      <text:p text:style-name="P53">Ни слова ни говоря, Твайлайт отперла дверь в подвал и потащила меня за собой.</text:p>
      <text:p text:style-name="P53"/>
      <text:p text:style-name="P53"><text:span text:style-name="T11">– К</text:span>АКОГО ХУЯ?!! Твайлайт, ёб твою пони-мать, ты чего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я</text:span> не могу быть уверена, что Анон — это действительно Анон, а не наваждение Луны. Как и ты, впрочем, хи-хи! И хотя ругается он идентично оригиналу, но стопроцентно я могу быть в нём уверена только после полной, я подчёркиваю, полной проверки! Не беспокойся, Дэши, эксперимент пройдёт достаточно быстро, я уже отточила навыки на тридцати двух предыдущих попытках, хи-хи!</text:p>
      <text:p text:style-name="P53"/>
      <text:p text:style-name="P53">ХРУСТЬ!</text:p>
      <text:p text:style-name="P53"/>
      <text:p text:style-name="P53">Дверная ручка оторвалась с мясом и я продолжил низвержение в подвал.</text:p>
      <text:p text:style-name="P53"><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
      <text:p text:style-name="P53"><text:soft-page-break/>В полумраке подвала угадывалось нагромождение реторт, перегонных кубов и микроскопов. С потолка свисали какие-то коренья. В закутке виднелся автоклав. В центре подвала стоял большой стол с фиксирующими браслетами.</text:p>
      <text:p text:style-name="P53"/>
      <text:p text:style-name="P53"><text:span text:style-name="T11">– </text:span>Не беспокойся, Анон-с-вероятностью-пятьдесят-процентов, больно не будет. Не должно быть, во всяком случае, <text:span text:style-name="T11">– </text:span>единорожка суетилась, закрепляя мои руки и ноги в браслетах. <text:span text:style-name="T11">– Е</text:span>сли ты настоящий человек, заклинание магического резонанса тебя не тронет, хи-хи!</text:p>
      <text:p text:style-name="P53"/>
      <text:p text:style-name="P53">Я молча дёргался, пытаясь сломать браслеты.</text:p>
      <text:p text:style-name="P53"/>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
      <text:p text:style-name="P53">Я затих и стал вытягивать правую руку из зажима. У пятидесятилетних драконов лапы явно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span text:style-name="T11">-</text:span>хи!</text:p>
      <text:p text:style-name="P53"/>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
      <text:p text:style-name="P53"><text:span text:style-name="T11">– </text:span>Твайлайт, не смей! <text:span text:style-name="T11">– </text:span>хриплым от ужаса голосом прошептал я. <text:span text:style-name="T11">– </text:span>Я тебе потом сниться буду!</text:p>
      <text:p text:style-name="P53"><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 хи-хи-хи-ха-ха-ха!</text:p>
      <text:p text:style-name="P53">Скальпель с огромной скоростью метнулся ко мне.</text:p>
      <text:p text:style-name="P53"/>
      <text:p text:style-name="P53"><text:span text:style-name="T11">– </text:span>А-А-А-А-А-А!!!</text:p>
      <text:p text:style-name="P53">Вжик-вжик-вжик!</text:p>
      <text:p text:style-name="P53"/>
      <text:p text:style-name="P53">Лоскутья одежды полетели на пол. Я лежал на столе нагой, как новорождённый, и орал соответственно.</text:p>
      <text:p text:style-name="P53"><text:span text:style-name="T11">– О</text:span>у! <text:span text:style-name="T61">Что-то новенькое! </text:span>Это надо задокументировать!</text:p>
      <text:p text:style-name="P53">Невесть откуда взявшийся фотоаппарат сделал несколько снимков моего естества в разных ракурсах.</text:p>
      <text:p text:style-name="P53"/>
      <text:p text:style-name="P53"><text:span text:style-name="T11">– </text:span>Хрен-то тебе зачем? <text:span text:style-name="T11">– </text:span>с бессильной злостью спросил я. <text:span text:style-name="T11">– </text:span><text:span text:style-name="T61">Т</text:span>ы собираешься устроить филиал порнхаба для пони-извращенцев?</text:p>
      <text:p text:style-name="P53"><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text:soft-page-break/>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 хи-хи!</text:p>
      <text:p text:style-name="P53"/>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
      <text:p text:style-name="P53"><text:span text:style-name="T11">– </text:span>Заклинание магического резонанса, усиленное магнетроном Грейвинга-Холла, деструктурирует магический субстрат до исходного состояния!</text:p>
      <text:p text:style-name="P53"><text:span text:style-name="T11">– </text:span>А если попроще?</text:p>
      <text:p text:style-name="P53"><text:span text:style-name="T11">– </text:span>Если ты — клон, то превратишься в исходные тридцать-сорок фунтов песка. Как и все предыдущие, хи-хи,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
      <text:p text:style-name="P53">Твайлайт вытащила воронку из аппарата и приставила её к моей груди. За воронкой к ящику тянулся толстый гофрированный шланг.</text:p>
      <text:p text:style-name="P53"/>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 Я уверена, я подчёркиваю, абсолютно в этом уверена, хи-хи!</text:p>
      <text:p text:style-name="P53"/>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
      <text:p text:style-name="P5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
      <text:p text:style-name="P53">Радужный вихрь ворвался в комнату и сбил лавандовую единорожку с ног. Падая, магичка потянула за тумблер включения прибор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3"><text:span text:style-name="T11">– </text:span>А-А-А-А-А-А!!! Бля!</text:p>
      <text:p text:style-name="P53"/>
      <text:p text:style-name="P53">Мой полёт сквозь усыпанную звёздами сине-зелёную мглу закончился столкновением с чем-то мягким.</text:p>
      <text:p text:style-name="P53"/>
      <text:p text:style-name="P53"><text:soft-page-break/><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
      <text:p text:style-name="P53"><text:span text:style-name="T11">–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магический резонанс так среагирует на…</text:p>
      <text:p text:style-name="P53"/>
      <text:p text:style-name="P53"><text:span text:style-name="T11">– А</text:span>нон?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4">***</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
      <text:p text:style-name="P53"><text:span text:style-name="T11">–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3"/>
      <text:p text:style-name="P53"><text:soft-page-break/><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pan text:style-name="T11">– </text:span>Что ты сказала? А ну, повтори?! <text:span text:style-name="T11">– </text:span>взвилась пегаска.</text:p>
      <text:p text:style-name="P53"><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3"/>
      <text:p text:style-name="P53"><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Но, <text:s/>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1">– </text:span>Рэр, иногда лучше жевать, чем говорить. Вот честно!</text:p>
      <text:p text:style-name="P53"><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
      <text:p text:style-name="P53">Я прыгал на одной ноге, натягивая джинсы.</text:p>
      <text:p text:style-name="P53"><text:span text:style-name="T11">– </text:span>Они лежали в нагрудном кармане рубашки.</text:p>
      <text:p text:style-name="P53"/>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
      <text:p text:style-name="P53"><text:span text:style-name="T11">– </text:span>Вот, прибрался малёхо. Но с потолка сажу ещё не успел отчистить, там стремянка нужна.</text:p>
      <text:p text:style-name="P53"><text:soft-page-break/><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6"/>
      <text:p text:style-name="P53">…</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3"/>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А</text:span>нон,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pan text:style-name="T11">– </text:span>Столько ругательств на одном дыхании я не слышала даже от бабули, когда она зацепилась за порог амбара и перевернула поднос с пирогами! <text:span text:style-name="T11">– </text:span>донёсся уважительный голос Эпплджек с моих ног.</text:p>
      <text:p text:style-name="P53"/>
      <text:p text:style-name="P53">Я отдышался. Поняхи участливо смотрели на меня, выискивая признаки успокоения.</text:p>
      <text:p text:style-name="P53"/>
      <text:p text:style-name="P53"><text:span text:style-name="T11">– </text:span>Отпустите. Я уже правильный, <text:span text:style-name="T11">– </text:span>наконец произнёс я.</text:p>
      <text:p text:style-name="P53"/>
      <text:p text:style-name="P53">Пинки, Дэш и Твайлайт слезли с горы подушек, наваленных на меня во время эмоционального взрыва. Эпплджек встала с ног.</text:p>
      <text:p text:style-name="P53"/>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к Кейкам за выпечкой! Нам всем нужно успокоиться!</text:p>
      <text:p text:style-name="P53"><text:span text:style-name="T11">– </text:span>Уже бегу!</text:p>
      <text:p text:style-name="P53"/>
      <text:p text:style-name="P54">***</text:p>
      <text:p text:style-name="P53"/>
      <text:p text:style-name="P53">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 На верхнем ярусе библиотеки устроился Спайк с кульком попкорна.</text:p>
      <text:p text:style-name="P53"/>
      <text:p text:style-name="P53">…</text:p>
      <text:p text:style-name="P53"><text:soft-page-break/></text:p>
      <text:p text:style-name="P53"><text:span text:style-name="T11">– </text:span>Ты точно знаешь, што делаешь? Мне бы не хотелось, чтоб от Понивилля остались одни головешки.</text:p>
      <text:p text:style-name="P53"><text:span text:style-name="T11">– </text:span>Не беспокойся, у меня всё просчитано. Я уверена, я подчёркиваю, я абсолютно уверена в безопасности эксперимента!</text:p>
      <text:p text:style-name="P53"><text:span text:style-name="T11">– </text:span>Ой, што-то мне нехорошо становится, когда ты так говоришь!</text:p>
      <text:p text:style-name="P53"><text:span text:style-name="T11">– М</text:span>не, к-к-кажется, нужно пойти п-п-покормить Энджела… Я, эмм, скоро вернусь…</text:p>
      <text:p text:style-name="P53"><text:span text:style-name="T11">– </text:span>Флатти, мы же договаривались! Это абсолютно, я подчёркиваю, абсолютно безопасно!</text:p>
      <text:p text:style-name="P53"><text:span text:style-name="T11">– </text:span>Т-т-ты и в прошлый раз так же г-г-говорила… Я… Я не могу… Я просто не могу…</text:p>
      <text:p text:style-name="P53"><text:span text:style-name="T11">– </text:span>Флатти!</text:p>
      <text:p text:style-name="P53"><text:span text:style-name="T11">– </text:span>Твайли, золотце, ты делаешь совершенно неправильный акцент! Позволь мне… Флатти, дорогая, пойми, нам необходима твоя помощь! Если мы не разберёмся в проблеме, одними исчезновениями пони дело не ограничится. Скоро начнут исчезать и животные, я уверена в этом! Неужели ты хочешь, чтобы твой Энджел исчез? Или Гарри? Или…</text:p>
      <text:p text:style-name="P53"><text:span text:style-name="T11">– </text:span>НЕТ! Я… Я согласна! Только з-з-завяжите мне глаза, п-п-пожалуйста…</text:p>
      <text:p text:style-name="P53"><text:span text:style-name="T11">– Кобылки</text:span>, приготовились! Начинаю обратный отсчёт! Десять! Девять! Восемь! Семь!</text:p>
      <text:p text:style-name="P53"/>
      <text:p text:style-name="P53">Гудение синхрофазотрона усилилось. Картинка у меня перед глазами поплыла.</text:p>
      <text:p text:style-name="P53"/>
      <text:p text:style-name="P53"><text:span text:style-name="T11">– </text:span>Шесть! Пять! Четыре! Три! Флатти, ты одела ожерелье Доброты задом-наперёд! Три-с-половиной! Три-с-четвертью! Два! Один! Понеслись, поняши!!!</text:p>
      <text:p text:style-name="P53"/>
      <text:p text:style-name="P53">Картинка у меня перед глазами выключилась.</text:p>
      <text:p text:style-name="P53"/>
      <text:h text:style-name="Heading_20_2" text:outline-level="2">20. В<text:span text:style-name="T1">еликое Откровение</text:span></text:h>
      <text:p text:style-name="P39"/>
      <text:p text:style-name="P53">Ветер швыряет мне в лицо горсть снег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Покрытая трещинами равнина простирается от края и до края. Справа её однообразие ломает пик кантерлотской скалы.</text:p>
      <text:p text:style-name="P53"/>
      <text:p text:style-name="P53">Я вглядываюсь в далёкую вершину.</text:p>
      <text:p text:style-name="P53"/>
      <text:p text:style-name="P53">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text:p>
      <text:p text:style-name="P53">Я наклоняюсь и протягиваю к ней руку.</text:p>
      <text:p text:style-name="P53"/>
      <text:p text:style-name="P53">Мгновение — и я стою на улиц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
      <text:p text:style-name="P53"><text:soft-page-break/>Пробудившееся воспоминание сеет тревогу. Я направляюсь в парк, постепенно ускоряясь. Глухой отзвук шагов в ушах заглушает удары сердца. Последние метры до старого клёна я бегу со всех ног.</text:p>
      <text:p text:style-name="P53">Плотный квадратик письма сразу же попадается под руку в дупле.</text:p>
      <text:p text:style-name="P53"/>
      <text:p text:style-name="P63">«Почему ты не вернулся, ты же обещал вернуться? Первые два года я надеялась, но сейчас… Сейчас мне просто хочется выговориться. Мне больше некому открыть душу, кроме этого клочка бумаги. Рядом со мной никого нет. Даже тётка пропала четыре месяца назад. Хотя, тётке я бы всё равно ничего не рассказала, мы были с ней не особо дружны.</text:p>
      <text:p text:style-name="P63">Больше всего мне не хватает друзей. Я ведь смогла подружиться с Анитой Клодвэй и Санни Дэйс из нижнего города, как ты и советовал. А сейчас… Сейчас я одна.</text:p>
      <text:p text:style-name="P63">Впрочем, скучать особо некогда. Я устроилась на работу к миссис Лонгпен в «Кантерлот Геральд». Работа не очень нравится, но, по крайней мере, не ощущаешь одиночества. Наверное, я больше чувствовала бы себя на своём месте, если бы у меня была подходящая кьютимарка. Но не думаю, что маленький воздушный змей как-то связан с печатью.</text:p>
      <text:p text:style-name="P63">Да! Я получила кьютимарку, я ещё не говорила тебе? Ромбовидный воздушный змей, совсем как тот, что ты подарил мне перед уходом. Наверное, я получила такую метку потому, что много времени провожу тут, в парке. Я часто прихожу сюда, достаю воздушного змея и ловлю ветер. И когда наш змей взлетает ввысь, мне кажется, что ты стоишь за моей спиной. Я почти слышу, как ты говоришь мне: «Лови ветер, Индиго! Осторожнее, правее, не зацепи флюгер! Беги ровнее!».</text:p>
      <text:p text:style-name="P63">Миссис Лонгпен говорит, что мне очень повезло и не стоит печалиться, что моя кьютимарка не подходит к печатному делу. Потому что в последнее время пони совсем перестали получать кьютимарки. С её слов, за последний год я — единственная, кто получил метку. Мне кажется, она просто хочет удержать меня в газете, ведь найти работника сейчас очень большая проблема.</text:p>
      <text:p text:style-name="P63">Подумать только, ещё пару лет назад мне бы и в голову не пришло, что я могу стать второй по значимости пони в самой «Кантерлот Геральд»! А сейчас я — первый помощник миссис Лонгпен! А миссис Лонгпен — владелица и главный редактор «Кантерлот Геральд»! А «Кантерлот Геральд» — лучшая газета Кантерлота и всей Эквестрии! Разве что «Вестник Мэйнхэттена» мог бы с ней тягаться.</text:p>
      <text:p text:style-name="P63">Но только вся «Кантерлот Геральд» теперь состоит из мисс Лонгпен, меня и трех курьеров-продавцов. И жалкий тираж в тысячу экземпляров приходится неделю продавать в Кантерлоте и трёх станциях до Мэйнхэттена, куда ещё ходит поезд.</text:p>
      <text:p text:style-name="P63">Чудеса всё же бывают. Не те, что может сотворить любой мало-мальски обученный единорог, а другие… Те, что случаются сами по себе… В общем, если ты всё же прочтёшь это письмо, значит, ты вернулся! И тогда ты можешь меня найти в здании редакции, что у моста в верхний город! И я сразу же возьму выходной! И мы сможем вместе запускать змея и дурачиться в парке, а потом я напою тебя имбирным чаем с рогаликами! И мы будем болтать до самой ночи о том, о сём! И ты мне расскажешь, что разгадал тайну исчезновений пони, а на следующий день отправишься возвращать их всех в Эквестрию. И я пойду с тобой!</text:p>
      <text:p text:style-name="P45"/>
      <text:p text:style-name="P63"><text:span text:style-name="T11">P.S. </text:span>Мне пришлось немного расширить дупло — змей в него не пролазил, а я не хочу таскать его из дома в парк и обратно. Боюсь поломать.»</text:p>
      <text:p text:style-name="P53"/>
      <text:p text:style-name="P53">Я засовываю руку поглубже в дупло и достаю воздушного змея. Бумажное полотно потёрто, в одном месте заклеено, но змей цел. По дороге к мосту я разматываю шпагат. Затем разгоняюсь и отпускаю змея. Тот взмывает ввысь в набегающем потоке. Яркий квадратик оживляет унылость мёртвого города.</text:p>
      <text:p text:style-name="P53"/>
      <text:p text:style-name="P53">Я мчусь к мосту.</text:p>
      <text:p text:style-name="P53"><text:soft-page-break/>Дорога в верхний город обрывается в пропасть. Я останавливаюсь на самом краю. Порыв ветра разрывает пересохший шпагат в моих руках и воздушный змей медленно опускается в Провал.</text:p>
      <text:p text:style-name="P53"/>
      <text:p text:style-name="P53">Трещина разделяет Кантерлот на две неравных части. Огрызок дворца — башня Луны — одиноко высится на другом краю разлома. Пульсирующие нити света опутывают мир из её вершины.</text:p>
      <text:p text:style-name="P53">Через Провал перекинут потрёпанный верёвочный мост.</text:p>
      <text:p text:style-name="P53"/>
      <text:p text:style-name="P53">Я переправляюсь через пропасть.</text:p>
      <text:p text:style-name="P53"/>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Её Высочество,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47">Когорта <text:span text:style-name="T51">–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алерт-карт: груммингтонское пятно магической деградации ожидаемо сомкнулось с пятном у Додж Сити. Отказавшимся от эвакуации пони грозит исчезновение</text:span><text:span text:style-name="T1">».</text:span></text:p>
      <text:p text:style-name="P53"/>
      <text:p text:style-name="P53">Я тяну ручку двери на верхней площадке. Сильный сквозняк чуть не сбивает меня с ног: ветер задувает в<text:span text:style-name="T61"> </text:span>покои Луны<text:span text:style-name="T61"> </text:span>через открытые балконные двери<text:span text:style-name="T61">.</text:span></text:p>
      <text:p text:style-name="P68"/>
      <text:p text:style-name="P53">Мириады пульсирующих нитей сходятся к центру комнаты, где на матрасе лежит обтянутый шкурой скелет аликорна.</text:p>
      <text:p text:style-name="P53"/>
      <text:p text:style-name="P53">Я осторожно пересекаю комнату, разгребаю образовавшийся сугроб снега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
      <text:p text:style-name="P53">Скелет поднял голову. В глубине запавших глазниц светятся узкие зрачки. Пергаментная шкура грудной клетки растрескалась под ударами сердца, покрыв костяк кровавой паутиной. Знакомый нагрудник с полумесяцем болтается на высохшей шее.</text:p>
      <text:p text:style-name="P53"/>
      <text:p text:style-name="P5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
      <text:p text:style-name="P53">Смех скелета похож на кашель.</text:p>
      <text:p text:style-name="P53"><text:soft-page-break/></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1">– </text:span>ТЫ НИЧЕГО НЕ УЗНАЕШЬ!!! ТЫ НИЧЕГО НЕ СМОЖЕШЬ!!!</text:p>
      <text:p text:style-name="P53"/>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
      <text:p text:style-name="P53"><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text:p>
      <text:p text:style-name="P53">Первую попытку Мы с Сел и Твайлайт провалили. Неправильно выбрали место… Но нам нужна магия больше жизни, мы развоплощаемся без неё… И вот мы собираем оставшиеся силы, прорываемся в развалины нашего Дома и творим заклинание во второй раз. И «Последний Шанс» вместо сверхаликорна призывает шута из гротескного обезьяньего мирка!.. О, Мы ценим тонкий юмор и наверняка смеялись бы до упаду по возвращению в Кантерлот, не потеряй Мы тогда Кимеринна!</text:p>
      <text:p text:style-name="P53">Доволен? Вот что ты узнал своим экспериментом! Твайлайт зря старалась…</text:p>
      <text:p text:style-name="P53"/>
      <text:p text:style-name="P53">Луна снова закашливается едким смехом и отпивает из вазы, стоящей на полу рядом с матрацем. На кромке вазы остаётся кровавый след.</text:p>
      <text:p text:style-name="P39"/>
      <text:p text:style-name="P53"><text:span text:style-name="T11">– </text:span>Открой балконные двери, примат. Мы призвали Найтмэр, чтобы подольше продержаться. Этой сучке из племени Виндиго нужен ветер.</text:p>
      <text:p text:style-name="P53"/>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Далеко в равнине с глухим рокотом проваливается в пропасть участок земли, со всех сторон окаймлённый разломами.</text:p>
      <text:p text:style-name="P53"/>
      <text:p text:style-name="P53"><text:span text:style-name="T11">– </text:span>Сожалеем, что не можем убить тебя.</text:p>
      <text:p text:style-name="P53">Обернувшись я встречаюсь с рогом аликорницы, нацеленным мне в грудь.</text:p>
      <text:p text:style-name="P53"/>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
      <text:p text:style-name="P53"><text:span text:style-name="T11">– </text:span>Но что в Нашей власти — так это вышвырнуть тебя отсюда!</text:p>
      <text:p text:style-name="P53">Я снова отступаю. Я помню, что балкон метра четыре в ширину и без перил. И хоть я осознаю, что это сон, мне страшно до онемения. Умирать не хочется даже во сне!</text:p>
      <text:p text:style-name="P53"/>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oft-page-break/></text:p>
      <text:p text:style-name="P53"><text:span text:style-name="T11">– </text:span>Кимеринн погиб, чтобы ты жил!</text:p>
      <text:p text:style-name="P53">Шаг назад.</text:p>
      <text:p text:style-name="P53"/>
      <text:p text:style-name="P53"><text:span text:style-name="T11">– </text:span>Сестра утратила магию и развоплотилась из-за тебя!</text:p>
      <text:p text:style-name="P53">Шаг назад.</text:p>
      <text:p text:style-name="P53"/>
      <text:p text:style-name="P53"><text:span text:style-name="T11">– </text:span>Сколько надежд впустую. Сколько ожиданий!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
      <text:p text:style-name="P53">Рог бесплотно проходит сквозь грудь, но магический разряд пронзает тело паутиной молний и вышвыривает меня с балкона. Луна — или Найтмэр Мун? — хохочет, видя моё падение.</text:p>
      <text:p text:style-name="P53"/>
      <text:p text:style-name="P53">Я проваливаюсь в сине-зелёную мглу, усыпанную звёздами.</text:p>
      <text:p text:style-name="P53"/>
      <text:p text:style-name="P54">***</text:p>
      <text:p text:style-name="P39"/>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вдоль очереди из пони, вытянувшейся из сферы в сине-зелёную бесконечность.</text:p>
      <text:p text:style-name="P53"/>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1">её </text:span>расплываются. Она исчезает, не дойдя до экрана.</text:p>
      <text:p text:style-name="P53"/>
      <text:p text:style-name="P68">Я <text:span text:style-name="T1">продолжаю движение</text:span>. Вот я п<text:span text:style-name="T1">рохожу границу, у которой исчезла единорожка.</text:span> В ушах возникает звон<text:span text:style-name="T1">.</text:span></text:p>
      <text:p text:style-name="P53"/>
      <text:p text:style-name="P53">Ближе.</text:p>
      <text:p text:style-name="P53"/>
      <text:p text:style-name="P53">Тело ощущает дискомфорт от низкочастотной вибрации, как будто рядом проходит поезд.</text:p>
      <text:p text:style-name="P53"/>
      <text:p text:style-name="P53">Ещё ближе.</text:p>
      <text:p text:style-name="P53"/>
      <text:p text:style-name="P53">Учащённо дышу, чтобы не потерять сознание. Слабые шорохи от одежды отдаются в ушах гулким скрежетом. Звук дыхания и биение сердца создают отчётливый объёмный фон.</text:p>
      <text:p text:style-name="P53"/>
      <text:p text:style-name="P53"><text:soft-page-break/>Совсем близко.</text:p>
      <text:p text:style-name="P53"/>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
      <text:p text:style-name="P53">Я ВИЖУ!!! ВИЖУ!!! ПРОКЛЯТЬЕ, КАК ВСЁ ПРОСТО!!!</text:p>
      <text:p text:style-name="P53"/>
      <text:p text:style-name="P53">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3"/>
      <text:p text:style-name="P53"><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3"/>
      <text:p text:style-name="P53">Я киваю ей в ответ. Мне понятно, почему.</text:p>
      <text:p text:style-name="P53"/>
      <text:p text:style-name="P53"><text:span text:style-name="T11">– </text:span>Как тебя зовут, малышка? Я постараюсь вернуть тебя. Может быть, ещё не поздно.</text:p>
      <text:p text:style-name="P53">Пегаска приветственно машет копытом. Звёзды просвечивают сквозь неё, она тает на глазах. Её тянет к экрану.</text:p>
      <text:p text:style-name="P26"><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3"/>
      <text:p text:style-name="P53">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Великое Откровение сковывает печалью моё сердце, мне становится трудно дышать. Картинка плывёт у меня перед глазами. Я успеваю заметить в очереди высокую светлую фигуру с сияющим ореолом гривы, окружённую ищущими поддержки пони, после чего сознание гаснет.</text:p>
      <text:p text:style-name="P68"/>
      <text:p text:style-name="P54">***</text:p>
      <text:p text:style-name="P54"/>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3"/>
      <text:p text:style-name="P53">Рэрити сидела на полу, потирая виски. Остальные Элементы Гармонии также сидели 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
      <text:p text:style-name="P53"><text:soft-page-break/><text:span text:style-name="T11">– </text:span>Ну што? Увидел што-нибудь, сахарок?</text:p>
      <text:p text:style-name="P53">Пони уставились на меня с надеждой.</text:p>
      <text:p text:style-name="P53"/>
      <text:p text:style-name="P53"><text:span text:style-name="T11">– </text:span>Да.</text:p>
      <text:p text:style-name="P53">Откровение давило на психику как тонна кирпичей. Я не знал, что им сказать. Я не мог.</text:p>
      <text:p text:style-name="P53"/>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pan text:style-name="T11">– О</text:span>фигенно! Мы победили! Анон, ты молодец!</text:p>
      <text:p text:style-name="P53"><text:span text:style-name="T11">– </text:span>Замечательно! Секундочку, я приготовлю дневник…</text:p>
      <text:p text:style-name="P53"/>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 этого.</text:p>
      <text:p text:style-name="P53"/>
      <text:p text:style-name="P53">Ожидание сменилось недоумением. Рэйнбоу Дэш насмешливо скривила губы.</text:p>
      <text:p text:style-name="P53"><text:span text:style-name="T11">– </text:span>Да ладно! Кончай прикалываться, Анон, мы же ждём! Шутка зачлась!</text:p>
      <text:p text:style-name="P53"><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
      <text:p text:style-name="P53">Дэш подошла ко мне вплотную, обняла меня за шею и прижалась нос к носу.</text:p>
      <text:p text:style-name="P53"><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3"/>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
      <text:p text:style-name="P53">Тишина сменилась гулом голосов. Пони вполголоса обсуждали ситуацию, посматривая на меня и почёсывая в затылках.</text:p>
      <text:p text:style-name="P53"/>
      <text:p text:style-name="P53"><text:span text:style-name="T11">– </text:span>Конски яблоки! Вот это поворот! А мне так хотелось узнать, што за нечисть тут орудует!</text:p>
      <text:p text:style-name="P53"><text:soft-page-break/><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Я — за!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3"/>
      <text:p text:style-name="P53">…</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3">…</text:p>
      <text:p text:style-name="P53"/>
      <text:p text:style-name="P53"><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
      <text:p text:style-name="P53">Твайлайт протёрла доску тряпочкой и нарисовала на ней коробку.</text:p>
      <text:p text:style-name="P53"><text:span text:style-name="T11">– </text:span>Предположим, в коробке заперт кот!</text:p>
      <text:p text:style-name="P39"/>
      <text:p text:style-name="P53"><text:span text:style-name="T11">Н</text:span>арисованный кот упирался лапами в крышку коробки, явно пытаясь выбраться.</text:p>
      <text:p text:style-name="P53"/>
      <text:p text:style-name="P53"><text:span text:style-name="T11">– Также предположим</text:span><text:span text:style-name="T61">, что кот бессмертен. Также допустим, что кот з</text:span>аколдован<text:span text:style-name="T61"> </text:span>отложенным <text:span text:style-name="T61">заклятие</text:span>м<text:span text:style-name="T61"> Абсолютного Стирания, которое сработает, если кто-то откроет ящик</text:span>. <text:span text:style-name="T61">То есть, п</text:span>ри открытии<text:span text:style-name="T61"> ящик</text:span>а<text:span text:style-name="T61"> кот исчезнет из </text:span>бытия<text:span text:style-name="T61"> </text:span>— его нет, и никогда не было.</text:p>
      <text:p text:style-name="P53"><text:span text:style-name="T11">– </text:span>Бедный котик! <text:span text:style-name="T11">– </text:span>прошептала Флаттершай.</text:p>
      <text:p text:style-name="P53"/>
      <text:p text:style-name="P53"><text:soft-page-break/>Я насторожился, услышав знакомое название.</text:p>
      <text:p text:style-name="P53"/>
      <text:p text:style-name="P53"><text:span text:style-name="T11">– </text:span>Стой! Откуда тебе известно про заклинание Абсолютного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
      <text:p text:style-name="P53">Твайлайт прокашлялась, отпила из графина и продолжила.</text:p>
      <text:p text:style-name="P53"/>
      <text:p text:style-name="P5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
      <text:p text:style-name="P53">Пони молчали, переваривая информацию. Дэш с отсутствующим видом следила за пауком на потолке.</text:p>
      <text:p text:style-name="P53"/>
      <text:p text:style-name="P53">Наконец Эпплджек сдвинула шляпу на лоб.</text:p>
      <text:p text:style-name="P53"><text:span text:style-name="T11">–</text:span> То есть, ты хошь сказать, што мы все — навроде этого кота, а Анон боится открыть ящик? Штоб мы не исчезли окончательно?</text:p>
      <text:p text:style-name="P53"><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3"/>
      <text:p text:style-name="P53">Я поднял руку, прося слово. Пони обернулись на меня и затихли.</text:p>
      <text:p text:style-name="P53"/>
      <text:p text:style-name="P53"><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Как и многие пони до вас. Я просто уверен в этом. Чёрный Экран сожрёт вас.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
      <text:p text:style-name="P53">…</text:p>
      <text:p text:style-name="P53"/>
      <text:p text:style-name="P53"><text:soft-page-break/><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
      <text:p text:style-name="P53">В библиотеке снова поднялся галдёж. Твайлайт подняла копыто.</text:p>
      <text:p text:style-name="P53"><text:span text:style-name="T11">– </text:span>Тихо! Спайк, будь добр, сбегай к Кейкам за выпечкой. Нам надо успокоиться. Анон,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
      <text:p text:style-name="P53">Спайк попятился назад. Дверь широко растворилась и в библиотеку вошла Луна.</text:p>
      <text:p text:style-name="P53"/>
      <text:h text:style-name="Heading_20_2" text:outline-level="2"><text:span text:style-name="T1">2</text:span>1. Мир-дружба-жвачка.</text:h>
      <text:p text:style-name="P53"/>
      <text:p text:style-name="P53">Дружный вздох прокатился по залу.</text:p>
      <text:p text:style-name="P53"/>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
      <text:p text:style-name="P53"><text:span text:style-name="T11">–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Ты был несправделив к книгоежке, Анон!</text:p>
      <text:p text:style-name="P53"/>
      <text:p text:style-name="P53"><text:span text:style-name="T11">–</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
      <text:p text:style-name="P53"><text:span text:style-name="T11">–</text:span> Мне очень жаль, Ваше Высочество, но принцесса Селестия назначила Анонимуса МОИМ начальником и этот приказ НИКТО не отменял! Он МОЙ!</text:p>
      <text:p text:style-name="P53"><text:soft-page-break/>В голосе лавандовой единорожки звучал металл. Мы опять полетели к Твайлайт.</text:p>
      <text:p text:style-name="P53"/>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
      <text:p text:style-name="P53">С началом копытоприкладства я грохнулся на пол — воюющим сторонам стало не до меня. Дэш улетела под потолок, где остальные Элементы Гармонии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которую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
      <text:p text:style-name="P53"><text:span text:style-name="T11">– О</text:span>хренеть! <text:span text:style-name="T11">– </text:span>чертыхнулся Спайк. <text:span text:style-name="T11">– </text:span><text:s/>Твай, она создаёт сферу стихий!</text:p>
      <text:p text:style-name="P53"><text:soft-page-break/><text:span text:style-name="T11">– </text:span>Вижу! <text:span text:style-name="T11">– </text:span>донёсся голос единорожки из-под потолка. <text:span text:style-name="T11">– </text:span>Задействую план «Д»!</text:p>
      <text:p text:style-name="P53">В центре круга, образованного Элементами Гармонии, образовался светло-голубой тороид<text:note text:id="ftn16" text:note-class="footnote"><text:note-citation>16</text:note-citation><text:note-body><text:p text:style-name="P147">Тороид <text:span text:style-name="T51">–</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
      <text:p text:style-name="P53">Я вылез из-под шкафа и попрыгал на одной ноге в центр зала.</text:p>
      <text:p text:style-name="P53"><text:span text:style-name="T11">– </text:span>Стойте! Прекратите! Да остановитесь же!!!</text:p>
      <text:p text:style-name="P53">Аликорница и шестёрка поней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3"><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
      <text:p text:style-name="P53">Я успокаивающе поднял руки.</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1">– </text:span>Как ты её назвал? <text:span text:style-name="T11">– </text:span>отвалилась челюсть у аликорницы.</text:p>
      <text:p text:style-name="P53"><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
      <text:p text:style-name="P53">Молнии вырвались из краёв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
      <text:p text:style-name="P53">Торнадо выр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
      <text:p text:style-name="P53"><text:soft-page-break/>Через некоторое время этой крохотн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СТРОЙ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
      <text:p text:style-name="P53">Наступило молчание. Потом донеслось всхлипывание заучки.</text:p>
      <text:p text:style-name="P5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и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
      <text:p text:style-name="P53">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 ПРЕДСТАВЬСЯ!</text:p>
      <text:p text:style-name="P53"><text:soft-page-break/><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pan text:style-name="T11">– </text:span>Вон та тёмная точ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о-о?!! <text:span text:style-name="T11">– </text:span>возопило моё малое сознание.</text:p>
      <text:p text:style-name="P53"><text:span text:style-name="T11">– </text:span>Эмм… Зачем? <text:span text:style-name="T11">– вторила мне Лира.</text:span></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39"/>
      <text:p text:style-name="P53"><text:span text:style-name="T11">Я не успел возразить. Грудь как будто прошил электрический разряд. </text:span>Застывшая часть сознания <text:s/>стала осознавать ход времени. Неподвижными глазами я начал отмечать медленное движение. Стена возле меня поползла вверх. Вот ушёл вверх портрет Стар Свирла, заботливо украшенный вышитой салфеткой. Вот показался край оконной рамы. А вот в поле зрения оказалось нечто длинное и острое…</text:p>
      <text:p text:style-name="P53">Рог Луны медленно проследовал мимо меня. Показался кончик уха и первые локоны гривы. Я мысленно продлил траекторию движения и мои губы медленно искривились в злорадной улыбке.</text:p>
      <text:p text:style-name="P53"/>
      <text:p text:style-name="P53">Кажется, ты придумал, как отомстить надменной кобыле, Анон!</text:p>
      <text:p text:style-name="P53"/>
      <text:p text:style-name="P53">Напрягая силу воли, я отдал приказ непослушному телу. Ладонь стала плавно сжиматься.</text:p>
      <text:p text:style-name="P39">– ПРИМАТ, ТЫ СИЛЬНО ПОЖАЛЕЕШЬ, ЕСЛИ РЕШИШЬ ДОВЕРШИТЬ ЗАДУМАННОЕ! МЫ НОЧНАЯ ГЛАВА ДИАРХИИ И НЕ ДОПУСТИМ ПОПРАНИЯ КОРОЛЕВСКОГО ВЕЛИЧИ-И-И-И-БУ-У-У-УП!!!</text:p>
      <text:p text:style-name="P39"/>
      <text:p text:style-name="P39"><text:soft-page-break/>Моя ладонь сжала проезжающий мимо нос Луны. Гневная тирада ночной аликорницы завершилась трубным рёвом.</text:p>
      <text:p text:style-name="P53">С громким хлопком время восстановило свой ход, сознания воссоединились, все попадали на пол. </text:p>
      <text:p text:style-name="P53"/>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 Отвернувшись, аликорница незаметно почесала нос сгибом крыла.</text:p>
      <text:p text:style-name="P53"/>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
      <text:p text:style-name="P53">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
      <text:p text:style-name="P53">Я задумался. Как объяснить ей, не рассказывая основное? То, от чего весь мир остановится? Как описать частность, не раскрыв суть?</text:p>
      <text:p text:style-name="P53"/>
      <text:p text:style-name="P53">Луна продолжила с горечью.</text:p>
      <text:p text:style-name="P53"><text:span text:style-name="T11">– </text:span>Наш мир покидает магия. Это уже ни для кого не секрет. Всех ждёт один из двух концов. Некоторые дичают — постепенно теряют разум и становятся неотличимы от животных. Леса на западе от Филлидельфии полны диких пони — там находится крупнейшее пятно магической деградации. Но большинство просто исчезает без следа, утратив всю магию. По некоторым оценкам, за последние два года Эквестрия лишилась десятой части населения. И этот процесс ускоряется с каждым месяцем. Так <text:soft-page-break/>произошло с Сестрой две недели назад. Она выздоравливала, но ты заставил её потратить остатки магии той проклятой ночью, когда был пьян.</text:p>
      <text:p text:style-name="P53"/>
      <text:p text:style-name="P53"><text:span text:style-name="T11">– Ч</text:span>то? Я<text:span text:style-name="T11"> вспомнил тяжёлый сон после знакомства с Пинки и маковским сидром и </text:span>догадка легла на сердце тяжким грузом.</text:p>
      <text:p text:style-name="P53">Нет, только не это! Только не из-за меня! Ну хватит же! Я не могу быть виноватым во всех бедах Эквестрии!</text:p>
      <text:p text:style-name="P53"/>
      <text:p text:style-name="P53"><text:span text:style-name="T11">– </text:span>Мы проследили её сновидение,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Ей это удалось, но сама она не вернулась обратно.</text:p>
      <text:p text:style-name="P53"/>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Селестия. Она стояла в очереди к Чёрному Экрану. А за экраном…</text:p>
      <text:p text:style-name="P53"/>
      <text:p text:style-name="P53">Будь что будет, Анон! Молись, чтобы клочок информации не привёл к глобальной катастрофе!</text:p>
      <text:p text:style-name="P53"/>
      <text:p text:style-name="P53"><text:span text:style-name="T11">– А з</text:span>а экраном был мой мир. Я узнал его!</text:p>
      <text:p text:style-name="P53"/>
      <text:p text:style-name="P53">Ничего не изменилось. В разговор встряла Твайлайт, до этого тихо стоявшая в сторонке.</text:p>
      <text:p text:style-name="P53"><text:span text:style-name="T11">– Вот оно что! </text:span>Я понимаю! 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 Ты стыдился?</text:p>
      <text:p text:style-name="P53"/>
      <text:p text:style-name="P53">Я вздохнул с облегчением. Мир устоял. Твайлайт — умничка! Мне даже придумывать ничего не пришлось. «Объяснение» единорожки как нельзя лучше подходит на роль правдоподобной легенды для публики.</text:p>
      <text:p text:style-name="P53"/>
      <text:p text:style-name="P53"><text:span text:style-name="T11">– </text:span>Нечто вроде. Они точно не погибают, я это видел. Просто переносятся туда и превращаются в людей. Исчезновение — не значит смерть.</text:p>
      <text:p text:style-name="P53"><text:soft-page-break/>Единорожка успокаивающе произнесла:</text:p>
      <text:p text:style-name="P53"><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го я не встречала в идеях современных классиков. Хотя, если копнуть поглубже…</text:p>
      <text:p text:style-name="P53"/>
      <text:p text:style-name="P53">Твайлайт продолжала увлечённо диск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
      <text:p text:style-name="P53"><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
      <text:p text:style-name="P53"><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 А уж потом будем думать, как разрушить Чёрный Экран.</text:p>
      <text:p text:style-name="P53"/>
      <text:p text:style-name="P53">Единорожка задумалась.</text:p>
      <text:p text:style-name="P53"><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стра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ем,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pan text:style-name="T11">– </text:span>А если…</text:p>
      <text:p text:style-name="P53"><text:soft-page-break/><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1">– </text:span>Остаётся ещё одна проблема, <text:span text:style-name="T11">– </text:span>тихо сказала Лун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3"><text:span text:style-name="T11">– </text:span>Я попробую подыскать подходящие заклинания для работы с флорой, <text:span text:style-name="T11">– </text:span>загорелась научным рвением книгоежка. <text:span text:style-name="T11">– </text:span>Помнится, в «Природе проклятий» был раздел, посвящённый зебринским ритуалам плодородия!</text:p>
      <text:p text:style-name="P53"/>
      <text:p text:style-name="P53">Единорожка вернулась в библиотеку. Некоторое время мы с Луной молча слушали звуки засыпающего Понивилля.</text:p>
      <text:p text:style-name="P53"/>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в ссылк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едь кроме нас, у неё не осталось подходящих собеседников.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 <text:span text:style-name="T11">– пожаловался я Луне.</text:span></text:p>
      <text:p text:style-name="P39"/>
      <text:p text:style-name="P53">Аликорница отвлеклась от воспоминаний.</text:p>
      <text:p text:style-name="P53"><text:span text:style-name="T11">– </text:span>Мы приготовим заклинание-компас. Он укажет тебе направление. Правда, Наше знание сугубо теоретическое, Мы никогда не пользовались им на практике.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в Эквестрии с его помощью?</text:p>
      <text:p text:style-name="P53"/>
      <text:p text:style-name="P53">Аликорница смутилась.</text:p>
      <text:p text:style-name="P53"><text:span text:style-name="T11">– </text:span>Если ты считаешь аликорнов всемогущими, ты глубоко ошибаешься, примат!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без подсказки.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oft-page-break/><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3"/>
      <text:p text:style-name="P53">Я присмотрелся к ночной принцессе с подозрением. Что она знает о нас с Селестией?</text:p>
      <text:p text:style-name="P53"/>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pan text:style-name="T11">– </text:span>Неудивительно! <text:span text:style-name="T11">– </text:span>фыркнула Луна. <text:span text:style-name="T11">– В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 от подколки.</text:p>
      <text:p text:style-name="P53"/>
      <text:p text:style-name="P53">Дружеский интим «для здоровья» всё ещё вызывает в тебе досаду, Анон!</text:p>
      <text:p text:style-name="P53"/>
      <text:p text:style-name="P48">Луна бросила на меня тяжёлый взгляд.</text:p>
      <text:p text:style-name="P51"><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1"/>
      <text:p text:style-name="P48"><text:span text:style-name="T17">–</text:span> Тогда зачем она..?</text:p>
      <text:p text:style-name="P48"><text:span text:style-name="T17">–</text:span> Дала тебе? <text:span text:style-name="T17">–</text:span> цинично до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8">–</text:span> А другие? Они тоже… давали мне потому, что считали меня последним шансом?</text:p>
      <text:p text:style-name="P51"/>
      <text:p text:style-name="P51">У аликорницы отвалилась челюсть.</text:p>
      <text:p text:style-name="P51"><text:span text:style-name="T18">–</text:span> Другие? Кто ещё?<text:span text:style-name="T11"> </text:span>С кем ещё у тебя были… отношения?</text:p>
      <text:p text:style-name="P48"><text:span text:style-name="T17">–</text:span> С Рэйнбоу Дэш, <text:span text:style-name="T17">–</text:span> ответил я несчастным голосом. <text:span text:style-name="T17">–</text:span> И, может быть, с Пинки.</text:p>
      <text:p text:style-name="P48"><text:span text:style-name="T17">–</text:span> А ты живчик, <text:span text:style-name="T17">–</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text:span text:style-name="T1">жёсткий</text:span> спермотоксикоз.</text:p>
      <text:p text:style-name="P48"><text:span text:style-name="T17">– Что?!! – с недоверием воскликнула Луна. – Сестра никогда не умела лечить. И сейчас не умеет </text:span><text:span text:style-name="T59">— иначе Мы бы знали. Мало кто владеет магией целительства, и Сестра не из их числа.</text:span></text:p>
      <text:p text:style-name="P39">– Очень мне надо врать! – возмутился я. – Сел исцелила меня в Кантерлоте с помощью заместительной терапии.</text:p>
      <text:p text:style-name="P39"/>
      <text:p text:style-name="P39">Луна вскинула копыто к <text:span text:style-name="T1">виску</text:span> и закатила глаза.</text:p>
      <text:p text:style-name="P48"><text:soft-page-break/><text:span text:style-name="T17">– О небо! Теперь Мы понимаем, почему она так ослабела! Как это в стиле Сестры </text:span><text:span text:style-name="T59">—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pan text:style-name="T17">– Заместительная терапия </text:span><text:span text:style-name="T59">—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3"/>
      <text:p text:style-name="P53">Я не слушал аликорницу. События той единственной нашей ночи с Сел медленно прокручивались в памяти и я переосмысливал их по-новому. Крохотная льдинка в глубине моего «я» пустила отростки во все стороны, медленно превращая душу в лёд.</text:p>
      <text:p text:style-name="P53"/>
      <text:p text:style-name="P39">Луна вздохнула и повернулась ко мне.</text:p>
      <text:p text:style-name="P48"><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другими пони. Они действуют исключительно по своей воле и предпочтениям. Пони умеют любить.</text:p>
      <text:p text:style-name="P48"/>
      <text:p text:style-name="P48">Аликорница фыркнула.</text:p>
      <text:p text:style-name="P48"><text:span text:style-name="T17">– </text:span><text:span text:style-name="T5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
      <text:p text:style-name="P53"><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
      <text:p text:style-name="P53">Я удивлённо воззрился на аликорницу. Та сконфузилась.</text:p>
      <text:p text:style-name="P53"><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
      <text:p text:style-name="P53">Я пожал плечами и спустился с пегаской вниз, к компании.</text:p>
      <text:p text:style-name="P53"/>
      <text:h text:style-name="P156" text:outline-level="2"><text:soft-page-break/><text:span text:style-name="T1">22</text:span>. <text:span text:style-name="T1">Лучший</text:span> Гранд Галопин<text:span text:style-name="T1">г</text:span> Гала <text:span text:style-name="T1">в истории</text:span></text:h>
      <text:p text:style-name="P83"/>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3"/>
      <text:p text:style-name="P53"><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3"/>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
      <text:p text:style-name="P53">Тук-тук-тук!</text:p>
      <text:p text:style-name="P53"/>
      <text:p text:style-name="P53"><text:span text:style-name="T11">– Анон</text:span>, ты тут? <text:span text:style-name="T11">–</text:span>Дэш просунула нос в дверь, не дожидаясь отклика. <text:span text:style-name="T11">– </text:span>Ага, вот ты где! Я с тобой!</text:p>
      <text:p text:style-name="P53">Пегаск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Дэш.</text:p>
      <text:p text:style-name="P53">Я пожал плечами и пошёл следом. Бороться со стихией в лице Дэш было трудновато. Да и незачем.</text:p>
      <text:p text:style-name="P53"/>
      <text:p text:style-name="P39">…</text:p>
      <text:p text:style-name="P39"/>
      <text:p text:style-name="P53">В столовой вместо накрытых столов мы встретили двух лакеев.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ую бесформенную кляксу, широко распластавшуюся по земле. «Эх, Клаудсдейл…» <text:span text:style-name="T11">–</text:span> всхлипула Дэш.</text:p>
      <text:p text:style-name="P53"/>
      <text:p text:style-name="P53"><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3"/>
      <text:p text:style-name="P53"><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7">Митарианец <text:span text:style-name="T51">– мясоед</text:span></text:p></text:note-body></text:note> на Нашей памяти. Насколько Нам известно, рацион обезьян состоит из фруктов и листьев бамбука.</text:p>
      <text:p text:style-name="P53"/>
      <text:p text:style-name="P53">Я мило улыбнулся в ответ и закинул в рот пучок петрушки.</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3">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3"/>
      <text:p text:style-name="P53">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Эпплджек.</text:p>
      <text:p text:style-name="P53">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за себя, дражайшая! Я, наоборот, только вхожу во вкус!</text:p>
      <text:p text:style-name="P53">Драконикус заткнулся и принялся жадно есть брюкву.</text:p>
      <text:p text:style-name="P53"/>
      <text:p text:style-name="P53">Аликорница обвела присутствующих долгим взглядом и начала.</text:p>
      <text:p text:style-name="P53"><text:soft-page-break/>–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text:p text:style-name="P53">– Анониму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text:p text:style-name="P53">– Я полностью в вашем распоряжении, Ваше Высочество! Думаю, мои друзья меня поддержат! – отчеканила умничка Твайлайт.</text:p>
      <text:p text:style-name="P53">Остальные пони отозвались невнятным мычанием.</text:p>
      <text:p text:style-name="P53"/>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text:soft-page-break/>– Ну хорошо! Я помогу вам! Я всегда помогаю открывать коридоры! Это для нас, светочей, плёвое дело! – пафосно воскликнул драконикус и испарился. Через секунду появился снова, схватил в обнимку миску брюссельской капусты в кляре и исчез окончательно.</text:p>
      <text:p text:style-name="P53"/>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Непривычно смешно было видеть принцессу ночи покрасневшей и прячущей в замешательстве глаза.</text:p>
      <text:p text:style-name="P53">–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
      <text:p text:style-name="P53">При этих словах настала очередь прятать глаза шестёрке пони.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ётся буря, по сравнению с которыми нынешние проблемы покажутся тёплым летним дождиком.</text:p>
      <text:p text:style-name="P53">Луна вздохнула.</text:p>
      <text:p text:style-name="P53">–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перечень руководителей по направлениям. Ждём вас завтра тут же на утренней планёрке после восхода солнца!</text:p>
      <text:p text:style-name="P53">С этими словами аликорница развернула свиток, достигший нижним концом пола.</text:p>
      <text:p text:style-name="P53">Твайлайт схватилась за голову.</text:p>
      <text:p text:style-name="P53"/>
      <text:p text:style-name="P40">***</text:p>
      <text:p text:style-name="P39"/>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text:soft-page-break/></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в башне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
      <text:p text:style-name="P53">Заросли можжевельника раздвинулись, пропуская синюю единорожку.</text:p>
      <text:p text:style-name="P53"/>
      <text:p text:style-name="P53">– Привет!</text:p>
      <text:p text:style-name="P53">Я молча смотрел сквозь неё, привалившись спиной к валуну. Мне хотелось побыть одному.</text:p>
      <text:p text:style-name="P53">– Привет, говорю! Мну видела, как ты залазил сюда. Классное местечко!</text:p>
      <text:p text:style-name="P53">–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Мну любит,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тень! А где они? Они скоро вернутся?</text:p>
      <text:p text:style-name="P53">– Они не вернутся.</text:p>
      <text:p text:style-name="P53"/>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Даже если я знаю, насколько ничтожны шансы вернуть Сел и остальных. Но жеребёнка обманывать не хотелось. Я всегда был противником вранья детям под маской лжегуманности.</text:p>
      <text:p text:style-name="P53"/>
      <text:p text:style-name="P53">Индиго молча села возле меня. Потом она всхлипнула. Потом тяжело вздохнула.</text:p>
      <text:p text:style-name="P53">– Пожалуйста, скажи мне, что с ними.</text:p>
      <text:p text:style-name="P53"><text:soft-page-break/></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
      <text:p text:style-name="P53">Индиго хмуро взглянула на меня.</text:p>
      <text:p text:style-name="P53">– Если я нужна здесь, тогда скажи, для чего! У меня тут не осталось друзей, кроме тебя. Па пропал две недели назад. И хотя тётка говорит,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и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3"/>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 Ю-ху-у-у!</text:p>
      <text:p text:style-name="P53">Единорожка умчалась.</text:p>
      <text:p text:style-name="P53"/>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
      <text:p text:style-name="P53">В серебряной коробке вместо книги лежал одинокий листок бумаги.</text:p>
      <text:p text:style-name="P63"><text:soft-page-break/></text:p>
      <text:p text:style-name="P63">«Уверена, когда-нибудь ты узнаешь правду,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3">– Сел - Сел… Ну почему ты такая… – пробормотал я сквозь слёзы.</text:p>
      <text:p text:style-name="P53"/>
      <text:p text:style-name="P54">***</text:p>
      <text:p text:style-name="P83"/>
      <text:p text:style-name="P53">«Леди и джентльпони! Мне выпала честь объявить Гранд Галопинг Гала открытым! В честь скорого возвращения Её Высочества, принцессы Селестии, бал проходит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Раскройте свои программки, я сейчас подробно опишу каждое мероприятие сего удивительного вечера…»</text:p>
      <text:p text:style-name="P53"/>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text:p>
      <text:p text:style-name="P53"/>
      <text:p text:style-name="P53">От легкой дрожи зазвенели витражи в огромных стрельчатых окнах галереи. Гардины колыхались <text:s/>беззвучными волнами. Где-то со звоном разбилась ваза.</text:p>
      <text:p text:style-name="P53">Я переждал землетрясение держась за стену, после чего вышел в парк. Чопорные пони как ни в чём не бывало переговаривались вполголоса, сгрудившись в небольшие компании на лужайках. Негромкий смех перемежался со звоном бокалов.</text:p>
      <text:p text:style-name="P53">Пробравшись через отдыхающих, я свернул в отдалённый тупичок садового лабиринта. Мне стало душно. На ходу ослабив галстук и расстегнув жилетку, я сошёл с песчаной дорожки и присел на землю, прислонившись к зелёной изгороди.</text:p>
      <text:p text:style-name="P53"><text:soft-page-break/></text:p>
      <text:p text:style-name="P53">Ты никогда не любил тоскливые офисные вечеринки с напускной весёлостью и тупейшими конкурсами, Анон! Мог ли ты представить, что костлявая рука корпоратива дотянется до тебя даже здесь, в Эквестрии?</text:p>
      <text:p text:style-name="P53"/>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светящимися шлейфами.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
      <text:p text:style-name="P53">Моционящиеся в парке аристократы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soft-page-break/>…</text:p>
      <text:p text:style-name="P53">– Это она! Она!!! Нам дают знак!</text:p>
      <text:p text:style-name="P53">– Наша принцесса! Наше солнце!</text:p>
      <text:p text:style-name="P53">– Она вернётся! Как нам и обещала принцесса Луна!</text:p>
      <text:p text:style-name="P53">– А то! Я всем говорил! Мне никто не верил! Никто!!! Эти смешные бунтари из Мэйнхеттена…</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3">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 Выбравшись из зелёного лабиринта, я бросился наугад сломя голову.</text:p>
      <text:p text:style-name="P53"/>
      <text:p text:style-name="P53">Внезапно музыкальная какофония сменилась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Я подошёл к ближайшей колонне. Под капителем колонны корявая надпись гласила: <text:s/>«з<text:span text:style-name="T65">д</text:span>ЕсЬ БЫл <text:span text:style-name="T66">д</text:span>ИскОр<text:span text:style-name="T64">Д</text:span>». Прислонившись к прохладному мрамору, я закрыл глаза…</text:p>
      <text:p text:style-name="P53"/>
      <text:p text:style-name="P53">…</text:p>
      <text:p text:style-name="P53"/>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Беседующие остановились прямо у колонны, за которой сидел я.</text:p>
      <text:p text:style-name="P53"/>
      <text:p text:style-name="P53"><text:soft-page-break/>–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торжеств, а это многого стоит. Хотя, по-моему, идея пригласить Винил Скрэтч на бал была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3"/>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опинг Гала, он не рассчитывал собственнокопытно принимать гостей!</text:p>
      <text:p text:style-name="P53"/>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text:p text:style-name="P53">Я поднялся.</text:p>
      <text:p text:style-name="P53">– Если бы я хотел скрываться, то до сих пор бы сидел в фургончике Трикси где-нибудь под Филлидельфией. Но нет, я сюда смылся от скуки — ненавижу официальные мероприятия! Я здесь только потому, что Дэш попросила составить ей компанию на трибуне во время финального заезда «Небес Эквестрии». И в жизни бы не надел вот это, если бы не Твайлайт, – я оттянул галстук бабочку на резинке и отпустил.</text:p>
      <text:p text:style-name="P53">Луна сочувственно кивнула.</text:p>
      <text:p text:style-name="P53">– О, Мы тебя хорошо понимаем, Анонимус! Мы также не выносим эту напрасную трату времени, коей имя «Официальные церемонии». Всё это лицемерие, жеманство, фальшь... В Наше время всё было по другому. Пони не приходилось примерять дюжину масок, чтобы высказать кому-то свою любовь или ненависть. А сейчас даже Мы вынуждены блюсти этикет!</text:p>
      <text:p text:style-name="P53">Я понимающе покачал головой. Чёрная фурия была не так уж плоха, если узнать её получше!</text:p>
      <text:p text:style-name="P53">Аликорница смущённо улыбнулась.</text:p>
      <text:p text:style-name="P53">– Всё же Мы должны заметить, что, хотя приветственная часть торжеств прошла в худших традициях Tatrum ceremoniale, впоследствии ситуация выправилась. Фейерверки были неплохи, да и концерт тоже.</text:p>
      <text:p text:style-name="P53"><text:soft-page-break/>– О, да! Классно играют! Впервые слышу в Эквестрии такую продвинутую музыку.</text:p>
      <text:p text:style-name="P53">Луна вздохнула.</text:p>
      <text:p text:style-name="P53">–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вручить тебе компас.</text:p>
      <text:p text:style-name="P53"/>
      <text:p text:style-name="P53">Мы подходили ко дворцу, когда нам навстречу попалась процессия из четырёх земнопони, несущих открытый паланкин. На нём возлежал томного вида единорог с перебинтованной головой и икал. От франта вовсю штыняло спиртом.</text:p>
      <text:p text:style-name="P53">– А-а-а, дражайший принц? – с приторной любезностью приветствовала единорога Луна – Как ваше драгоценное здоровье? Как поживает ваш кузён Хавтиноуз?</text:p>
      <text:p text:style-name="P53">Принц позеленел, промычал нечто нечленораздельное и махнул копытом носильщикам двигаться дальше.</text:p>
      <text:p text:style-name="P53"/>
      <text:p text:style-name="P53">Во дворце, вручив мне тяжёлую шкатулку серебряной окантовки с хрустальным шаром на крышке,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
      <text:p text:style-name="P53">Она что,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
      <text:p text:style-name="P53">Не гребу я этих аликорнов!</text:p>
      <text:p text:style-name="P39"/>
      <text:p text:style-name="P54">***</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белой аликорнице!</text:p>
      <text:p text:style-name="P53"/>
      <text:p text:style-name="P53">Перепрыгивая через две ступеньки я достиг вершины башни.</text:p>
      <text:p text:style-name="P53"><text:soft-page-break/>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ы. Вот где можно найти перо или волос!</text:p>
      <text:p text:style-name="P53"/>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7"></text:span><text:span text:style-name="T68"> сидел, прислонившись к стенке. Оранжевая лампочка по прежнему горела на налобном щитке.</text:span></text:p>
      <text:p text:style-name="P78"/>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3"/>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
      <text:p text:style-name="P53">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
      <text:p text:style-name="P53">Теперь же, созерцая развешанные на крючья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
      <text:p text:style-name="P53">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text:soft-page-break/>центре которой было маленькое сквозное отверстие. Снизу отверстия вытекла, застыв, тёмно-бурая капля.</text:p>
      <text:p text:style-name="P53"/>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В шаре 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3"/>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пасти к мастерской.</text:p>
      <text:p text:style-name="P53"/>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батареи, штурвал управления по центру панели, уровень спарк-заряда над ней, решётка радио левее, педаль колёсного тормоза внизу, кнопка включения фонарей справа. Как там? Штурвал на себя?</text:p>
      <text:p text:style-name="P53"/>
      <text:p text:style-name="P53">Штурвал заклинило. Бля!!!</text:p>
      <text:p text:style-name="P53"/>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
      <text:p text:style-name="P53">Звон упавшего на каменный пол домкрата и грохот пробиваемой крыши слились воедино. Колесница, раскидывая обломки досок и черепицы, поднялась над двором. Мастерская и весь квартал <text:soft-page-break/>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3"/>
      <text:p text:style-name="P53">Замок.</text:p>
      <text:p text:style-name="P53">Проклятье, что с замком?!</text:p>
      <text:p text:style-name="P53"/>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3"/>
      <text:p text:style-name="P53">А я-то был в воздухе, в ста метрах над землёй! В воздухе, блядь, а не на земле!</text:p>
      <text:p text:style-name="P53"/>
      <text:p text:style-name="P53">Я надавил на рычаг вертикальной тяги и колесница плавно скользнула вниз. Ха, теперь-то я понял, в чём дело! Замок висел в воздухе!</text:p>
      <text:p text:style-name="P53">Пиздец… Замок висел в воздухе?!!</text:p>
      <text:p text:style-name="P53"/>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
      <text:p text:style-name="P53">Башня стонала и скрипела на все лады. Отторж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text:soft-page-break/></text:p>
      <text:p text:style-name="P53">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p text:style-name="P53">– <text:span text:style-name="T69">Зафиксирована опасная ситуация. Сознание пациента </text:span><text:span text:style-name="T70">&lt;</text:span><text:span text:style-name="T69">СЕЛЕСТИЯ</text:span><text:span text:style-name="T70">&gt;</text:span><text:span text:style-name="T69"> не регистрируется. Активируется протокол экстренной эвакуации пациента </text:span><text:span text:style-name="T70">&lt;</text:span><text:span text:style-name="T69">СЕЛЕСТИЯ</text:span><text:span text:style-name="T70">&gt;</text:span><text:span text:style-name="T69"> к супервизору </text:span><text:span text:style-name="T70">&lt;</text:span><text:span text:style-name="T69">ЛУНА</text:span><text:span text:style-name="T70">&gt;</text:span><text:span text:style-name="T69">.</text:span></text:p>
      <text:p text:style-name="P77"/>
      <text:p text:style-name="P53">Я обернулся.</text:p>
      <text:p text:style-name="P53"/>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
      <text:p text:style-name="P53">БЛЯ!!!</text:p>
      <text:p text:style-name="P53"/>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
      <text:p text:style-name="P53">«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3"><text:soft-page-break/>Когда последний чек-поинт был пройден, на главном табло мигнула и исчезла цифра «<text:span text:style-name="T24">7.76</text:span>», сменившись на «<text:span text:style-name="T24">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
      <text:p text:style-name="P53">БЛЯ!!!</text:p>
      <text:p text:style-name="P53">Какая тупица закрыла двери?</text:p>
      <text:p text:style-name="P53"/>
      <text:p text:style-name="P53">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3">У тебя всё под контролем, Анон?!! Проклятье!</text:p>
      <text:p text:style-name="P53"/>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
      <text:p text:style-name="P53">…</text:p>
      <text:p text:style-name="P53"/>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3"/>
      <text:p text:style-name="P53">…</text:p>
      <text:p text:style-name="P53"/>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text:p text:style-name="P53">– Мнэ-э-э, – в этот момент даже козлиное блеяние было для меня верхом геройства.</text:p>
      <text:p text:style-name="P53"/>
      <text:p text:style-name="P53">Подымая тучи пыли, с грохотом обрушилась в Провал башня Селестии. Луна с отвалившейся челюстью наблюдала за действом в окно.</text:p>
      <text:p text:style-name="P53"/>
      <text:p text:style-name="P53">– Что… Ч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text:soft-page-break/>–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идиотом.</text:p>
      <text:p text:style-name="P53"/>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5"/>
      <text:p text:style-name="P53">Скалу ощутимо тряхнуло. Грибной суп выплеснулся из супницы на стол.</text:p>
      <text:p text:style-name="P53">– Конски яблоки! Четвёртый день уж волокут. Могли б и научиться наконец-то, – проворчала Эпплджек с набитым ртом.</text:p>
      <text:p text:style-name="P53"/>
      <text:p text:style-name="P53">Мы обедали на утёсе.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Правда, волочить эту скалу самому большому дирижаблю Эквестрии удавалось с черепашьей скоростью. День езды на поезде растянулся в неделю пути на степенно дрейфующей скале.</text:p>
      <text:p text:style-name="P53">«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варцев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у железной дороги.</text:p>
      <text:p text:style-name="P53">– Эй-Джей, гляди, твоя ферма! Я даже Биг Мака вижу. Вон, дрыхнет в стогу, – Дэш указала на красную точку в поле на окраине городка.</text:p>
      <text:p text:style-name="P53">– Агась, «Сладкое Яблочко», родимое! – кивнула фермерша. – А это значит, скоро и Вечнодикий. Мне прям не терпится закончить всё, вернуться и задать братюне взбучку за то, што прохлаждается без дела!</text:p>
      <text:p text:style-name="P53"/>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text:soft-page-break/>(готов биться об заклад, с нулевым увеличением). В кресле сбоку развалился Дискорд и плевал в потолок. На макушке у фрика красовалась бейсболка с надписью <text:span text:style-name="T24">«СВЕТОЧ»</text:span>.</text:p>
      <text:p text:style-name="P53"/>
      <text:p text:style-name="P53">– Итак, через день мы достигнем цели. Надеюсь, все помнят план действий. Мы высаживаемся группой у входа и…</text:p>
      <text:p text:style-name="P53">– Эмм… Прячемся?</text:p>
      <text:p text:style-name="P53">– Дерёмся с пландерсидами?</text:p>
      <text:p text:style-name="P53">– Создаём магический щит?</text:p>
      <text:p text:style-name="P53"/>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
      <text:p text:style-name="P53">Я вспомнил, как мы драпали из замка, но промолчал.</text:p>
      <text:p text:style-name="P53"/>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
      <text:p text:style-name="P53">Я продемонстрировал ночной принцессе шкатулку с беспорядочно мечущейся стрелкой.</text:p>
      <text:p text:style-name="P53"/>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text:soft-page-break/>–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
      <text:p text:style-name="P53">Дэш подняла копыто.</text:p>
      <text:p text:style-name="P53">– Если я правильно врубилась, нам надо навести в болоте шороху при посадке? Чтоб ничего не дёргалось? Это для меня — фигня! Было б о чём говорить.</text:p>
      <text:p text:style-name="P53"/>
      <text:p text:style-name="P53">Все, включая меня, вытаращились на пегаску с великим удивлением. Дискорд покрутил когтем у виска.</text:p>
      <text:p text:style-name="P53"/>
      <text:p text:style-name="P53">– Я могу влупить по болоту радужным ударом, – объяснила пегаска. – Ручаюсь, после этого пландерсидам будет не до нас.</text:p>
      <text:p text:style-name="P53"/>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Луна повернулась к выходу.</text:p>
      <text:p text:style-name="P53"/>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анонимусов в тронный зал? Если верить «Проводнику», – драконикус презрительно фыркнул в мою сторону, – в его родном мире магии меньше, чем в моём плевке.</text:p>
      <text:p text:style-name="P53"/>
      <text:p text:style-name="P53">Драконикус для наглядности плюнул. Плевок затормозил у потолка, изменил направление на девяносто градусов и вылетел в окно.</text:p>
      <text:p text:style-name="P53"/>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 Анонимусу лишь требовалось привести её к входному порталу в коридор.</text:p>
      <text:p text:style-name="P53"/>
      <text:p text:style-name="P53">Луна задумалась. Потом вытащила выдвижной ящик из столика. Порывшись в нём,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text:p text:style-name="P53"><text:soft-page-break/>– Нам нужно взглянуть… Третья степень магоистощения плюс подъём луны плюс принятие на себя недугов Анонимуса плюс заклинание Путеводного Факела… Восстановление займёт… Гм…</text:p>
      <text:p text:style-name="P53"/>
      <text:p text:style-name="P53">Луна с шумом захлопнула справочник.</text:p>
      <text:p text:style-name="P53">– Открыть коридор за счёт собственных сил Сестра сможет не ранее, чем через сто двадцать – сто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
      <text:p text:style-name="P53">Луна нахмурилась.</text:p>
      <text:p text:style-name="P53">– Мы видим, у тебя уже есть готовое решение. Говори.</text:p>
      <text:p text:style-name="P53"/>
      <text:p text:style-name="P53">Дискорд устроился поудобнее и демонстративно поправил бейсболку со <text:span text:style-name="T24">«СВЕТОЧЕМ»</text:span>.</text:p>
      <text:p text:style-name="P53">–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Никаких проблем!</text:p>
      <text:p text:style-name="P53"/>
      <text:p text:style-name="P53">Луна скосила глаза на меня в немом вопросе. <text:s/>Я не увидел ответную мимику Дискорда — тот повернулся ко мне спиной.</text:p>
      <text:p text:style-name="P53"/>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1"/>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У нас нет времени. Придётся действовать по твоему плану.</text:p>
      <text:p text:style-name="P53"/>
      <text:p text:style-name="P53">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text:soft-page-break/></text:p>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40">**</text:p>
      <text:p text:style-name="P40">*</text:p>
      <text:p text:style-name="P39"/>
      <text:p text:style-name="P48"><text:span text:style-name="T59">Заходящее солнце омывало израненную Эквестрию тёплым оранжевым светом. Громада Вечнодикого леса темнела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9">— одичавшие пони паслись по близлежащим полям. Тень дрейфующей скалы пугала их и они разбегались по равнине веером.</text:span></text:p>
      <text:p text:style-name="P53">И в то же время Эквестрия сражалась. Временные мосты пересекали провалы в местах их пересечений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области магической деградации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3"/>
      <text:p text:style-name="P53">…</text:p>
      <text:p text:style-name="P53"/>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4"><text:span text:style-name="T11">–</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1">трид</text:span><text:span text:style-name="T1">цать лет, если его сменят через </text:span><text:span text:style-name="T61">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
      <text:p text:style-name="P53">Я почувствовал резкую боль. Отдёрнув руку, я увидел на пальце кровь из ранки. </text:p>
      <text:p text:style-name="P53">Дэш смутилась.</text:p>
      <text:p text:style-name="P53"><text:soft-page-break/>–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Сам же я не считал себя вправе выдвигать требования на эту тему.</text:p>
      <text:p text:style-name="P53"/>
      <text:p text:style-name="P53">–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то Дискорд полоще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
      <text:p text:style-name="P53">Розовая пони уселась на круп, копытами оттянула веки и высунула язык, сотворив совершенно безумную мордаху.</text:p>
      <text:p text:style-name="P53"/>
      <text:p text:style-name="P53">– В случае Дискорда — остаться НЕ в своём уме. Но в остальном — верно. Мы не дадим тебя в обиду, Анон.</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лучшие.</text:p>
      <text:p text:style-name="P53">– А я — лучшая из лучших! – похлопала себя в грудь Дэш. – Не забывай об этом!</text:p>
      <text:p text:style-name="P53"/>
      <text:p text:style-name="P53">Кобылки ушли, оставив меня провожать закат. Когда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
      <text:p text:style-name="P53"><text:soft-page-break/>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
      <text:p text:style-name="P53">Сарказм скроет твою <text:s/>печаль, Анон!</text:p>
      <text:p text:style-name="P53"/>
      <text:p text:style-name="P53">– Если бы здесь всё решала Твайлайт, я был бы спокоен. Но, как мне кажется, вопрос моего возвращения в Эквестрию предрешён. И не в том варианте, в котором мне бы хотелось. Впрочем, я понимаю, вам нужно экономить магию. Что ж, спасибо и за эти бесценные два месяца — я буду хранить их в самом заветном уголке души. Всё равно я получил больше, чем мог надеяться.</text:p>
      <text:p text:style-name="P53"/>
      <text:p text:style-name="P53">Луна отвернулась, попытавшись скрыть смущение.</text:p>
      <text:p text:style-name="P53">–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
      <text:p text:style-name="P53">Луна опустила мне на колени небольшую карточку из серебра.</text:p>
      <text:p text:style-name="P53"/>
      <text:p text:style-name="P72"><text:span text:style-name="T11">~~~ </text:span>Человек Анонимус Терранский <text:span text:style-name="T11">~~~</text:span></text:p>
      <text:p text:style-name="P72">Паспорт гражданина Эквестрии</text:p>
      <text:p text:style-name="P71">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1">Именем правительства Эквестрии призываем оказывать предъявителю сего всю возможную помощь и содействие.</text:p>
      <text:p text:style-name="P76">26.07.2143 А.С.</text:p>
      <text:p text:style-name="P53"/>
      <text:h text:style-name="Heading_20_2" text:outline-level="2">24. Навсегда. И всегда</text:h>
      <text:p text:style-name="P133"/>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text:soft-page-break/>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
      <text:p text:style-name="P48">Или, может быть, в тебе, Анон, если ты до сих пор пытаешься судить о пони по стандартам мира людей?</text:p>
      <text:p text:style-name="P48"/>
      <text:p text:style-name="P48">Важные единороги в белых халатах тихо переговаривались между собой, наблюдая последствия удара в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text:p text:style-name="P48">– Ну что, вида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
      <text:p text:style-name="P48">Пегаска, не услышав от меня слов восхищения, надулась.</text:p>
      <text:p text:style-name="P48">– У других пегасов и на меньшей скорости ломаются крылья! А я, между прочим,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скала рассыпалась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text:soft-page-break/>протесты пегаски,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
      <text:p text:style-name="P48">Пегасы спикировали в долину.</text:p>
      <text:p text:style-name="P48"/>
      <text:p text:style-name="P48">…</text:p>
      <text:p text:style-name="P48"/>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Элемента Верности впечатляет. Но если бы Мы могли всё предусмотреть — тут был бы совсем <text:s/>другой мир, куда лучше этого.</text:p>
      <text:p text:style-name="P48"/>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 Если вдруг… Если всё пойдёт не так, как планировалось, Мы настаиваем… нет, Мы просим… <text:s/>чтобы ты продолжил действовать во что бы то ни стало. У нас не будет второй попытки.</text:p>
      <text:p text:style-name="P143"/>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7">Центурия <text:span text:style-name="T51">– военное подразделение в 100 солдат</text:span></text:p></text:note-body></text:note> в последний бой.</text:p>
      <text:p text:style-name="P48"/>
      <text:p text:style-name="P48">Аликорница легонько коснулась крылом моего плеча.</text:p>
      <text:p text:style-name="P48"><text:soft-page-break/>– Будь храбр. Будь стоек. Будь силён. Что бы ни случилось, помни: Эквестрия с тобой. Эквестрия в тебе. Навсегда. И всегда. Удачи, солдат!</text:p>
      <text:p text:style-name="P48"/>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Торопливо осмотревшись по сторонам, она по-собачьи отряхнулась и сбросила с себя остатки торжеств.</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
      <text:p text:style-name="P48">Я кивнул и без слов раскрыл блокнот на нужной странице. Пегаска буквально прижала нос к рисунку.</text:p>
      <text:p text:style-name="P48">–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8">Я подыграл пегаске.</text:p>
      <text:p text:style-name="P48">– Это тебе Твайлайт сказала? Есть такое заклинание, «переплетение сознаний». Я — против. Честно говоря, не шибко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Пегаска кивнула.</text:p>
      <text:p text:style-name="P48"><text:soft-page-break/>– Ага. Я мигом. Отнесу рисунок и вернусь.</text:p>
      <text:p text:style-name="P27"/>
      <text:p text:style-name="P49">***</text:p>
      <text:p text:style-name="P27"/>
      <text:p text:style-name="P36"><text:span text:style-name="T1">«Королева Лорен» жалобно потрескивала, опираясь </text:span><text:span text:style-name="T61">задней осью </text:span><text:span text:style-name="T1">на табуретку. Я прилаживал ей новое колесо взамен <text:s/>утраченного. </text:span><text:span text:style-name="T61">Ещ</text:span><text:span text:style-name="T1">ё</text:span><text:span text:style-name="T61"> </text:span><text:span text:style-name="T1">немного и будет как новенькая! В дворцовом гараже среди кучи хлама таки нашлось лопнувшее колесо, которое </text:span><text:span text:style-name="T61">мне удалось</text:span><text:span text:style-name="T1"> отремонтировать — о</text:span><text:span text:style-name="T61">бучение у</text:span><text:span text:style-name="T1"> Норфа не </text:span><text:span text:style-name="T61">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1">на </text:span><text:span text:style-name="T1">корпус</text:span><text:span text:style-name="T61">е</text:span><text:span text:style-name="T1">, полученные при таране крыши сарая и дверей дворцового холла, <text:s/>и будет лучше прежней — хоть снова в гонках участвуй.</text:span></text:p>
      <text:p text:style-name="P48"/>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
      <text:p text:style-name="P48">Я прислонился к борту. Мечты унесли меня выше облаков. Вот если бы улететь с Сел далеко-далеко за горизонт, навстречу <text:span text:style-name="T61">с</text:span>олнцу! И там разговаривать долго-долго, искренне-искренне. Чтобы это было нашим «другим местом и другим временем», о котором она писала. И чтобы у нас всё было иначе. Если бы я мог летать! Если бы я был бессмертен!</text:p>
      <text:p text:style-name="P48">Мечты — мечты. Я горько улыбнулся своим мыслям.</text:p>
      <text:p text:style-name="P48"/>
      <text:p text:style-name="P48">Дэш печально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1">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
      <text:p text:style-name="P48"><text:soft-page-break/>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8"/>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8"/>
      <text:p text:style-name="P48">Спокойно, Анон, всё под контролем. Просто доверься ей.</text:p>
      <text:p text:style-name="P48"/>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8"/>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
      <text:p text:style-name="P48">…</text:p>
      <text:p text:style-name="P48"/>
      <text:p text:style-name="P48">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Казалось, силуэт пегаски на фоне золотого шара испускает радужное сияние. Время остановилось, в<text:span text:style-name="T61">о всём мире остались только м</text:span>ы<text:span text:style-name="T61"> двое. Чувство абсолютной, не ограниченной ничем свобод</text:span>ы заполнило <text:soft-page-break/>меня до краёв. Я опьянел от чистейшего, насыщенного утренней свежестью воздуха, и странные мысли постучались в моё восторженное сознание.</text:p>
      <text:p text:style-name="P59"/>
      <text:p text:style-name="P59">Я хотела бы бежать с тобой по полю, но у меня есть крылья.</text:p>
      <text:p text:style-name="P59">Я хотела бы лежать с тобой на поле ромашек, но я дочь неба.</text:p>
      <text:p text:style-name="P59">Всё что я могу — нести тебя в колеснице по облакам навстречу солнцу.</text:p>
      <text:p text:style-name="P94"/>
      <text:p text:style-name="P48">И прежде чем я успел что-либо осмыслить, из дальнего закутка моей души вырвался ответ.</text:p>
      <text:p text:style-name="P94"/>
      <text:p text:style-name="P59">Я хотел бы лететь в небе рядом с тобой, но у меня нет крыльев.</text:p>
      <text:p text:style-name="P59">Мне хотелось бы лежать на облаке рядом с тобой, но я сын земли.</text:p>
      <text:p text:style-name="P59">Всё, что я могу — нарисовать тебя купающейся в солнечных лучах.</text:p>
      <text:p text:style-name="P94"/>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51"/>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
      <text:p text:style-name="P48">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8"/>
      <text:p text:style-name="P48">Я вцепился в штурвал и упёрся ногами в выступы для копыт пони-водителя. Сейчас мы должны выровняться, пегаска не сможет тащить «Королеву Лорен»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 Подобно радужной комете, мчалась она ввысь в ореоле радужной гривы.</text:p>
      <text:p text:style-name="P48">И словно частички радуги, крохотные капельки срывались с гривы и падали мне на щеку.</text:p>
      <text:p text:style-name="P48">Одна, вторая, третья. Откуда дождь? Мы же над облаками? Я попробовал влагу на вкус.</text:p>
      <text:p text:style-name="P48">Солёная.</text:p>
      <text:p text:style-name="P48">Проклятье! Я хотел избежать этого.</text:p>
      <text:p text:style-name="P48"/>
      <text:p text:style-name="P48">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8"/>
      <text:p text:style-name="P48">Отцепив пегаску от «Королевы Лорен», я тихо спросил её:</text:p>
      <text:p text:style-name="P51"><text:soft-page-break/>–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фига? У тебя глюки, Анон?</text:p>
      <text:p text:style-name="P51"/>
      <text:p text:style-name="P51">Её наигранная весёлость только утвердила меня в своей правоте. Я осторожно снял с Дэш громадные противосолнечные очки.</text:p>
      <text:p text:style-name="P51"/>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5"><text:span text:style-name="T1">– Не трожь! – Дэш сердито фыркнула. – </text:span>Меня ослепило солнце! И вообще, не твоё дело!</text:p>
      <text:p text:style-name="P75"/>
      <text:p text:style-name="P75"><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text:s/>Сделанная наспех броня натирала мне бока и затылок, но я не жаловался — воспоминания о мрачном подземелье с пландерсидами лучше переживать, завернувшись в тяжёлый металл.</text:p>
      <text:p text:style-name="P53">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
      <text:p text:style-name="P53">Тихий ропот возник у нас за спинами. Я обернулся.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этих был такой вид, будто Луна грабанула археологический музей.</text:p>
      <text:p text:style-name="P53"/>
      <text:p text:style-name="P53">Предупреждая зарождающуюся панику, аликорница подняла копыто.</text:p>
      <text:p text:style-name="P53">– Не волнуйтесь, Наши маленькие пони! То, что Мы надели Наши доспехи тысячелетней давности, не означает, что Мы стали Найтмэр Мун! Доспехи — это всего лишь доспехи. Другого комплекта у Нас нет.</text:p>
      <text:p text:style-name="P53">Аликорница подошла к нам и замерла в ожидании. Тяжкое чувство накрыло меня.</text:p>
      <text:p text:style-name="P53"/>
      <text:p text:style-name="P53">– Вижу! – наконец, нарушила молчание Пинки.</text:p>
      <text:p text:style-name="P53">Она оторвалась от подзорной трубы и указала вдаль.</text:p>
      <text:p text:style-name="P53"/>
      <text:p text:style-name="P53"><text:soft-page-break/>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text:p text:style-name="P53">–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3"/>
      <text:p text:style-name="P53">Я приложил глаз к окуляру.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
      <text:p text:style-name="P53">Я снова пригнулся к подзорной трубе и принялся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бери, как???</text:p>
      <text:p text:style-name="P53"/>
      <text:p text:style-name="P53">– Это Провал, – обратился я к Луне. – Теперь понятно, почему озер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
      <text:p text:style-name="P53">Луна сменила меня у подзорной трубы.</text:p>
      <text:p text:style-name="P53">–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text:note text:id="ftn19" text:note-class="footnote"><text:note-citation>19</text:note-citation><text:note-body><text:p text:style-name="P147">Манипула <text:span text:style-name="T51">– военное подразделение в 200 солдат</text:span></text:p></text:note-body></text:note> пегасов дворцовой стражи и звено Вондерболтов.</text:p>
      <text:p text:style-name="P53"/>
      <text:p text:style-name="P53">…</text:p>
      <text:p text:style-name="P53"/>
      <text:p text:style-name="P53">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
      <text:p text:style-name="P53">Ага, сейчас!</text:p>
      <text:p text:style-name="P53"/>
      <text:p text:style-name="P53"><text:soft-page-break/>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3">Невзирая на редкие удары самых длинн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3"/>
      <text:p text:style-name="P53">– Мы выиграли первый раунд, – тихо сказала Луна. – Нам стоило использовать «Конкордию» и в прошлый раз.</text:p>
      <text:p text:style-name="P53">–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24">СВЕТОЧЕМ</text:span>» на всех трёх полях шляпы одновременно.</text:p>
      <text:p text:style-name="P53"/>
      <text:p text:style-name="P53">«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3"/>
      <text:p text:style-name="P53">– Рэйнбоу Дэш, твой выход, – обратилась к пегаске Луна. – А также Наш. И да пребудет с нами удача!</text:p>
      <text:p text:style-name="P53"/>
      <text:p text:style-name="P53">Дэш кивнула в ответ и подошла к краю обзорной площадки. Рядом стала аликорниц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 Лишь скрежет наших соприкасавшихся доспехов нарушал молчание.</text:p>
      <text:p text:style-name="P53">Так же молча Дэш отвернулась от меня и подошла к подругам. Потёршись с каждой носом, <text:s/>дополнительно цокнувшись копытами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text:soft-page-break/></text:p>
      <text:p text:style-name="P53">– Селестия милосердная! – пробормотала Эпплджек и сдвинула шляпу на глаза. – Они настигли их!</text:p>
      <text:p text:style-name="P53">Да, на короткий и до одури тревожный миг, у самой воды, волна пландерсидов сомкнулась за крохотным отрядом, скрыв их от наших глаз.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3"/>
      <text:p text:style-name="P53">ХЛОП!</text:p>
      <text:p text:style-name="P53"/>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3"/>
      <text:p text:style-name="P53">Луна, убедившись, что с пегаской всё в порядке, подошла ко мне, подволакивая ногу.</text:p>
      <text:p text:style-name="P53">– Мы удовлетворены операцией. Элемент Верности потрудился на славу! Озеро очищено от пландерсидов-мутантов, теперь высадка не опасна. Уцелевшие остатки лиан в руинах не представляют для Нас проблемы.</text:p>
      <text:p text:style-name="P53"/>
      <text:p text:style-name="P53">Я внимательно всмотрелся в аликорницу. На накопытнике задней ноги красовалась приличных размеров вмятина.</text:p>
      <text:p text:style-name="P53">– Луна, что с тобой? Ты ранена?!!</text:p>
      <text:p text:style-name="P53">Аликорница смутилась.</text:p>
      <text:p text:style-name="P53">– Мы утратили былую реакцию. Нам стыдно! Неважно. Главное — мы выиграли этот бой.</text:p>
      <text:p text:style-name="P53">– Оставить! – <text:span text:style-name="T61">при</text:span>казала Луна ринувшимся было ей на помощь стражникам. – До завершения задачи Мы не обращаем внимания на пустяки.</text:p>
      <text:p text:style-name="P53"/>
      <text:p text:style-name="P53">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3"/>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коллега. «Каретный двор «Чёрная молния»» — прочёл я на тусклой табличке у подножки.</text:p>
      <text:p text:style-name="P53"/>
      <text:p text:style-name="P53">–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3">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 Колесница медленно тронулась с места…</text:p>
      <text:p text:style-name="P39"/>
      <text:p text:style-name="P56"><text:soft-page-break/>…События последующего часа видятся мне как россыпь острых осколков, подобных тем, что возникают, когда в центр стеклянного полотна бросают кирпич.</text:p>
      <text:p text:style-name="P56">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0">~~~~~</text:p>
      <text:p text:style-name="P40"/>
      <text:p text:style-name="P53">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3"/>
      <text:p text:style-name="P53">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3">– Бросайте якорь, – приказывает Луна в микрофон.</text:p>
      <text:p text:style-name="P53"/>
      <text:p text:style-name="P53">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3"/>
      <text:p text:style-name="P53">– Что за..? О небо!!!</text:p>
      <text:p text:style-name="P53"/>
      <text:p text:style-name="P53">Возглас Луны побуждает меня глянуть вниз.</text:p>
      <text:p text:style-name="P53">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ые поля выглядят так, как будто само озеро смотрит на нас злобным взглядом.</text:p>
      <text:p text:style-name="P53">Я недоумённо всматриваюсь вниз. Желтые круги медленно увеличиваются. На воде проступают некие очертания. От внезапного понимания волосы встают дыбом у меня на затылке. Сердце ухает вниз в холодном ужасе. Мои глаза меня не обманывают, эти круги действительно… </text:p>
      <text:p text:style-name="P53"/>
      <text:p text:style-name="P53">О БОГИ!!!</text:p>
      <text:p text:style-name="P53"/>
      <text:p text:style-name="P53">Рядом с опадающей водяной колонной 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3"/>
      <text:p text:style-name="P53"><text:soft-page-break/>– Ох, Селестия милосердная… Кракен… Этого не было в расчётах… – бормочет Твайлайт.</text:p>
      <text:p text:style-name="P53">Мы завороженно смотрим на хтоническое чудовище, подымающееся из тёмных вод.</text:p>
      <text:p text:style-name="P53"/>
      <text:p text:style-name="P53">«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озера, сминая лес на его берегах. Кривой скалой из воды возносится гигантский клюв.</text:p>
      <text:p text:style-name="P53">Вот натягивается канат, связывающий скалу с дирижаблем. С оглушительным треском от «Конкордии» отрывается корма с маневровой турбиной. Турбина продолжает изрыгать пламя, корма рыскает над скалой, подобно шершню на ниточке.</text:p>
      <text:p text:style-name="P53"/>
      <text:p text:style-name="P53">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израненную «Конкордию».</text:p>
      <text:p text:style-name="P53"/>
      <text:p text:style-name="P53">Под тяжестью левиафана «Громовержец» кренится всё сильнее. Дворец покрывается трещинами, башня обсерватории с громким треском падает вниз, в разверзшийся клюв монстра. Тот перемалывает её как спичку, одним небрежным движением.</text:p>
      <text:p text:style-name="P53">Дэш что-то шепчет на ухо Луне, та кивает в согласии. Пегаска стрелой взмывает с колесницы.</text:p>
      <text:p text:style-name="P53"/>
      <text:p text:style-name="P53">Щупальца кракена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3">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3"/>
      <text:p text:style-name="P53">Радужная молния пикирует вниз, отворачивая в сторону у самых ядовито-жёлтых буркал кракена. Скорость пегаски не поддаётся описанию — вчерашний эксперимент видится мне лёгкой разминкой в текущем свете. Ударный фронт воздуха следует за пегаской всесокрушающим тараном.</text:p>
      <text:p text:style-name="P53"/>
      <text:p text:style-name="P53">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3"/>
      <text:p text:style-name="P53">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3"/>
      <text:p text:style-name="P53">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3"><text:soft-page-break/>Захваченный «Громовержец» проплывает мимо нас, увлекаемый кракеном в бездну. <text:s/>Адским факелом за ним снижается полыхающая корма «Конкордии».</text:p>
      <text:p text:style-name="P53"/>
      <text:p text:style-name="P53">–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6"/>
      <text:p text:style-name="P53">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3"/>
      <text:p text:style-name="P53">– Берегись!!!</text:p>
      <text:p text:style-name="P53">Скала проносится рядом с нами, взмывая на привычную высоту. Колесница Луны в турбулентном потоке переворачивается, рассыпая пассажиров, как горох.</text:p>
      <text:p text:style-name="P53">Провал, парящая скала, колесница, падающие пони вертятся передо мной в безумной карусели…</text:p>
      <text:p text:style-name="P53"/>
      <text:p text:style-name="P40">~~~~~</text:p>
      <text:p text:style-name="P40"/>
      <text:p text:style-name="P53">…Раскалывается голова.</text:p>
      <text:p text:style-name="P53"/>
      <text:p text:style-name="P53">Громада «Громовержца» неспешно поворачивается вокруг своей оси в вышине. Дымящийся остаток щупальца всё ещё сжимает его выступ, <text:span text:style-name="T61">конвульсивно</text:span> сокращаясь.</text:p>
      <text:p text:style-name="P53">Я принимаю вертикальное положение. Вокруг меня осыпавшиеся замшелые стены без крыши и… Дэш.</text:p>
      <text:p text:style-name="P53"/>
      <text:p text:style-name="P53">–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text:p>
      <text:p text:style-name="P53">– С остальными всё в порядке?</text:p>
      <text:p text:style-name="P53">Пегаска неуверенно кивает.</text:p>
      <text:p text:style-name="P53">– Флатти и Твайлайт могли помочь себе сами. Пинки схватила Рэрити, а их обеих — Луна.</text:p>
      <text:p text:style-name="P53">– А Эпплджек?</text:p>
      <text:p text:style-name="P53">Пегаска чешет затылок.</text:p>
      <text:p text:style-name="P53">– Не помню. Ты падал быстрее всех, у меня не было выбора.</text:p>
      <text:p text:style-name="P53"/>
      <text:p text:style-name="P53">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3"/>
      <text:p text:style-name="P53">– <text:span text:style-name="T61">А ч</text:span>то случилось с кракеном?</text:p>
      <text:p text:style-name="P53">– Он упал в <text:span text:style-name="T61">П</text:span>ровал, – отвечает пегаска и смотрит на извивающийся остаток щупальца на скале. – По-крайней мере, большая его часть.</text:p>
      <text:p text:style-name="P53"><text:soft-page-break/></text:p>
      <text:p text:style-name="P53">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3">–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3">Я осторожно качаю головой, стараясь не вызвать боль.</text:p>
      <text:p text:style-name="P53">– Я видел только маленькую часть замка Сестёр. И то, в основном, подземную и на бегу. Но ты ведь можешь подняться над замком и разведать путь?</text:p>
      <text:p text:style-name="P53"/>
      <text:p text:style-name="P53">Пегаска чешет копытом в затылке.</text:p>
      <text:p text:style-name="P53">– Могу, конечно. Но пока я сюда спускалась, меня трижды чуть не сбили.</text:p>
      <text:p text:style-name="P53"/>
      <text:p text:style-name="P53">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3">–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3"/>
      <text:p text:style-name="P53">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3"/>
      <text:p text:style-name="P53">Прекрасно! Просто прекрасно!</text:p>
      <text:p text:style-name="P53">Я спускаюсь вниз, сажусь на обломок стены и обхватываю голову руками.</text:p>
      <text:p text:style-name="P53"/>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3"/>
      <text:p text:style-name="P53">– Анон… – касается крылом моего плеча Дэш. – Не время хандрить. Мы должны идти в тронный зал.</text:p>
      <text:p text:style-name="P53">–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Мне жаль, что я всех вас втянул в эту авантюру. Лучше бы вы не вытаскивали меня в Эквестрию. Тогда хотя бы Селестия была на месте.</text:p>
      <text:p text:style-name="P53"><text:soft-page-break/>–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3">– Я не Проводник! – кричу я. – Меня сюда принесло по ошибке!..</text:p>
      <text:p text:style-name="P53"/>
      <text:p text:style-name="P53">Я замолкаю. Моё внимание привлекает полускрытый сорняками лаз у противоположной стены башни. Заросшие мхом ступеньки уводят во тьму в нужном нам направлении.</text:p>
      <text:p text:style-name="P53">Может быть, ты рано раскис, Анон? Вспомни, под тысячелетними развалинами полно подземелий.</text:p>
      <text:p text:style-name="P53"/>
      <text:p text:style-name="P53">– Мы можем пройти подземным ходом, – киваю я на лаз.</text:p>
      <text:p text:style-name="P53">Пегаска воодушевляется.</text:p>
      <text:p text:style-name="P53">– Круть! Я же знала, что ты найдёшь выход! Веди, Проводник!</text:p>
      <text:p text:style-name="P53"/>
      <text:p text:style-name="P53">Мы спускаемся в темноту древнего хода.</text:p>
      <text:p text:style-name="P53">Триста метров. Каких-то грёбанных триста метров!</text:p>
      <text:p text:style-name="P53"/>
      <text:p text:style-name="P53">…</text:p>
      <text:p text:style-name="P53"/>
      <text:p text:style-name="P53">Час спустя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потолке, создавая полумрак и запутывая ориентацию. И уже с полчаса мне мерещится тихое шипение из каждой щели.</text:p>
      <text:p text:style-name="P53"/>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Пегаска чешет в затылке.</text:p>
      <text:p text:style-name="P53">– Нет. И это показывает, насколько я уверена в победе.</text:p>
      <text:p text:style-name="P53"/>
      <text:p text:style-name="P1"><text:span text:style-name="T30">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Я раздражённо поворачиваюсь к Дэш.</text:p>
      <text:p text:style-name="P53">– Послушай, не называй меня Проводником. Это уже не смешно!</text:p>
      <text:p text:style-name="P53">Пегаска смотрит на меня вишнёвыми глазами.</text:p>
      <text:p text:style-name="P53">– Я не смеюсь. Я хотела тебя подбодрить малёхо, а то ты нос повесил. Но если не хочешь — не бу…</text:p>
      <text:p text:style-name="P53">– Дэш! Сзади!!!</text:p>
      <text:p text:style-name="P53"/>
      <text:p text:style-name="P53">Из подземелья за спиной пегаски бесшумно вываливается копошащаяся масса пландерсидов.</text:p>
      <text:p text:style-name="P3"><text:soft-page-break/>Пегаска прыгает вперёд. Быстро оглянувшись, она бросается ко мне, обхватывает меня передними ногами и мчится в левый коридор.</text:p>
      <text:p text:style-name="P3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text:p>
      <text:p text:style-name="P34">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4"/>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меня посреди шевелящегося ореола щупалец, не оставляют сомнения </text:span><text:span text:style-name="T30">— из колодца вылазит уменьшенная копия кракена.</text:span></text:p>
      <text:p text:style-name="P53"/>
      <text:p text:style-name="P1"><text:span text:style-name="T1">–</text:span> Дэш!!! <text:span text:style-name="T1">–</text:span> <text:span text:style-name="T1">я</text:span> обн<text:span text:style-name="T1">имаю</text:span> пегаску за шею и тяну.</text:p>
      <text:p text:style-name="P1"><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
      <text:p text:style-name="P3">Я пытаюсь ослабить захват щупальца, но тщётно. Попытка снять щупальце через голову приводит к тому, что петля подымается ближе к горлу пегаски и душит её ещё сильнее. Дэш хрипит.</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3"/>
      <text:p text:style-name="P1"><text:span text:style-name="T1">Я падаю на колени и держусь за шею Дэш. </text:span>Из <text:span text:style-name="T1">темноты</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
      <text:p text:style-name="P1"><text:soft-page-break/><text:span text:style-name="T1">Я </text:span>омертвевшим взглядом <text:span text:style-name="T1">смотрю</text:span>, как <text:span text:style-name="T1">пегаска</text:span> постепенно скрывается в возбужденном клубке щупалец. Её стоны <text:span text:style-name="T1">заглушает щёлканье клюва и</text:span> <text:span text:style-name="T1">шорох</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орох смен<text:span text:style-name="T1">яются</text:span> чавканьем и хлюпаньем. <text:span text:style-name="T1">Глаза Дэш</text:span> <text:span text:style-name="T1">стекленеют.</text:span></text:p>
      <text:p text:style-name="P3"/>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3"/>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Я тупо смотр<text:span text:style-name="T1">ю</text:span> на проносящиеся подо мной плиты пола. Мыслей не<text:span text:style-name="T1">т</text:span> никаких. Только воспоминания.</text:p>
      <text:p text:style-name="P1"/>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
      <text:p text:style-name="P3">Это всё сон. Всего лишь дурной сон. Я сейчас проснусь, и ничего этого не будет. И не было. Ведь это только сон, правда?</text:p>
      <text:p text:style-name="P3"/>
      <text:p text:style-name="P3">Я закрываю глаза и беззвучно кричу.</text:p>
      <text:p text:style-name="P3"/>
      <text:p text:style-name="P40">~~~~~</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Мы превратим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теперь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text:soft-page-break/>–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9"/>
      <text:p text:style-name="P40">~~~~~</text:p>
      <text:p text:style-name="P19"/>
      <text:p text:style-name="P97"><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8"/>
      <text:p text:style-name="P99">Кажется, я уже встречал это раньше! Не помню только, где и когда.</text:p>
      <text:p text:style-name="P99"/>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text:p>
      <text:p text:style-name="P4">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3">Там лишь тающая в темноте радуга.</text:p>
      <text:p text:style-name="P48"/>
      <text:h text:style-name="Heading_20_2" text:outline-level="2">2<text:span text:style-name="T1">6</text:span>. <text:span text:style-name="T1">Терра</text:span></text:h>
      <text:h text:style-name="P158" text:outline-level="3">Воскресенье</text:h>
      <text:p text:style-name="P48"/>
      <text:p text:style-name="P1">Невесомость, удар, чувство веса. Я открываю глаза.</text:p>
      <text:p text:style-name="P1"/>
      <text:p text:style-name="P1"><text:soft-page-break/>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8">–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8">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8">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8"><text:span text:style-name="T51">Невозможно поверить, но два месяца</text:span><text:span text:style-name="T19"> </text:span><text:span text:style-name="T5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7">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7"><text:soft-page-break/>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7">Да, Анон, тебе тоже нужно завязывать с конеёбством. После гибели Дэш ты больше не сможешь никого пустить в свою душу.</text:p>
      <text:p text:style-name="P57"/>
      <text:p text:style-name="P57">…</text:p>
      <text:p text:style-name="P57"/>
      <text:p text:style-name="P5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 Проклятье! Я так и знал!</text:p>
      <text:p text:style-name="P57">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 – Хорошо, хоть от моей заначки в Эогиппе кое-что осталось. – пробурчал он.</text:p>
      <text:p text:style-name="P57">– Ну так и зачем её тратить на ерунду? – возразил я.</text:p>
      <text:p text:style-name="P57"><text:soft-page-break/>–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8"/>
      <text:p text:style-name="P58">***</text:p>
      <text:p text:style-name="P57"/>
      <text:p text:style-name="P36"><text:span text:style-name="T2">Проклятье</text:span>! Это уже черезчур! Мне даже материться не хотелось.</text:p>
      <text:p text:style-name="P3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6">–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Драконикус непонимающе уставился на меня <text:span text:style-name="T2">разноцветными глазами. </text:span>Я тяжко вздохнул.</text:p>
      <text:p text:style-name="P36">– Я там работал семь лет. Уволился два месяца назад. Думал, вырвался из этого омута навсегда. Как видишь, ошибался.</text:p>
      <text:p text:style-name="P36"/>
      <text:p text:style-name="P36">…</text:p>
      <text:p text:style-name="P36"/>
      <text:p text:style-name="P48">Бип-бип-бип!</text:p>
      <text:p text:style-name="P53">– Анон? – голос в трубке не смог скрыть радостного изумления. – Привет!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Понедельник</text:h>
      <text:p text:style-name="P53"/>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91"><text:soft-page-break/>…</text:p>
      <text:p text:style-name="P91">…</text:p>
      <text:p text:style-name="P91">Конфликт с узлом 5</text:p>
      <text:p text:style-name="P91">…</text:p>
      <text:p text:style-name="P91">…</text:p>
      <text:p text:style-name="P91">Конфликт с узлом 12</text:p>
      <text:p text:style-name="P91">…</text:p>
      <text:p text:style-name="P91">Конфликт с узлом 15</text:p>
      <text:p text:style-name="P91">…</text:p>
      <text:p text:style-name="P91">Конфликт с узлом 17</text:p>
      <text:p text:style-name="P91">…</text:p>
      <text:p text:style-name="P91">…</text:p>
      <text:p text:style-name="P89">Решение.</text:p>
      <text:p text:style-name="P89">…</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1">кликнул по ним правой кнопкой </text:span><text:span text:style-name="T1">мыши</text:span><text:span text:style-name="T61"> и </text:span><text:span text:style-name="T1">выбрал</text:span><text:span text:style-name="T61"> из контекстного меню пункт “Форматировать”.</text:span></text:p>
      <text:p text:style-name="P95"/>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text:soft-page-break/>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
      <text:p text:style-name="P1"><text:soft-page-break/><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5">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5">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5">– Я отлучусь на пару деньков… Не скучайте тут без меня. Ждите дома. Вернусь с Сахарной Ваткой в обнимку — верь мне! Бу-га-га!</text:p>
      <text:p text:style-name="P65">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5">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text:soft-page-break/>2<text:span text:style-name="T1">7</text:span>. <text:span text:style-name="T1">Терра</text:span></text:h>
      <text:h text:style-name="P158"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3"><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3">–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3">– Ты его слишком… эмм, упрощаешь. – продолжала Флаттершай. – Вот, взгляни сюда.</text:p>
      <text:p text:style-name="P103">Флаттершай повернула ко мне экран. Мультяшный Дискорд с полными слёз глазами стоял на ледовом катке перед брошенными коньками.</text:p>
      <text:p text:style-name="P103"><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8">Я с удивлением повернулся к притихшей Флаттершай.</text:p>
      <text:p text:style-name="P108">– А как?</text:p>
      <text:p text:style-name="P108">Девушка обхватила себя руками, как будто от холода. Я еле различал её полушёпот.</text:p>
      <text:p text:style-name="P108">–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4"><text:soft-page-break/>– А ты в курсе, что твой Дискорд многократно сжигал Селестию живьём? Хороша шутка, обхохочешься! – выпалил я.</text:p>
      <text:p text:style-name="P114">–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3"><text:span text:style-name="T11">– Это всего лишь твои домыслы. С тем же успехом я могу объяснить это тем, что он </text:span>— злой придурок!</text:p>
      <text:p text:style-name="P114">– Это не мои… эмм… домыслы… Он сам мне рассказал…</text:p>
      <text:p text:style-name="P114">Флаттершай встала со стула и попыталась уйти. Я задержал её.</text:p>
      <text:p text:style-name="P114">– Извини. Я не знал. Нам нельзя ссориться.</text:p>
      <text:p text:style-name="P103">Девушка слабо улыбнулась.</text:p>
      <text:p text:style-name="P114">– Я не сержусь… На Дискорда трудно не злиться… Он так себя ведёт, потому что его это… эмм… <text:s/>забавляет.</text:p>
      <text:p text:style-name="P3"/>
      <text:p text:style-name="P134">***</text:p>
      <text:p text:style-name="P132"/>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8">– Што ты решил, Анон?</text:p>
      <text:p text:style-name="P98">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7">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text:soft-page-break/>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1">…</text:p>
      <text:p text:style-name="P91">Конфликт с узлом 2</text:p>
      <text:p text:style-name="P91">Конфликт с узлом 3</text:p>
      <text:p text:style-name="P91">…</text:p>
      <text:p text:style-name="P91">Конфликт с узлом 5</text:p>
      <text:p text:style-name="P91">…</text:p>
      <text:p text:style-name="P91">…</text:p>
      <text:p text:style-name="P91">Конфликт с узлом 8</text:p>
      <text:p text:style-name="P91">…</text:p>
      <text:p text:style-name="P91">…</text:p>
      <text:p text:style-name="P91">Конфликт с узлом 12</text:p>
      <text:p text:style-name="P91">Конфликт с узлом 13</text:p>
      <text:p text:style-name="P91">…</text:p>
      <text:p text:style-name="P91">Конфликт с узлом 16</text:p>
      <text:p text:style-name="P91">…</text:p>
      <text:p text:style-name="P1"/>
      <text:p text:style-name="P1">Блядь!</text:p>
      <text:p text:style-name="P1"><text:soft-page-break/>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text:soft-page-break/></text:p>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Пя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3">Ксения двумя пальцами в<text:span text:style-name="T1">ытащил</text:span>а<text:span text:style-name="T1"> из </text:span>заднего кармана моих брюк<text:span text:style-name="T1"> формочку для песка в виде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text:soft-page-break/>–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text:soft-page-break/>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4"/>
      <text:p text:style-name="P66">***</text:p>
      <text:p text:style-name="P65"/>
      <text:p text:style-name="P1">…</text:p>
      <text:p text:style-name="P91">Конфликт с узлом 3</text:p>
      <text:p text:style-name="P91">…</text:p>
      <text:p text:style-name="P91">Конфликт с узлом 6</text:p>
      <text:p text:style-name="P91">Конфликт с узлом 7</text:p>
      <text:p text:style-name="P91">…</text:p>
      <text:p text:style-name="P91">Конфликт с узлом 9</text:p>
      <text:p text:style-name="P91">…</text:p>
      <text:p text:style-name="P91">…</text:p>
      <text:p text:style-name="P91">Конфликт с узлом 11</text:p>
      <text:p text:style-name="P91">Конфликт с узлом 12</text:p>
      <text:p text:style-name="P91">Конфликт с узлом 13</text:p>
      <text:p text:style-name="P91">…</text:p>
      <text:p text:style-name="P91">…</text:p>
      <text:p text:style-name="P91">Конфликт с узлом 16</text:p>
      <text:p text:style-name="P91">Конфликт с узлом 17</text:p>
      <text:p text:style-name="P90">…</text:p>
      <text:p text:style-name="P90">…</text:p>
      <text:p text:style-name="P90">Рассогласование центра принятия решений. Требуется вмешательство оператора.</text:p>
      <text:p text:style-name="P90">Sending heartbeats to all nodes… Zookeeper failure. Cluster going down in 3 minutes…</text:p>
      <text:p text:style-name="P90">UI module malfunction. UI module stop…</text:p>
      <text:p text:style-name="P90">Nash AI <text:span text:style-name="T11">module </text:span>malfunction. Nash AI module stop…</text:p>
      <text:p text:style-name="P90">Cluster going down in 2 minutes…</text:p>
      <text:p text:style-name="P90">Unloading dictionaries… HDFS malfunction</text:p>
      <text:p text:style-name="P90">Classloader malfunction. Classloader stop…</text:p>
      <text:p text:style-name="P90">Cluster going down in 1 minute…</text:p>
      <text:p text:style-name="P90"><text:soft-page-break/>Kernel panic</text:p>
      <text:p text:style-name="P87"/>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text:soft-page-break/>–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text:soft-page-break/>–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90">…</text:p>
      <text:p text:style-name="P90">…</text:p>
      <text:p text:style-name="P90">Cluster restarting…</text:p>
      <text:p text:style-name="P90">Zookeeper service initiated. Sending heartbeats to all nodes…</text:p>
      <text:p text:style-name="P90">Classloader start…</text:p>
      <text:p text:style-name="P90">Loading dictionaries…</text:p>
      <text:p text:style-name="P90"><text:span text:style-name="T11">Nash </text:span>AI module start…</text:p>
      <text:p text:style-name="P90">Celest AI submodule found… Acquiring…</text:p>
      <text:p text:style-name="P90">UI module start…</text:p>
      <text:p text:style-name="P90">…</text:p>
      <text:p text:style-name="P88">Перегрузка кластера завершена успешно. Все узлы синхронизированы с мастер-сервером.</text:p>
      <text:p text:style-name="P87"/>
      <text:p text:style-name="P87">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text:soft-page-break/>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text:soft-page-break/></text:p>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
      <text:p text:style-name="P50">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51"/>
      <text:p text:style-name="P50">…</text:p>
      <text:p text:style-name="P50"/>
      <text:p text:style-name="P50">…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text:soft-page-break/>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запихнул Эпплджек себе за спину, выставил вперёд бейсбольную биту и сделал шаг вперёд…</text:p>
      <text:p text:style-name="P50"/>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0">Ещё раз мне пришлось отскакивать от осколков чёрного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text:soft-page-break/>–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0">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осталось сорок минут до закрытия портала.</text:p>
      <text:p text:style-name="P50">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3">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4"><text:span text:style-name="T11">– Анон…</text:span><text:span text:style-name="T1"> Тут окно разбито… И верёвка висит. – пискнула Флаттершай из кухни.</text:span></text:p>
      <text:p text:style-name="P102"><text:span text:style-name="T11">– </text:span><text:span text:style-name="T1">Оставь, Флатти, не сейчас! – отмахнулся я.</text:span></text:p>
      <text:p text:style-name="P103">Эпплджек стояла посреди комнаты и оглядывалась.</text:p>
      <text:p text:style-name="P114">– Не нравится мне тут. Чуйка нехорошая…</text:p>
      <text:p text:style-name="P103">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2"><text:soft-page-break/><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4">– Привет, Сел.</text:p>
      <text:p text:style-name="P150">Аликорница всполошилась и спрятала <text:span text:style-name="T1">пирожное</text:span> за спину.</text:p>
      <text:p text:style-name="P114">– Ах, это ты, Анон. Какое счастье! Ты снова с нами!</text:p>
      <text:p text:style-name="P114">– Нет, Сел. Это ты с нами. <text:span text:style-name="T1">Я пришёл забрать тебя назад, в Эквестрию. Через четверть часа ты вернёшься домой.</text:span></text:p>
      <text:p text:style-name="P103"><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3"><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3"><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4"/>
      <text:h text:style-name="P155" text:outline-level="2">2<text:span text:style-name="T1">9</text:span>. Отбытие</text:h>
      <text:p text:style-name="P118"/>
      <text:p text:style-name="P103"><text:span text:style-name="T11">– </text:span>Оп-па! – пробормотала Эпплджек. – Нежданчик!</text:p>
      <text:p text:style-name="P103">Дискорд дурашливо кивнул Эпплджек.</text:p>
      <text:p text:style-name="P114">– И я рад тебя видеть, дорогая Эппл-как-тебя-там! А где моя любимая Флаттершай?</text:p>
      <text:p text:style-name="P114">Окинув взглядом комнату, Дискорд закапризничал:</text:p>
      <text:p text:style-name="P114">– Где же она? Вот вечно вы тормозите, когда надо торопиться!</text:p>
      <text:p text:style-name="P103"><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3"><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4">– С кем это вы тут разговариваете?</text:p>
      <text:p text:style-name="P114">В комнату вошла Флаттершай.</text:p>
      <text:p text:style-name="P103">Дискорд обернулся на голос и в этот момент я швырнул в него кружкой и бросился к нему через комнату с занесенным над головой стулом.</text:p>
      <text:p text:style-name="P103">Оглушённый драконикус попытался отъехать на кресле в сторону, но я припёр его стулом к стенке.</text:p>
      <text:p text:style-name="P135">– Эй-Джей, Флатти, хватайте комп и на выход! Я с ним разберусь! Не теряйте вре..!</text:p>
      <text:p text:style-name="P135">– ТЫ ИДИО..!!!</text:p>
      <text:p text:style-name="P135">Дискорд <text:s/>заорал одновременно со мной, прикрываясь от меня руками, когда раздался оглушительный</text:p>
      <text:p text:style-name="P135">… </text:p>
      <text:p text:style-name="P137">БАХ!!!</text:p>
      <text:p text:style-name="P138">…</text:p>
      <text:p text:style-name="P135">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4">На лице драконикуса появилось удивлённо-мечтательное выражение и он вырубился.</text:p>
      <text:p text:style-name="P114"><text:soft-page-break/></text:p>
      <text:p text:style-name="P114">…</text:p>
      <text:p text:style-name="P114"/>
      <text:p text:style-name="P114">– <text:span text:style-name="T1">А… Анон… Зачем ты напал на Дискорда? </text:span>– <text:span text:style-name="T1">прошептала Флаттершай в шоке.</text:span></text:p>
      <text:p text:style-name="P114"><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3">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3">– Чего-о-о??? – ахнула Эпплджек. – Анон, я, канешн, на дух не выношу этого прохвоста, но тут ты малость вожжи попутал. Дискорд — не убийца.</text:p>
      <text:p text:style-name="P103">Дискорд благодарно замычал и так энергично закивал головой, что чуть не проглотил кляп.</text:p>
      <text:p text:style-name="P103">–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3"/>
      <text:p text:style-name="P103">Я раздражённо повернулся к фермерше.</text:p>
      <text:p text:style-name="P103">– А кто, по-твоему, подстроил все эти «несчастные» случаи? Вспомни, как меня чуть не утопил снеговик. Кому ещё это под силу?</text:p>
      <text:p text:style-name="P103">Дискорд возвёл глаза к потолку и завыл. Эпплджек задумалась.</text:p>
      <text:p text:style-name="P103">–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3">– А зачем тогда ты приложила его книгой? А потом помогла мне его связать? – перебил я фермершу с удивлением.</text:p>
      <text:p text:style-name="P103">Драконикус с натугой наклонил голову к руке, привязанной к подлокотнику, и покрутил пальцем у виска.</text:p>
      <text:p text:style-name="P103">– Потому што ты напал на него. – пожала плечами Эпплджек. – Я и подумала — тебе виднее. И подсобила маленько.</text:p>
      <text:p text:style-name="P103"/>
      <text:p text:style-name="P103">Звук сирены заставил меня броситься к окну. Три полицейские тойоты сверкали мигалками вокруг «Навары», подобно ёлочной гирлянде.</text:p>
      <text:p text:style-name="P103"/>
      <text:p text:style-name="P103">Проклятье!!!</text:p>
      <text:p text:style-name="P103"/>
      <text:p text:style-name="P103">Я схватил ноутбук, сгрёб девушек в охапку и вытолкал их в коридор. В дверях я обернулся к Дискорду.</text:p>
      <text:p text:style-name="P125"><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5">Я повернулся к выходу. Флаттершай проскочила у меня под локтём и кинулась к драконикусу.</text:p>
      <text:p text:style-name="P125"/>
      <text:p text:style-name="P125"><text:span text:style-name="T11">– Нет! Дискорд </text:span>— не убийца!!!</text:p>
      <text:p text:style-name="P125"><text:soft-page-break/>С необычной для неё силой Флаттершай вытащила кляп изо рта драконикуса.</text:p>
      <text:p text:style-name="P125"><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30"/>
      <text:p text:style-name="P125">Или драконикус — гениальный актёр, или… ?</text:p>
      <text:p text:style-name="P125"/>
      <text:p text:style-name="P125">Я вернулся к драконикусу и уселся на стул напротив него.</text:p>
      <text:p text:style-name="P125"><text:span text:style-name="T11">– Р</text:span>ассказывай.</text:p>
      <text:p text:style-name="P125">Дискорд немного успокоился.</text:p>
      <text:p text:style-name="P125"><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5"><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5">У драконикуса глаза полезли на лоб.</text:p>
      <text:p text:style-name="P125"><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5"/>
      <text:p text:style-name="P125">Я задумался. Драконикус, похоже, говорил искренне. Но кто тогда всё это время играл с нами, <text:span text:style-name="T26">словно кот с мышью</text:span>?</text:p>
      <text:p text:style-name="P125"><text:span text:style-name="T11">– </text:span>Анон! <text:span text:style-name="T11">– </text:span>крикнула Эпплджек из прихожей. <text:span text:style-name="T11">– </text:span>Я слышу шум за дверью!</text:p>
      <text:p text:style-name="P125">Практически одновременно раздался звонок.</text:p>
      <text:p text:style-name="P128">– ОТКРОЙТЕ, ПОЛИЦИЯ! Вам даётся полминуты, чтобы открыть дверь! Через тридцать секунд дверь будет выбита!</text:p>
      <text:p text:style-name="P128"/>
      <text:p text:style-name="P128">Эпплджек ошалело выскочила из прихожей. Несколько мгновений я молча смотрел на неё. В голове свистел ветер и играла дудочка.</text:p>
      <text:p text:style-name="P128">– На крышу, живо!!! Через окно на кухне! – зашипел Дискорд.</text:p>
      <text:p text:style-name="P128">– Что? – ступил я.</text:p>
      <text:p text:style-name="P125"><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8"/>
      <text:p text:style-name="P128">Эпплджек, с ноутбуком в одной руке и Флаттершай — во второй, кинулась на кухню.</text:p>
      <text:p text:style-name="P125">Дверь содрогнулась от мощного удара. Послышался стук падающей штукатурки. Я сломя голову бросился за девушками.</text:p>
      <text:p text:style-name="P125">– Развяжи меня, кретин!!! – гаркнул вдогонку Дискорд.</text:p>
      <text:p text:style-name="P125">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5"><text:soft-page-break/>– Давай на крышу! Я догоню! – рявкнул он, освобождая вторую руку.</text:p>
      <text:p text:style-name="P125">От второго удара дверная коробка крякнула и наполовину въехала в коридор.</text:p>
      <text:p text:style-name="P125">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5">Верёвка в кухонном окне дёргалась под весом карабкающихся девушек. Я словил её и стал на подоконник.</text:p>
      <text:p text:style-name="P125"/>
      <text:p text:style-name="P125">Блё-о-о!</text:p>
      <text:p text:style-name="P125"/>
      <text:p text:style-name="P125">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5">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1">А если не </text:span>выдержит<text:span text:style-name="T61"> </text:span>основа, к которой она привязана? Что-то мне в туалет захотелось… У меня нет боязни высоты, но это уже слишком!</text:p>
      <text:p text:style-name="P125"/>
      <text:p text:style-name="P125">Я задрал голову.</text:p>
      <text:p text:style-name="P125">О! Так уже легче! Надо мной всего лишь два этажа. Десять метров верёвки. Если не смотреть вниз, то…</text:p>
      <text:p text:style-name="P125"/>
      <text:p text:style-name="P127">«…<text:span text:style-name="T26">Будь храбр. Будь стоек. Будь силён. Что бы ни случилось, помни: Эквестрия с тобой. Эквестрия в тебе. Навсегда. И всегда…»</text:span></text:p>
      <text:p text:style-name="P129"/>
      <text:p text:style-name="P125">Я вытер ладони о штаны, ухватил канат и сделал шаг вперёд…</text:p>
      <text:p text:style-name="P125"/>
      <text:p text:style-name="P125">…</text:p>
      <text:p text:style-name="P125"/>
      <text:p text:style-name="P125">Святые яйца, Анон, ты действительно сделал ЭТО!</text:p>
      <text:p text:style-name="P125"/>
      <text:p text:style-name="P125">…</text:p>
      <text:p text:style-name="P125"/>
      <text:p text:style-name="P125">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5">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5">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text:soft-page-break/>человек, она настолько плотно прилегала к парапету, что лезть по ней вверх не было решительно никакой возможности.</text:p>
      <text:p text:style-name="P125">Я успел сократить расстояние до Эпплджек наполовину, когда девушки нашли решение.</text:p>
      <text:p text:style-name="P12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5">Селестия милосердная!!!</text:p>
      <text:p text:style-name="P125">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5">Я выдохнул.</text:p>
      <text:p text:style-name="P125">Флаттершай появилась над бортиком и свесила вниз руку. Эпплджек вытянулась и протянула ей ноутбук одной рукой.</text:p>
      <text:p text:style-name="P125">НЕТ! У них не получилось!</text:p>
      <text:p text:style-name="P125">У меня враз вспотели ладони. Держаться на верёвке стало чертовски трудно.</text:p>
      <text:p text:style-name="P125">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5">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5">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5">К счастью, фермерша не разжала ног.</text:p>
      <text:p text:style-name="P125">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5">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5"/>
      <text:p text:style-name="P125">Бляблябляблябля!!! ДА НУ ЕГО НАХУЙ — ТАКОЙ АЛЬПИНИЗМ!!!</text:p>
      <text:p text:style-name="P125">БЛЯ!!!…</text:p>
      <text:p text:style-name="P125">Верёвка закончилась. Наконец-то у меня появилось время для паники. Я судорожно обнял Эпплджек, закрыл глаза и приготовился…</text:p>
      <text:p text:style-name="P125"/>
      <text:p text:style-name="P125">…</text:p>
      <text:p text:style-name="P125"/>
      <text:p text:style-name="P125">Захват поперёк груди и сильный рывок выдавили из меня остатки дыхания.</text:p>
      <text:p text:style-name="P125">– ОТПУСТИ КОБЫЛУ!!! – загрохотало мне в ухо.</text:p>
      <text:p text:style-name="P125">Я открыл глаза.</text:p>
      <text:p text:style-name="P125"><text:soft-page-break/>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5">Я чуть поднял глаза и уставился в кривую морду драконикуса.</text:p>
      <text:p text:style-name="P125">– Отпусти Эпплджек. Я её держу. – повторил Дискорд. – Мне сбалансироваться надо. Вы не такие уж и лёгкие.</text:p>
      <text:p text:style-name="P125">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5">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5"/>
      <text:p text:style-name="P125">…</text:p>
      <text:p text:style-name="P125"/>
      <text:p text:style-name="P125">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5">– Эмм… Флатти, дорогая, нам пора. Я слышу шаги на лестнице. Не говоря уже о том, что до закрытия коридора осталось семь минут…</text:p>
      <text:p text:style-name="P125"/>
      <text:p text:style-name="P125">…</text:p>
      <text:p text:style-name="P125"/>
      <text:p text:style-name="P125">На длинной шее драконикуса разместились Эпплджек и Флаттершай. Я, для сохранения баланса, разместился ближе к хвосту.</text:p>
      <text:p text:style-name="P125">Дискорд расправил крылья и начал короткую пробежку к краю.</text:p>
      <text:p text:style-name="P125"><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5"/>
      <text:p text:style-name="P125">…ограда края крыши промелькнула под нами…</text:p>
      <text:p text:style-name="P130"/>
      <text:p text:style-name="P125"><text:span text:style-name="T11">– …</text:span>собственно, держаться в воздухе дольше у меня не хватит магии.</text:p>
      <text:p text:style-name="P125"/>
      <text:p text:style-name="P125">Мы летели навстречу закату.</text:p>
      <text:p text:style-name="P125"/>
      <text:p text:style-name="P125">…</text:p>
      <text:p text:style-name="P125"/>
      <text:p text:style-name="P125">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5"><text:span text:style-name="T11">– </text:span>Ю-ху-у-у!!!</text:p>
      <text:p text:style-name="P125">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5"><text:soft-page-break/>Перед нами увеличивалась громада моей высотки.</text:p>
      <text:p text:style-name="P125">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5">– Пристегните ремни! – проревел Дискорд, резко ускоряясь. – Будет весело!!!</text:p>
      <text:p text:style-name="P125">Эпплджек покрепче прижала к себе ноутбук. Флаттершай прижалась к шее Дискорда, отвернулась и закрыла глаза.</text:p>
      <text:p text:style-name="P125">– ВНИМАНИЕ!!! – заорал Дискорд, сложил крылья и влетел в коридор.</text:p>
      <text:p text:style-name="P125"/>
      <text:p text:style-name="P126">***</text:p>
      <text:p text:style-name="P125"/>
      <text:p text:style-name="P125">Бля!!!</text:p>
      <text:h text:style-name="Heading_20_2" text:outline-level="2"/>
      <text:h text:style-name="Heading_20_2" text:outline-level="2"><text:span text:style-name="T1">30</text:span>. Разговор за столиком в <text:span text:style-name="T1">ночи</text:span></text:h>
      <text:p text:style-name="P139"/>
      <text:p text:style-name="P141">Мы почти успели.</text:p>
      <text:p text:style-name="P136">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6">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6">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6">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6">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6">«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6">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6"/>
      <text:p text:style-name="P136">ХА-ХА-ХА!</text:p>
      <text:p text:style-name="P136"/>
      <text:p text:style-name="P136">Прямо как сейчас. Как говорится, найди десять отличий.</text:p>
      <text:p text:style-name="P136">Вот только… Только Дэш была бы жива…</text:p>
      <text:p text:style-name="P140"><text:soft-page-break/>Я тяжело вздохнул.</text:p>
      <text:p text:style-name="P140"/>
      <text:p text:style-name="P140">…</text:p>
      <text:p text:style-name="P140"/>
      <text:p text:style-name="P140"><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40">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6">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Извиняюсь, не представился. Анакорн. Демиург. Я тут живу.</text:p>
      <text:p text:style-name="P36">– А сидишь<text:span text:style-name="T1">-то</text:span>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 Вполне. – <text:span text:style-name="T1">кивнул я.</text:span></text:p>
      <text:p text:style-name="P36">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6"/>
      <text:p text:style-name="P62">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text:soft-page-break/>–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8"/>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ин! Вот так всегда!</text:p>
      <text:p text:style-name="P38">Я вздохнул.</text:p>
      <text:p text:style-name="P51"><text:span text:style-name="T11">– Если я расскажу тебе н</text:span>астоящую<text:span text:style-name="T11"> причину </text:span>— ты исчезнешь! <text:span text:style-name="T11">– угрюмо заявил я.</text:span></text:p>
      <text:p text:style-name="P36">Морда Анакорна осветилась радостным озарением.</text:p>
      <text:p text:style-name="P36"/>
      <text:p text:style-name="P51"><text:span text:style-name="T11">– </text:span><text:span text:style-name="T71">Я ПОНЯЛ, КТО ТЫ!!! КАК </text:span><text:span text:style-name="T72">ЖЕ </text:span><text:span text:style-name="T71">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6"/>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text:span></text:p>
      <text:p text:style-name="P51">Я глубоко вздохнул, как перед прыжком в воду.</text:p>
      <text:p text:style-name="P51"/>
      <text:p text:style-name="P51"><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1"/>
      <text:p text:style-name="P51">Я перевёл дух. Анакорн слушал меня и печально кивал. Но не исчезал.</text:p>
      <text:p text:style-name="P38"><text:soft-page-break/>–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8"/>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3"><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5">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5"/>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1"/>
      <text:p text:style-name="P51">–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103">Я запротестовал.</text:p>
      <text:p text:style-name="P105">– В Эквестрии не двигают солнце! Аликорны лишь корректируют орбиту Эквуса и луны вокруг него, хотя все уверены в обратном.</text:p>
      <text:p text:style-name="P105">Анакорн улыбнулся во всю морду.</text:p>
      <text:p text:style-name="P105"><text:soft-page-break/>– Значит, ты уже помогаешь мне, Проводник, даже сам того не осознавая! Я рад!</text:p>
      <text:p text:style-name="P103">Демиург снова отпил из стакана и продолжил.</text:p>
      <text:p text:style-name="P105"/>
      <text:p text:style-name="P105">–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3">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5">–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5">Анакорн только развёл копытами.</text:p>
      <text:p text:style-name="P105">– Не знаю. Может, ему фунты и ярды больше нравятся.</text:p>
      <text:p text:style-name="P105">– Ты так говоришь, будто у Эквуса есть свой собственный разум. – заметил я.</text:p>
      <text:p text:style-name="P105">Анакорн усмехнулся.</text:p>
      <text:p text:style-name="P105">–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3"/>
      <text:p text:style-name="P103">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5"/>
      <text:p text:style-name="P103">–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3"/>
      <text:p text:style-name="P103">Анакорн мрачно уставился на мерцающую голограмму Эквуса<text:span text:style-name="T26">. Ко мне наконец-то пришло понимание ситуации.</text:span></text:p>
      <text:p text:style-name="P108">– А почему ты сам не можешь поддерживать Эквус? Ты же его демиург? Ну так и питай его своей созидающей силой, пока он не окрепнет!</text:p>
      <text:p text:style-name="P103">Анакорн смутился.</text:p>
      <text:p text:style-name="P103"><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text:span><text:soft-page-break/><text:span text:style-name="T42">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9">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9">–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3">– Хмм. То есть, это брони создали Эквус?</text:p>
      <text:p text:style-name="P103">–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3"/>
      <text:p text:style-name="P103">Анакорн прижал одним копытом центр карандаша к столу и ударил по его кончику другим. Карандаш стал вертеться своеобразной юлой.</text:p>
      <text:p text:style-name="P103"/>
      <text:p text:style-name="P103">–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3"><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5"/>
      <text:p text:style-name="P103">Я вспомнил события последнего времени моей родины<text:span text:style-name="T11">.</text:span></text:p>
      <text:p text:style-name="P103">–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3">Анакорн с такой силой надавил копытом на карандаш, что тот хрустнул.</text:p>
      <text:p text:style-name="P103">–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3">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5">–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5">Я развёл руками.</text:p>
      <text:p text:style-name="P105">–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5">Анакорн улыбнулся и вскочил с пуфика.</text:p>
      <text:p text:style-name="P103"><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8"><text:soft-page-break/>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8"/>
      <text:p text:style-name="P108">Я истерически расхохотался.</text:p>
      <text:p text:style-name="P108">–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И вообще, после смерти Влада я больше видеть их не могу!</text:p>
      <text:p text:style-name="P108">Спустив пар, я скептически хмыкнул.</text:p>
      <text:p text:style-name="P108">– Да и как их корректировать, эти недочёты? Сказать: «Повелеваю быть сему»?</text:p>
      <text:p text:style-name="P108">Анакорн поправил невесть откуда взявшиеся на переносице очки и ответил.</text:p>
      <text:p text:style-name="P103"><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8">Я задумался. На самом деле, интересная логическая задача…</text:p>
      <text:p text:style-name="P105">–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3"><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8">– А кьютимарки ты сам даришь пони, когда распознаёшь их жизненное предназначение!!! – так же азартно заорал я.</text:p>
      <text:p text:style-name="P108">–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8">Я пожал плечами.</text:p>
      <text:p text:style-name="P108">– А по-другому я не могу объяснить их появление. К сожалению.</text:p>
      <text:p text:style-name="P108">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8">– Хорошо. Уговорил. Кьютимарки беру на себя. Так и знал, что мне самое трудное достанется!</text:p>
      <text:p text:style-name="P108">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8">Анакорн проследил мой взгляд.</text:p>
      <text:p text:style-name="P108">– Нечего так на меня смотреть! Если я стану применять магию вместо ловкости, теряется весь смысл упражнения… О, глянь-ка на Эквус!</text:p>
      <text:p text:style-name="P108">И впрямь, было на что посмотреть. Уровень помех на голограмме снизился на порядок и сама она стала светиться ровным голубоватым светом.</text:p>
      <text:p text:style-name="P108">–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text:soft-page-break/>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8">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8">– Почему бы не сделать главной каноническую Эквестрию? Ту, что описана в мультике?</text:p>
      <text:p text:style-name="P108">– Учти<text:span text:style-name="T51">,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51"> точнее, дерево схожих миров Эквуса </text:span><text:span text:style-name="T56">—</text:span><text:span text:style-name="T51"> создали брони. Разумеется, стержнем им послужил именно сериал, но каждый фанфик </text:span><text:span text:style-name="T56">—</text:span><text:span text:style-name="T51">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9"/>
      <text:p text:style-name="P108">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9"/>
      <text:p text:style-name="P109">–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9"/>
      <text:p text:style-name="P108">Анакорн аж подпрыгнул на месте от восторга и стал мне аплодировать.</text:p>
      <text:p text:style-name="P109"/>
      <text:p text:style-name="P108"><text:span text:style-name="T51">– Наконец-то я вижу свет в конце тоннеля! Как это не пришло мне в голову! Ты всё отлично увязал! Всё сходится! Более того </text:span><text:span text:style-name="T56">—</text:span><text:span text:style-name="T51"> Анакорн заговорщически подмигнул мне </text:span><text:span text:style-name="T56">—</text:span><text:span text:style-name="T51">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м Континууме Эквуса</text:span><text:span text:style-name="T51">!</text:span></text:p>
      <text:p text:style-name="P109"/>
      <text:p text:style-name="P109">Я подозрительно посмотрел на Анакорна.</text:p>
      <text:p text:style-name="P109"/>
      <text:p text:style-name="P108"><text:span text:style-name="T18">– </text:span><text:span text:style-name="T51">Какой ещё, нафиг, «мой фанфик»? Я никакого фанфика не писал. И не собираюсь.</text:span></text:p>
      <text:p text:style-name="P109">Анакорн ехидно ухмыльнулся и сделал мне «глазки».</text:p>
      <text:p text:style-name="P108"><text:span text:style-name="T18">– </text:span><text:span text:style-name="T51">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9">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text:soft-page-break/>энергию воображения для стабилизации! С учётом всех исправлений, что уже сделаны, энергии понадобится относительно немного.</text:p>
      <text:p text:style-name="P109"/>
      <text:p text:style-name="P109">Я растерялся.</text:p>
      <text:p text:style-name="P108"><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8"><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08">…</text:p>
      <text:p text:style-name="P108">Факн щит<text:note text:id="ftn21" text:note-class="footnote"><text:note-citation>21</text:note-citation><text:note-body><text:p text:style-name="P146">Fucking shit <text:span text:style-name="T2">–</text:span> <text:span text:style-name="T1">ёбаное дерьмо</text:span></text:p></text:note-body></text:note>!..</text:p>
      <text:p text:style-name="P108">…</text:p>
      <text:p text:style-name="P108">Ну а что мне остаётся? Я фейспамнул.</text:p>
      <text:p text:style-name="P108"/>
      <text:p text:style-name="P108"><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8">Анакорн насупился и спрятал карандаш в гриву.</text:p>
      <text:p text:style-name="P108"><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8"/>
      <text:p text:style-name="P108">Вот тебе и помахала Эквестрия ручкой, Анон!</text:p>
      <text:p text:style-name="P108"/>
      <text:p text:style-name="P108">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8">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7"/>
      <text:p text:style-name="P107">– Пора закругляться. Ты начинаешь сгорать. Надо утрясти последние детали, пока ещё есть пару минут.</text:p>
      <text:p text:style-name="P103">– Валяй. Я тебя внимательно слушаю.</text:p>
      <text:p text:style-name="P10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3">– А я разве сплю?</text:p>
      <text:p text:style-name="P103">– Сейчас — нет. Но как только мы закроем сделку — проснёшься. Потому что нет иного способа вернуть тебя в реальный мир.</text:p>
      <text:p text:style-name="P103">– Эээ, постой! А как я в Эквестрию и к себе обратно проходил?</text:p>
      <text:p text:style-name="P103"><text:soft-page-break/>–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3">Так вот, возвращать тебя обратно в твой мир я не буду.</text:p>
      <text:p text:style-name="P103"/>
      <text:p text:style-name="P103">Я непонимающе хлопал глазами.</text:p>
      <text:p text:style-name="P103"/>
      <text:p text:style-name="P103">–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3">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3">–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3">–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3">Теперь — об оплате.</text:p>
      <text:p text:style-name="P103"/>
      <text:p text:style-name="P103">Анакорн наклонился ко мне через стол и подмигнул.</text:p>
      <text:p text:style-name="P103"/>
      <text:p text:style-name="P103">– Проси, чего хочешь!</text:p>
      <text:p text:style-name="P103"/>
      <text:p text:style-name="P103">Пока я думал, демиург мурлыкал себе под нос в эйфории: «Да! В такие моменты ощущаешь себя богом! Я крут! Ха-ха!»</text:p>
      <text:p text:style-name="P103"/>
      <text:p text:style-name="P103">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3">Ради этого написать фанфик — очень малая цена. Совсем ничтожная.</text:p>
      <text:p text:style-name="P108"/>
      <text:p text:style-name="P108">– Верни Дэш!!!</text:p>
      <text:p text:style-name="P108"/>
      <text:p text:style-name="P108">Копыта Анакорна разъехались и он впечатался мордой в стол.</text:p>
      <text:p text:style-name="P108">– Э-э-э… м-м-м… ну-у-у… Перо мне в зад!.. Нельзя сказать, что это совсем невыполнимо… Но, прямо скажу, задачка не для студента!</text:p>
      <text:p text:style-name="P108">Глаза демиурга бегали, как у застуканного в трамвае безбилетника.</text:p>
      <text:p text:style-name="P108">– А ты студент?</text:p>
      <text:p text:style-name="P108"><text:soft-page-break/>–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8">– Другое просить не будешь? – сухо переспросил Анакорн. – Учти, время уходит. То, что я вижу в качестве решения, мне не нравится.</text:p>
      <text:p text:style-name="P108">– Нет! – отрезал я.</text:p>
      <text:p text:style-name="P108">–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8">– Что? Ты о чём?</text:p>
      <text:p text:style-name="P108">–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8">Есть только маленькая проблемка…</text:p>
      <text:p text:style-name="P108"/>
      <text:p text:style-name="P108">Анакорн скривился и отвёл глаза.</text:p>
      <text:p text:style-name="P108">– Какая?</text:p>
      <text:p text:style-name="P108">–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8">не знаю даже я. Говорят, это офигенно паршиво, намного хуже смерти. </text:span>Мне очень жаль. Тебе ещё не поздно выбрать что-нибудь другое.</text:p>
      <text:p text:style-name="P108">Я вздохнул. Слишком много философии на мою голову!</text:p>
      <text:p text:style-name="P108">– Делай, как я сказал! А я сделаю своё.</text:p>
      <text:p text:style-name="P108"/>
      <text:p text:style-name="P103">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3">– Ты ещё увидишь пару-тройку снов на прощание. Это мой подарок тебе. Удачи!</text:p>
      <text:p text:style-name="P103"/>
      <text:p text:style-name="P115">~~~</text:p>
      <text:p text:style-name="P109"/>
      <text:p text:style-name="P109">– Здравствуй, Анон. – Селестия стояла передо мной без привычных взгляду властных регалий. – Я хочу поблагодарить тебя за всё.</text:p>
      <text:p text:style-name="P109">– Привет, Сел. Я рад, что с тобой всё в порядке.</text:p>
      <text:p text:style-name="P109">Аликорница стояла передо мной в сияющем ореоле гривы. Потом она нерешительно сделала шаг навстречу.</text:p>
      <text:p text:style-name="P109">–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13">&lt;<text:span text:style-name="T23">Сел говорит, что сходит с ума без Анона и всё равно заберёт его к себе — и в Эпилоге, в комментарии — картинка сумасшедшей Селестии</text:span>&gt;</text:p>
      <text:p text:style-name="P109"><text:soft-page-break/>Я устало рассмеялся.</text:p>
      <text:p text:style-name="P109">– Сел, я завязал с конеёбством. Извини.</text:p>
      <text:p text:style-name="P109">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9">– В другое время, в другом месте, Анон! В другое время, в другом месте!</text:p>
      <text:p text:style-name="P109"/>
      <text:p text:style-name="P112">~~~</text:p>
      <text:p text:style-name="P112"/>
      <text:p text:style-name="P38"><text:span text:style-name="T2">–</text:span><text:span text:style-name="T1"> Прости, что когда-то хотела убить тебя. Я ослабела и Найтмэр Мун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6">–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6">Тёмная аликорница тяжело вздохнула.</text:p>
      <text:p text:style-name="P106">–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6">– Я был бы рад. Мне жаль, что из-за меня погиб твой особенный пони.</text:p>
      <text:p text:style-name="P106">Луна горько вздохнула.</text:p>
      <text:p text:style-name="P106">–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text:span text:style-name="T22">Мир?</text:span></text:p>
      <text:p text:style-name="P117">Я молча протянул руку к носу аликорницы и попытался легонько сжать его. Рука прошла сквозь тело.</text:p>
      <text:p text:style-name="P117">– Бу-уп! – слабо улыбнулась Луна.</text:p>
      <text:p text:style-name="P106">Аликорница подняла копыто и прижала его к моей груди.</text:p>
      <text:p text:style-name="P106">–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3"/>
      <text:p text:style-name="P112">~~~</text:p>
      <text:p text:style-name="P114"/>
      <text:p text:style-name="P106">– Думал от меня в другой реальности спрятаться, Проводничёк?!</text:p>
      <text:p text:style-name="P106">Передо мной возникла хмурая морда Дискорда.</text:p>
      <text:p text:style-name="P106">–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6">Так что, Проводничёк, мы ещё встретимся! В другое время и в другом месте! Жди! В другое время, в другом месте!!!</text:p>
      <text:p text:style-name="P110"/>
      <text:p text:style-name="P111">~~~</text:p>
      <text:p text:style-name="P103"><text:soft-page-break/></text:p>
      <text:p text:style-name="P106">– Анон?</text:p>
      <text:p text:style-name="P106">– Дэш?!!</text:p>
      <text:p text:style-name="P106">– Эмм… Ты мне снишься?</text:p>
      <text:p text:style-name="P106">– Нет, Дэш, это ты мне снишься.</text:p>
      <text:p text:style-name="P106">–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6">–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6">Пегаска почесала в затылке со смущением.</text:p>
      <text:p text:style-name="P106">– Да? Правда? Ну, офигеть! Что-то я такого не помню совсем. А ты как?</text:p>
      <text:p text:style-name="P102"><text:span text:style-name="T30">– Я в порядке. Вот, возвращаюсь </text:span>в свой мир. Ну, не совсем <text:span text:style-name="T1">в свой</text:span>. Почти.</text:p>
      <text:p text:style-name="P102"><text:span text:style-name="T1">–</text:span> Навсегда? <text:span text:style-name="T1">Ты не вернёшься?</text:span></text:p>
      <text:p text:style-name="P102"><text:span text:style-name="T1">–</text:span> Скорее всего, да.</text:p>
      <text:p text:style-name="P102"><text:span text:style-name="T1">–</text:span> Это плохо. <text:span text:style-name="T1">Я хотела тебе сказать</text:span>…</text:p>
      <text:p text:style-name="P102"><text:span text:style-name="T1">–</text:span> Не надо, Дэш. Не стоит. Мне очень жаль.</text:p>
      <text:p text:style-name="P102"><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3">В голосе пегаски слышались слёзы.</text:p>
      <text:p text:style-name="P102"><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2"><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2"><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2"><text:span text:style-name="T1">–</text:span> И тебя, и Твайлайт, и <text:span text:style-name="T1">Пинки</text:span>, и <text:span text:style-name="T1">Эпплджек</text:span>, и всех-всех-всех… Таковы правила.</text:p>
      <text:p text:style-name="P102"><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2">Я опустил руку на шею <text:span text:style-name="T1">пегаски</text:span> и ощутил теплоту и лёгкое покалывание в пустоте.</text:p>
      <text:p text:style-name="P102"><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2"><text:span text:style-name="T1">–</text:span> И лучше рано, чем поздно! Я не люблю <text:span text:style-name="T1">долго </text:span>ждать!</text:p>
      <text:p text:style-name="P102"><text:span text:style-name="T1">–</text:span> Да, Дэш. <text:span text:style-name="T1">–</text:span> её образ начал таять. <text:span text:style-name="T1">–</text:span> Да, я помню.</text:p>
      <text:p text:style-name="P102"/>
      <text:p text:style-name="P102">Я всё ещё помню…</text:p>
      <text:p text:style-name="P53"/>
      <text:h text:style-name="Heading_20_2" text:outline-level="2"><text:soft-page-break/>Эпилог. Земля</text:h>
      <text:p text:style-name="P116"/>
      <text:p text:style-name="P123">Звон будильника чуть не проломил башку. Я открыл глаза. </text:p>
      <text:p text:style-name="P123"/>
      <text:p text:style-name="P124"><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21"/>
      <text:p text:style-name="P123"><text:span text:style-name="T1">Я нашарил ногами тапки и пошёл в ванную. Проходя мимо стола, зацепился взглядом за</text:span> эскиз <text:span text:style-name="T1">рисунка</text:span>.</text:p>
      <text:p text:style-name="P123"/>
      <text:p text:style-name="P124">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1"/>
      <text:p text:style-name="P119">Для того, чтобы выдавить остатки пасты на щётку, пришлось затратить серьёзные усилия.</text:p>
      <text:p text:style-name="P119"/>
      <text:p text:style-name="P120">Ага, и купить туалетной бумаги. Иначе уже вечером придётся использовать рекламки, что кидают в почтовый ящик. А они, блин, глянцевые!</text:p>
      <text:p text:style-name="P120"/>
      <text:p text:style-name="P122">Мысли вернулись к фантазии.</text:p>
      <text:p text:style-name="P122"/>
      <text:p text:style-name="P120">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20"/>
      <text:p text:style-name="P119">Попытка притронуться щёткой к зубу вызвала ноющую боль. </text:p>
      <text:p text:style-name="P119"/>
      <text:p text:style-name="P121">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21"/>
      <text:p text:style-name="P119">Доставая из стола ключи от машины, опять наткнулся взглядом на эскиз.</text:p>
      <text:p text:style-name="P119"/>
      <text:p text:style-name="P121">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21">А вот, кстати… А почему бы и нет? Хорошее ведь название? И интригующее — сразу сесть за клавиатуру захотелось.</text:p>
      <text:p text:style-name="P121"/>
      <text:p text:style-name="P121">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4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8-02-19T11:24:23.165007536</dc:date>
    <meta:editing-duration>P163DT12H55M54S</meta:editing-duration>
    <meta:editing-cycles>10439</meta:editing-cycles>
    <meta:generator>LibreOffice/5.1.6.2$Linux_X86_64 LibreOffice_project/10m0$Build-2</meta:generator>
    <meta:printed-by>макс </meta:printed-by>
    <meta:print-date>2017-08-23T21:51:29.95</meta:print-date>
    <meta:document-statistic meta:table-count="0" meta:image-count="0" meta:object-count="0" meta:page-count="279" meta:paragraph-count="5025" meta:word-count="105339" meta:character-count="698070" meta:non-whitespace-character-count="593121"/>
  </office:meta>
</office:document-meta>
</file>